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ang_prueba_squad_01 - copia" table:style-name="ta1">
        <table:shapes>
          <draw:frame draw:z-index="0" draw:style-name="gr1" draw:text-style-name="P1" svg:width="21.752cm" svg:height="8.999cm" svg:x="11.616cm" svg:y="1.056cm">
            <draw:object draw:notify-on-update-of-ranges="'datos_ang_prueba_squad_01 - copia'.A1:'datos_ang_prueba_squad_01 - copia'.A1 'datos_ang_prueba_squad_01 - copia'.C2:'datos_ang_prueba_squad_01 - copia'.C279 'datos_ang_prueba_squad_01 - copia'.A1:'datos_ang_prueba_squad_01 - copia'.A1 'datos_ang_prueba_squad_01 - copia'.A2:'datos_ang_prueba_squad_01 - copia'.A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752cm" svg:height="8.999cm" svg:x="11.611cm" svg:y="12.193cm">
            <draw:object draw:notify-on-update-of-ranges="'datos_ang_prueba_squad_01 - copia'.C2:'datos_ang_prueba_squad_01 - copia'.C279 'datos_ang_prueba_squad_01 - copia'.A1:'datos_ang_prueba_squad_01 - copia'.A1 'datos_ang_prueba_squad_01 - copia'.D2:'datos_ang_prueba_squad_01 - copia'.D2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# Ang (º)</text:p>
          </table:table-cell>
          <table:table-cell office:value-type="string" calcext:value-type="string">
            <text:p>Vel (º/s)</text:p>
          </table:table-cell>
          <table:table-cell office:value-type="string" calcext:value-type="string">
            <text:p>Time (s)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lfa</text:p>
          </table:table-cell>
        </table:table-row>
        <table:table-row table:style-name="ro1">
          <table:table-cell office:value-type="float" office:value="167.49" calcext:value-type="float">
            <text:p>167,49</text:p>
          </table:table-cell>
          <table:table-cell office:value-type="float" office:value="-17.468" calcext:value-type="float">
            <text:p>-17,468</text:p>
          </table:table-cell>
          <table:table-cell office:value-type="float" office:value="0" calcext:value-type="float">
            <text:p>0</text:p>
          </table:table-cell>
          <table:table-cell office:value-type="float" office:value="167.49" calcext:value-type="float">
            <text:p>167,490</text:p>
          </table:table-cell>
          <table:table-cell office:value-type="float" office:value="167.49" calcext:value-type="float">
            <text:p>167,49</text:p>
          </table:table-cell>
          <table:table-cell table:formula="of:=[.E2]-[.D2]" office:value-type="float" office:value="0" calcext:value-type="float">
            <text:p>0,000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66.745" calcext:value-type="float">
            <text:p>166,745</text:p>
          </table:table-cell>
          <table:table-cell office:value-type="float" office:value="-154.711" calcext:value-type="float">
            <text:p>-154,711</text:p>
          </table:table-cell>
          <table:table-cell office:value-type="float" office:value="0.04" calcext:value-type="float">
            <text:p>0,04</text:p>
          </table:table-cell>
          <table:table-cell table:style-name="Default" office:value-type="float" office:value="166.745" calcext:value-type="float">
            <text:p>166,745</text:p>
          </table:table-cell>
          <table:table-cell office:value-type="float" office:value="166.745" calcext:value-type="float">
            <text:p>166,745</text:p>
          </table:table-cell>
          <table:table-cell table:formula="of:=[.E3]-[.D3]" office:value-type="float" office:value="0" calcext:value-type="float">
            <text:p>0,00000</text:p>
          </table:table-cell>
          <table:table-cell/>
        </table:table-row>
        <table:table-row table:style-name="ro1">
          <table:table-cell office:value-type="float" office:value="166.046" calcext:value-type="float">
            <text:p>166,046</text:p>
          </table:table-cell>
          <table:table-cell office:value-type="float" office:value="-141.11" calcext:value-type="float">
            <text:p>-141,11</text:p>
          </table:table-cell>
          <table:table-cell office:value-type="float" office:value="0.08" calcext:value-type="float">
            <text:p>0,08</text:p>
          </table:table-cell>
          <table:table-cell table:formula="of:=[.$G$2]*[.A4]+(1-[.$G$2])*[.D3]" office:value-type="float" office:value="166.6751" calcext:value-type="float">
            <text:p>166,675</text:p>
          </table:table-cell>
          <table:table-cell office:value-type="float" office:value="166.675" calcext:value-type="float">
            <text:p>166,675</text:p>
          </table:table-cell>
          <table:table-cell table:formula="of:=[.E4]-[.D4]" office:value-type="float" office:value="-0.00010000000000332" calcext:value-type="float">
            <text:p>-0,00010</text:p>
          </table:table-cell>
          <table:table-cell/>
        </table:table-row>
        <table:table-row table:style-name="ro1">
          <table:table-cell office:value-type="float" office:value="159.858" calcext:value-type="float">
            <text:p>159,858</text:p>
          </table:table-cell>
          <table:table-cell office:value-type="float" office:value="-226.186" calcext:value-type="float">
            <text:p>-226,186</text:p>
          </table:table-cell>
          <table:table-cell office:value-type="float" office:value="0.12" calcext:value-type="float">
            <text:p>0,12</text:p>
          </table:table-cell>
          <table:table-cell table:formula="of:=[.$G$2]*[.A5]+(1-[.$G$2])*[.D4]" office:value-type="float" office:value="165.99339" calcext:value-type="float">
            <text:p>165,993</text:p>
          </table:table-cell>
          <table:table-cell office:value-type="float" office:value="165.993" calcext:value-type="float">
            <text:p>165,993</text:p>
          </table:table-cell>
          <table:table-cell table:formula="of:=[.E5]-[.D5]" office:value-type="float" office:value="-0.000390000000038526" calcext:value-type="float">
            <text:p>-0,00039</text:p>
          </table:table-cell>
          <table:table-cell/>
        </table:table-row>
        <table:table-row table:style-name="ro1">
          <table:table-cell office:value-type="float" office:value="154.213" calcext:value-type="float">
            <text:p>154,213</text:p>
          </table:table-cell>
          <table:table-cell office:value-type="float" office:value="-273.843" calcext:value-type="float">
            <text:p>-273,843</text:p>
          </table:table-cell>
          <table:table-cell office:value-type="float" office:value="0.16" calcext:value-type="float">
            <text:p>0,16</text:p>
          </table:table-cell>
          <table:table-cell table:formula="of:=[.$G$2]*[.A6]+(1-[.$G$2])*[.D5]" office:value-type="float" office:value="164.815351" calcext:value-type="float">
            <text:p>164,815</text:p>
          </table:table-cell>
          <table:table-cell office:value-type="float" office:value="164.815" calcext:value-type="float">
            <text:p>164,815</text:p>
          </table:table-cell>
          <table:table-cell table:formula="of:=[.E6]-[.D6]" office:value-type="float" office:value="-0.000351000000051727" calcext:value-type="float">
            <text:p>-0,00035</text:p>
          </table:table-cell>
          <table:table-cell/>
        </table:table-row>
        <table:table-row table:style-name="ro1">
          <table:table-cell office:value-type="float" office:value="145.166" calcext:value-type="float">
            <text:p>145,166</text:p>
          </table:table-cell>
          <table:table-cell office:value-type="float" office:value="-197.091" calcext:value-type="float">
            <text:p>-197,091</text:p>
          </table:table-cell>
          <table:table-cell office:value-type="float" office:value="0.2" calcext:value-type="float">
            <text:p>0,2</text:p>
          </table:table-cell>
          <table:table-cell table:formula="of:=[.$G$2]*[.A7]+(1-[.$G$2])*[.D6]" office:value-type="float" office:value="162.8504159" calcext:value-type="float">
            <text:p>162,850</text:p>
          </table:table-cell>
          <table:table-cell office:value-type="float" office:value="162.85" calcext:value-type="float">
            <text:p>162,85</text:p>
          </table:table-cell>
          <table:table-cell table:formula="of:=[.E7]-[.D7]" office:value-type="float" office:value="-0.000415900000064084" calcext:value-type="float">
            <text:p>-0,00042</text:p>
          </table:table-cell>
          <table:table-cell/>
        </table:table-row>
        <table:table-row table:style-name="ro1">
          <table:table-cell office:value-type="float" office:value="134.212" calcext:value-type="float">
            <text:p>134,212</text:p>
          </table:table-cell>
          <table:table-cell office:value-type="float" office:value="-154.634" calcext:value-type="float">
            <text:p>-154,634</text:p>
          </table:table-cell>
          <table:table-cell office:value-type="float" office:value="0.24" calcext:value-type="float">
            <text:p>0,24</text:p>
          </table:table-cell>
          <table:table-cell table:formula="of:=[.$G$2]*[.A8]+(1-[.$G$2])*[.D7]" office:value-type="float" office:value="159.98657431" calcext:value-type="float">
            <text:p>159,987</text:p>
          </table:table-cell>
          <table:table-cell office:value-type="float" office:value="159.987" calcext:value-type="float">
            <text:p>159,987</text:p>
          </table:table-cell>
          <table:table-cell table:formula="of:=[.E8]-[.D8]" office:value-type="float" office:value="0.000425689999929091" calcext:value-type="float">
            <text:p>0,00043</text:p>
          </table:table-cell>
          <table:table-cell/>
        </table:table-row>
        <table:table-row table:style-name="ro1">
          <table:table-cell office:value-type="float" office:value="126.329" calcext:value-type="float">
            <text:p>126,329</text:p>
          </table:table-cell>
          <table:table-cell office:value-type="float" office:value="-221.882" calcext:value-type="float">
            <text:p>-221,882</text:p>
          </table:table-cell>
          <table:table-cell office:value-type="float" office:value="0.28" calcext:value-type="float">
            <text:p>0,28</text:p>
          </table:table-cell>
          <table:table-cell table:formula="of:=[.$G$2]*[.A9]+(1-[.$G$2])*[.D8]" office:value-type="float" office:value="156.620816879" calcext:value-type="float">
            <text:p>156,621</text:p>
          </table:table-cell>
          <table:table-cell office:value-type="float" office:value="156.621" calcext:value-type="float">
            <text:p>156,621</text:p>
          </table:table-cell>
          <table:table-cell table:formula="of:=[.E9]-[.D9]" office:value-type="float" office:value="0.000183120999935227" calcext:value-type="float">
            <text:p>0,00018</text:p>
          </table:table-cell>
          <table:table-cell/>
        </table:table-row>
        <table:table-row table:style-name="ro1">
          <table:table-cell office:value-type="float" office:value="120.143" calcext:value-type="float">
            <text:p>120,143</text:p>
          </table:table-cell>
          <table:table-cell office:value-type="float" office:value="-198.518" calcext:value-type="float">
            <text:p>-198,518</text:p>
          </table:table-cell>
          <table:table-cell office:value-type="float" office:value="0.32" calcext:value-type="float">
            <text:p>0,32</text:p>
          </table:table-cell>
          <table:table-cell table:formula="of:=[.$G$2]*[.A10]+(1-[.$G$2])*[.D9]" office:value-type="float" office:value="152.9730351911" calcext:value-type="float">
            <text:p>152,973</text:p>
          </table:table-cell>
          <table:table-cell office:value-type="float" office:value="152.973" calcext:value-type="float">
            <text:p>152,973</text:p>
          </table:table-cell>
          <table:table-cell table:formula="of:=[.E10]-[.D10]" office:value-type="float" office:value="-0.0000351911000393557" calcext:value-type="float">
            <text:p>-0,00004</text:p>
          </table:table-cell>
          <table:table-cell/>
        </table:table-row>
        <table:table-row table:style-name="ro1">
          <table:table-cell office:value-type="float" office:value="111.268" calcext:value-type="float">
            <text:p>111,268</text:p>
          </table:table-cell>
          <table:table-cell office:value-type="float" office:value="-146.036" calcext:value-type="float">
            <text:p>-146,036</text:p>
          </table:table-cell>
          <table:table-cell office:value-type="float" office:value="0.36" calcext:value-type="float">
            <text:p>0,36</text:p>
          </table:table-cell>
          <table:table-cell table:formula="of:=[.$G$2]*[.A11]+(1-[.$G$2])*[.D10]" office:value-type="float" office:value="148.80253167199" calcext:value-type="float">
            <text:p>148,803</text:p>
          </table:table-cell>
          <table:table-cell office:value-type="float" office:value="148.803" calcext:value-type="float">
            <text:p>148,803</text:p>
          </table:table-cell>
          <table:table-cell table:formula="of:=[.E11]-[.D11]" office:value-type="float" office:value="0.000468328009930019" calcext:value-type="float">
            <text:p>0,00047</text:p>
          </table:table-cell>
          <table:table-cell/>
        </table:table-row>
        <table:table-row table:style-name="ro1">
          <table:table-cell office:value-type="float" office:value="103.327" calcext:value-type="float">
            <text:p>103,327</text:p>
          </table:table-cell>
          <table:table-cell office:value-type="float" office:value="-54.594" calcext:value-type="float">
            <text:p>-54,594</text:p>
          </table:table-cell>
          <table:table-cell office:value-type="float" office:value="0.4" calcext:value-type="float">
            <text:p>0,4</text:p>
          </table:table-cell>
          <table:table-cell table:formula="of:=[.$G$2]*[.A12]+(1-[.$G$2])*[.D11]" office:value-type="float" office:value="144.254978504791" calcext:value-type="float">
            <text:p>144,255</text:p>
          </table:table-cell>
          <table:table-cell office:value-type="float" office:value="144.255" calcext:value-type="float">
            <text:p>144,255</text:p>
          </table:table-cell>
          <table:table-cell table:formula="of:=[.E12]-[.D12]" office:value-type="float" office:value="0.0000214952089550025" calcext:value-type="float">
            <text:p>0,00002</text:p>
          </table:table-cell>
          <table:table-cell/>
        </table:table-row>
        <table:table-row table:style-name="ro1">
          <table:table-cell office:value-type="float" office:value="97.486" calcext:value-type="float">
            <text:p>97,486</text:p>
          </table:table-cell>
          <table:table-cell office:value-type="float" office:value="-76.163" calcext:value-type="float">
            <text:p>-76,163</text:p>
          </table:table-cell>
          <table:table-cell office:value-type="float" office:value="0.44" calcext:value-type="float">
            <text:p>0,44</text:p>
          </table:table-cell>
          <table:table-cell table:formula="of:=[.$G$2]*[.A13]+(1-[.$G$2])*[.D12]" office:value-type="float" office:value="139.578080654312" calcext:value-type="float">
            <text:p>139,578</text:p>
          </table:table-cell>
          <table:table-cell office:value-type="float" office:value="139.578" calcext:value-type="float">
            <text:p>139,578</text:p>
          </table:table-cell>
          <table:table-cell table:formula="of:=[.E13]-[.D13]" office:value-type="float" office:value="-0.0000806543119438175" calcext:value-type="float">
            <text:p>-0,00008</text:p>
          </table:table-cell>
          <table:table-cell/>
        </table:table-row>
        <table:table-row table:style-name="ro1">
          <table:table-cell office:value-type="float" office:value="95.302" calcext:value-type="float">
            <text:p>95,302</text:p>
          </table:table-cell>
          <table:table-cell office:value-type="float" office:value="-98.883" calcext:value-type="float">
            <text:p>-98,883</text:p>
          </table:table-cell>
          <table:table-cell office:value-type="float" office:value="0.48" calcext:value-type="float">
            <text:p>0,48</text:p>
          </table:table-cell>
          <table:table-cell table:formula="of:=[.$G$2]*[.A14]+(1-[.$G$2])*[.D13]" office:value-type="float" office:value="135.150472588881" calcext:value-type="float">
            <text:p>135,150</text:p>
          </table:table-cell>
          <table:table-cell office:value-type="float" office:value="135.151" calcext:value-type="float">
            <text:p>135,151</text:p>
          </table:table-cell>
          <table:table-cell table:formula="of:=[.E14]-[.D14]" office:value-type="float" office:value="0.000527411119264798" calcext:value-type="float">
            <text:p>0,00053</text:p>
          </table:table-cell>
          <table:table-cell/>
        </table:table-row>
        <table:table-row table:style-name="ro1">
          <table:table-cell office:value-type="float" office:value="92.256" calcext:value-type="float">
            <text:p>92,256</text:p>
          </table:table-cell>
          <table:table-cell office:value-type="float" office:value="-159.594" calcext:value-type="float">
            <text:p>-159,594</text:p>
          </table:table-cell>
          <table:table-cell office:value-type="float" office:value="0.52" calcext:value-type="float">
            <text:p>0,52</text:p>
          </table:table-cell>
          <table:table-cell table:formula="of:=[.$G$2]*[.A15]+(1-[.$G$2])*[.D14]" office:value-type="float" office:value="130.861025329993" calcext:value-type="float">
            <text:p>130,861</text:p>
          </table:table-cell>
          <table:table-cell office:value-type="float" office:value="130.861" calcext:value-type="float">
            <text:p>130,861</text:p>
          </table:table-cell>
          <table:table-cell table:formula="of:=[.E15]-[.D15]" office:value-type="float" office:value="-0.0000253299926953332" calcext:value-type="float">
            <text:p>-0,00003</text:p>
          </table:table-cell>
          <table:table-cell/>
        </table:table-row>
        <table:table-row table:style-name="ro1">
          <table:table-cell office:value-type="float" office:value="88.3" calcext:value-type="float">
            <text:p>88,3</text:p>
          </table:table-cell>
          <table:table-cell office:value-type="float" office:value="-66.982" calcext:value-type="float">
            <text:p>-66,982</text:p>
          </table:table-cell>
          <table:table-cell office:value-type="float" office:value="0.56" calcext:value-type="float">
            <text:p>0,56</text:p>
          </table:table-cell>
          <table:table-cell table:formula="of:=[.$G$2]*[.A16]+(1-[.$G$2])*[.D15]" office:value-type="float" office:value="126.604922796993" calcext:value-type="float">
            <text:p>126,605</text:p>
          </table:table-cell>
          <table:table-cell office:value-type="float" office:value="126.605" calcext:value-type="float">
            <text:p>126,605</text:p>
          </table:table-cell>
          <table:table-cell table:formula="of:=[.E16]-[.D16]" office:value-type="float" office:value="0.0000772030065832041" calcext:value-type="float">
            <text:p>0,00008</text:p>
          </table:table-cell>
          <table:table-cell/>
        </table:table-row>
        <table:table-row table:style-name="ro1">
          <table:table-cell office:value-type="float" office:value="81.916" calcext:value-type="float">
            <text:p>81,916</text:p>
          </table:table-cell>
          <table:table-cell office:value-type="float" office:value="-9.709" calcext:value-type="float">
            <text:p>-9,709</text:p>
          </table:table-cell>
          <table:table-cell office:value-type="float" office:value="0.6" calcext:value-type="float">
            <text:p>0,6</text:p>
          </table:table-cell>
          <table:table-cell table:formula="of:=[.$G$2]*[.A17]+(1-[.$G$2])*[.D16]" office:value-type="float" office:value="122.136030517294" calcext:value-type="float">
            <text:p>122,136</text:p>
          </table:table-cell>
          <table:table-cell office:value-type="float" office:value="122.136" calcext:value-type="float">
            <text:p>122,136</text:p>
          </table:table-cell>
          <table:table-cell table:formula="of:=[.E17]-[.D17]" office:value-type="float" office:value="-0.0000305172940784359" calcext:value-type="float">
            <text:p>-0,00003</text:p>
          </table:table-cell>
          <table:table-cell/>
        </table:table-row>
        <table:table-row table:style-name="ro1">
          <table:table-cell office:value-type="float" office:value="79.237" calcext:value-type="float">
            <text:p>79,237</text:p>
          </table:table-cell>
          <table:table-cell office:value-type="float" office:value="-70.575" calcext:value-type="float">
            <text:p>-70,575</text:p>
          </table:table-cell>
          <table:table-cell office:value-type="float" office:value="0.64" calcext:value-type="float">
            <text:p>0,64</text:p>
          </table:table-cell>
          <table:table-cell table:formula="of:=[.$G$2]*[.A18]+(1-[.$G$2])*[.D17]" office:value-type="float" office:value="117.846127465565" calcext:value-type="float">
            <text:p>117,846</text:p>
          </table:table-cell>
          <table:table-cell office:value-type="float" office:value="117.846" calcext:value-type="float">
            <text:p>117,846</text:p>
          </table:table-cell>
          <table:table-cell table:formula="of:=[.E18]-[.D18]" office:value-type="float" office:value="-0.000127465564659701" calcext:value-type="float">
            <text:p>-0,00013</text:p>
          </table:table-cell>
          <table:table-cell/>
        </table:table-row>
        <table:table-row table:style-name="ro1">
          <table:table-cell office:value-type="float" office:value="78.849" calcext:value-type="float">
            <text:p>78,849</text:p>
          </table:table-cell>
          <table:table-cell office:value-type="float" office:value="-103.888" calcext:value-type="float">
            <text:p>-103,888</text:p>
          </table:table-cell>
          <table:table-cell office:value-type="float" office:value="0.68" calcext:value-type="float">
            <text:p>0,68</text:p>
          </table:table-cell>
          <table:table-cell table:formula="of:=[.$G$2]*[.A19]+(1-[.$G$2])*[.D18]" office:value-type="float" office:value="113.946414719008" calcext:value-type="float">
            <text:p>113,946</text:p>
          </table:table-cell>
          <table:table-cell office:value-type="float" office:value="113.946" calcext:value-type="float">
            <text:p>113,946</text:p>
          </table:table-cell>
          <table:table-cell table:formula="of:=[.E19]-[.D19]" office:value-type="float" office:value="-0.000414719008205111" calcext:value-type="float">
            <text:p>-0,00041</text:p>
          </table:table-cell>
          <table:table-cell/>
        </table:table-row>
        <table:table-row table:style-name="ro1">
          <table:table-cell office:value-type="float" office:value="76.026" calcext:value-type="float">
            <text:p>76,026</text:p>
          </table:table-cell>
          <table:table-cell office:value-type="float" office:value="-66.362" calcext:value-type="float">
            <text:p>-66,362</text:p>
          </table:table-cell>
          <table:table-cell office:value-type="float" office:value="0.72" calcext:value-type="float">
            <text:p>0,72</text:p>
          </table:table-cell>
          <table:table-cell table:formula="of:=[.$G$2]*[.A20]+(1-[.$G$2])*[.D19]" office:value-type="float" office:value="110.154373247107" calcext:value-type="float">
            <text:p>110,154</text:p>
          </table:table-cell>
          <table:table-cell office:value-type="float" office:value="110.154" calcext:value-type="float">
            <text:p>110,154</text:p>
          </table:table-cell>
          <table:table-cell table:formula="of:=[.E20]-[.D20]" office:value-type="float" office:value="-0.000373247107390284" calcext:value-type="float">
            <text:p>-0,00037</text:p>
          </table:table-cell>
          <table:table-cell/>
        </table:table-row>
        <table:table-row table:style-name="ro1">
          <table:table-cell office:value-type="float" office:value="71.87" calcext:value-type="float">
            <text:p>71,87</text:p>
          </table:table-cell>
          <table:table-cell office:value-type="float" office:value="-53.327" calcext:value-type="float">
            <text:p>-53,327</text:p>
          </table:table-cell>
          <table:table-cell office:value-type="float" office:value="0.76" calcext:value-type="float">
            <text:p>0,76</text:p>
          </table:table-cell>
          <table:table-cell table:formula="of:=[.$G$2]*[.A21]+(1-[.$G$2])*[.D20]" office:value-type="float" office:value="106.325935922397" calcext:value-type="float">
            <text:p>106,326</text:p>
          </table:table-cell>
          <table:table-cell office:value-type="float" office:value="106.326" calcext:value-type="float">
            <text:p>106,326</text:p>
          </table:table-cell>
          <table:table-cell table:formula="of:=[.E21]-[.D21]" office:value-type="float" office:value="0.0000640776033407064" calcext:value-type="float">
            <text:p>0,00006</text:p>
          </table:table-cell>
          <table:table-cell/>
        </table:table-row>
        <table:table-row table:style-name="ro1">
          <table:table-cell office:value-type="float" office:value="69.216" calcext:value-type="float">
            <text:p>69,216</text:p>
          </table:table-cell>
          <table:table-cell office:value-type="float" office:value="-96.266" calcext:value-type="float">
            <text:p>-96,266</text:p>
          </table:table-cell>
          <table:table-cell office:value-type="float" office:value="0.8" calcext:value-type="float">
            <text:p>0,8</text:p>
          </table:table-cell>
          <table:table-cell table:formula="of:=[.$G$2]*[.A22]+(1-[.$G$2])*[.D21]" office:value-type="float" office:value="102.614942330157" calcext:value-type="float">
            <text:p>102,615</text:p>
          </table:table-cell>
          <table:table-cell office:value-type="float" office:value="102.615" calcext:value-type="float">
            <text:p>102,615</text:p>
          </table:table-cell>
          <table:table-cell table:formula="of:=[.E22]-[.D22]" office:value-type="float" office:value="0.0000576698430023725" calcext:value-type="float">
            <text:p>0,00006</text:p>
          </table:table-cell>
          <table:table-cell/>
        </table:table-row>
        <table:table-row table:style-name="ro1">
          <table:table-cell office:value-type="float" office:value="67.083" calcext:value-type="float">
            <text:p>67,083</text:p>
          </table:table-cell>
          <table:table-cell office:value-type="float" office:value="-61.305" calcext:value-type="float">
            <text:p>-61,305</text:p>
          </table:table-cell>
          <table:table-cell office:value-type="float" office:value="0.84" calcext:value-type="float">
            <text:p>0,84</text:p>
          </table:table-cell>
          <table:table-cell table:formula="of:=[.$G$2]*[.A23]+(1-[.$G$2])*[.D22]" office:value-type="float" office:value="99.0617480971413" calcext:value-type="float">
            <text:p>99,062</text:p>
          </table:table-cell>
          <table:table-cell office:value-type="float" office:value="99.062" calcext:value-type="float">
            <text:p>99,062</text:p>
          </table:table-cell>
          <table:table-cell table:formula="of:=[.E23]-[.D23]" office:value-type="float" office:value="0.000251902858707354" calcext:value-type="float">
            <text:p>0,00025</text:p>
          </table:table-cell>
          <table:table-cell/>
        </table:table-row>
        <table:table-row table:style-name="ro1">
          <table:table-cell office:value-type="float" office:value="63.232" calcext:value-type="float">
            <text:p>63,232</text:p>
          </table:table-cell>
          <table:table-cell office:value-type="float" office:value="-10.301" calcext:value-type="float">
            <text:p>-10,301</text:p>
          </table:table-cell>
          <table:table-cell office:value-type="float" office:value="0.88" calcext:value-type="float">
            <text:p>0,88</text:p>
          </table:table-cell>
          <table:table-cell table:formula="of:=[.$G$2]*[.A24]+(1-[.$G$2])*[.D23]" office:value-type="float" office:value="95.4787732874272" calcext:value-type="float">
            <text:p>95,479</text:p>
          </table:table-cell>
          <table:table-cell office:value-type="float" office:value="95.479" calcext:value-type="float">
            <text:p>95,479</text:p>
          </table:table-cell>
          <table:table-cell table:formula="of:=[.E24]-[.D24]" office:value-type="float" office:value="0.00022671257283946" calcext:value-type="float">
            <text:p>0,00023</text:p>
          </table:table-cell>
          <table:table-cell/>
        </table:table-row>
        <table:table-row table:style-name="ro1">
          <table:table-cell office:value-type="float" office:value="60.78" calcext:value-type="float">
            <text:p>60,78</text:p>
          </table:table-cell>
          <table:table-cell office:value-type="float" office:value="12.458" calcext:value-type="float">
            <text:p>12,458</text:p>
          </table:table-cell>
          <table:table-cell office:value-type="float" office:value="0.92" calcext:value-type="float">
            <text:p>0,92</text:p>
          </table:table-cell>
          <table:table-cell table:formula="of:=[.$G$2]*[.A25]+(1-[.$G$2])*[.D24]" office:value-type="float" office:value="92.0088959586844" calcext:value-type="float">
            <text:p>92,009</text:p>
          </table:table-cell>
          <table:table-cell office:value-type="float" office:value="92.009" calcext:value-type="float">
            <text:p>92,009</text:p>
          </table:table-cell>
          <table:table-cell table:formula="of:=[.E25]-[.D25]" office:value-type="float" office:value="0.000104041315552195" calcext:value-type="float">
            <text:p>0,00010</text:p>
          </table:table-cell>
          <table:table-cell/>
        </table:table-row>
        <table:table-row table:style-name="ro1">
          <table:table-cell office:value-type="float" office:value="60.368" calcext:value-type="float">
            <text:p>60,368</text:p>
          </table:table-cell>
          <table:table-cell office:value-type="float" office:value="31.624" calcext:value-type="float">
            <text:p>31,624</text:p>
          </table:table-cell>
          <table:table-cell office:value-type="float" office:value="0.96" calcext:value-type="float">
            <text:p>0,96</text:p>
          </table:table-cell>
          <table:table-cell table:formula="of:=[.$G$2]*[.A26]+(1-[.$G$2])*[.D25]" office:value-type="float" office:value="88.844806362816" calcext:value-type="float">
            <text:p>88,845</text:p>
          </table:table-cell>
          <table:table-cell office:value-type="float" office:value="88.845" calcext:value-type="float">
            <text:p>88,845</text:p>
          </table:table-cell>
          <table:table-cell table:formula="of:=[.E26]-[.D26]" office:value-type="float" office:value="0.000193637183997453" calcext:value-type="float">
            <text:p>0,00019</text:p>
          </table:table-cell>
          <table:table-cell/>
        </table:table-row>
        <table:table-row table:style-name="ro1">
          <table:table-cell office:value-type="float" office:value="60.866" calcext:value-type="float">
            <text:p>60,866</text:p>
          </table:table-cell>
          <table:table-cell office:value-type="float" office:value="43.803" calcext:value-type="float">
            <text:p>43,803</text:p>
          </table:table-cell>
          <table:table-cell office:value-type="float" office:value="1" calcext:value-type="float">
            <text:p>1</text:p>
          </table:table-cell>
          <table:table-cell table:formula="of:=[.$G$2]*[.A27]+(1-[.$G$2])*[.D26]" office:value-type="float" office:value="86.0469257265344" calcext:value-type="float">
            <text:p>86,047</text:p>
          </table:table-cell>
          <table:table-cell office:value-type="float" office:value="86.047" calcext:value-type="float">
            <text:p>86,047</text:p>
          </table:table-cell>
          <table:table-cell table:formula="of:=[.E27]-[.D27]" office:value-type="float" office:value="0.0000742734655858612" calcext:value-type="float">
            <text:p>0,00007</text:p>
          </table:table-cell>
          <table:table-cell/>
        </table:table-row>
        <table:table-row table:style-name="ro1">
          <table:table-cell office:value-type="float" office:value="62.131" calcext:value-type="float">
            <text:p>62,131</text:p>
          </table:table-cell>
          <table:table-cell office:value-type="float" office:value="49.594" calcext:value-type="float">
            <text:p>49,594</text:p>
          </table:table-cell>
          <table:table-cell office:value-type="float" office:value="1.04" calcext:value-type="float">
            <text:p>1,04</text:p>
          </table:table-cell>
          <table:table-cell table:formula="of:=[.$G$2]*[.A28]+(1-[.$G$2])*[.D27]" office:value-type="float" office:value="83.655333153881" calcext:value-type="float">
            <text:p>83,655</text:p>
          </table:table-cell>
          <table:table-cell office:value-type="float" office:value="83.655" calcext:value-type="float">
            <text:p>83,655</text:p>
          </table:table-cell>
          <table:table-cell table:formula="of:=[.E28]-[.D28]" office:value-type="float" office:value="-0.000333153880973214" calcext:value-type="float">
            <text:p>-0,00033</text:p>
          </table:table-cell>
          <table:table-cell/>
        </table:table-row>
        <table:table-row table:style-name="ro1">
          <table:table-cell office:value-type="float" office:value="63.883" calcext:value-type="float">
            <text:p>63,883</text:p>
          </table:table-cell>
          <table:table-cell office:value-type="float" office:value="155.299" calcext:value-type="float">
            <text:p>155,299</text:p>
          </table:table-cell>
          <table:table-cell office:value-type="float" office:value="1.08" calcext:value-type="float">
            <text:p>1,08</text:p>
          </table:table-cell>
          <table:table-cell table:formula="of:=[.$G$2]*[.A29]+(1-[.$G$2])*[.D28]" office:value-type="float" office:value="81.6780998384929" calcext:value-type="float">
            <text:p>81,678</text:p>
          </table:table-cell>
          <table:table-cell office:value-type="float" office:value="81.678" calcext:value-type="float">
            <text:p>81,678</text:p>
          </table:table-cell>
          <table:table-cell table:formula="of:=[.E29]-[.D29]" office:value-type="float" office:value="-0.0000998384928863061" calcext:value-type="float">
            <text:p>-0,00010</text:p>
          </table:table-cell>
          <table:table-cell/>
        </table:table-row>
        <table:table-row table:style-name="ro1">
          <table:table-cell office:value-type="float" office:value="65.867" calcext:value-type="float">
            <text:p>65,867</text:p>
          </table:table-cell>
          <table:table-cell office:value-type="float" office:value="127.919" calcext:value-type="float">
            <text:p>127,919</text:p>
          </table:table-cell>
          <table:table-cell office:value-type="float" office:value="1.12" calcext:value-type="float">
            <text:p>1,12</text:p>
          </table:table-cell>
          <table:table-cell table:formula="of:=[.$G$2]*[.A30]+(1-[.$G$2])*[.D29]" office:value-type="float" office:value="80.0969898546436" calcext:value-type="float">
            <text:p>80,097</text:p>
          </table:table-cell>
          <table:table-cell office:value-type="float" office:value="80.097" calcext:value-type="float">
            <text:p>80,097</text:p>
          </table:table-cell>
          <table:table-cell table:formula="of:=[.E30]-[.D30]" office:value-type="float" office:value="0.0000101453563985388" calcext:value-type="float">
            <text:p>0,00001</text:p>
          </table:table-cell>
          <table:table-cell/>
        </table:table-row>
        <table:table-row table:style-name="ro1">
          <table:table-cell office:value-type="float" office:value="72.079" calcext:value-type="float">
            <text:p>72,079</text:p>
          </table:table-cell>
          <table:table-cell office:value-type="float" office:value="144.726" calcext:value-type="float">
            <text:p>144,726</text:p>
          </table:table-cell>
          <table:table-cell office:value-type="float" office:value="1.16" calcext:value-type="float">
            <text:p>1,16</text:p>
          </table:table-cell>
          <table:table-cell table:formula="of:=[.$G$2]*[.A31]+(1-[.$G$2])*[.D30]" office:value-type="float" office:value="79.2951908691792" calcext:value-type="float">
            <text:p>79,295</text:p>
          </table:table-cell>
          <table:table-cell office:value-type="float" office:value="79.295" calcext:value-type="float">
            <text:p>79,295</text:p>
          </table:table-cell>
          <table:table-cell table:formula="of:=[.E31]-[.D31]" office:value-type="float" office:value="-0.000190869179235165" calcext:value-type="float">
            <text:p>-0,00019</text:p>
          </table:table-cell>
          <table:table-cell/>
        </table:table-row>
        <table:table-row table:style-name="ro1">
          <table:table-cell office:value-type="float" office:value="77.196" calcext:value-type="float">
            <text:p>77,196</text:p>
          </table:table-cell>
          <table:table-cell office:value-type="float" office:value="132.162" calcext:value-type="float">
            <text:p>132,162</text:p>
          </table:table-cell>
          <table:table-cell office:value-type="float" office:value="1.2" calcext:value-type="float">
            <text:p>1,2</text:p>
          </table:table-cell>
          <table:table-cell table:formula="of:=[.$G$2]*[.A32]+(1-[.$G$2])*[.D31]" office:value-type="float" office:value="79.0852717822613" calcext:value-type="float">
            <text:p>79,085</text:p>
          </table:table-cell>
          <table:table-cell office:value-type="float" office:value="79.085" calcext:value-type="float">
            <text:p>79,085</text:p>
          </table:table-cell>
          <table:table-cell table:formula="of:=[.E32]-[.D32]" office:value-type="float" office:value="-0.000271782261322073" calcext:value-type="float">
            <text:p>-0,00027</text:p>
          </table:table-cell>
          <table:table-cell/>
        </table:table-row>
        <table:table-row table:style-name="ro1">
          <table:table-cell office:value-type="float" office:value="82.985" calcext:value-type="float">
            <text:p>82,985</text:p>
          </table:table-cell>
          <table:table-cell office:value-type="float" office:value="166.964" calcext:value-type="float">
            <text:p>166,964</text:p>
          </table:table-cell>
          <table:table-cell office:value-type="float" office:value="1.24" calcext:value-type="float">
            <text:p>1,24</text:p>
          </table:table-cell>
          <table:table-cell table:formula="of:=[.$G$2]*[.A33]+(1-[.$G$2])*[.D32]" office:value-type="float" office:value="79.4752446040352" calcext:value-type="float">
            <text:p>79,475</text:p>
          </table:table-cell>
          <table:table-cell office:value-type="float" office:value="79.475" calcext:value-type="float">
            <text:p>79,475</text:p>
          </table:table-cell>
          <table:table-cell table:formula="of:=[.E33]-[.D33]" office:value-type="float" office:value="-0.000244604035202656" calcext:value-type="float">
            <text:p>-0,00024</text:p>
          </table:table-cell>
          <table:table-cell/>
        </table:table-row>
        <table:table-row table:style-name="ro1">
          <table:table-cell office:value-type="float" office:value="88.271" calcext:value-type="float">
            <text:p>88,271</text:p>
          </table:table-cell>
          <table:table-cell office:value-type="float" office:value="80.651" calcext:value-type="float">
            <text:p>80,651</text:p>
          </table:table-cell>
          <table:table-cell office:value-type="float" office:value="1.28" calcext:value-type="float">
            <text:p>1,28</text:p>
          </table:table-cell>
          <table:table-cell table:formula="of:=[.$G$2]*[.A34]+(1-[.$G$2])*[.D33]" office:value-type="float" office:value="80.3548201436317" calcext:value-type="float">
            <text:p>80,355</text:p>
          </table:table-cell>
          <table:table-cell office:value-type="float" office:value="80.355" calcext:value-type="float">
            <text:p>80,355</text:p>
          </table:table-cell>
          <table:table-cell table:formula="of:=[.E34]-[.D34]" office:value-type="float" office:value="0.00017985636831952" calcext:value-type="float">
            <text:p>0,00018</text:p>
          </table:table-cell>
          <table:table-cell/>
        </table:table-row>
        <table:table-row table:style-name="ro1">
          <table:table-cell office:value-type="float" office:value="94.95" calcext:value-type="float">
            <text:p>94,95</text:p>
          </table:table-cell>
          <table:table-cell office:value-type="float" office:value="107.8" calcext:value-type="float">
            <text:p>107,8</text:p>
          </table:table-cell>
          <table:table-cell office:value-type="float" office:value="1.32" calcext:value-type="float">
            <text:p>1,32</text:p>
          </table:table-cell>
          <table:table-cell table:formula="of:=[.$G$2]*[.A35]+(1-[.$G$2])*[.D34]" office:value-type="float" office:value="81.8143381292685" calcext:value-type="float">
            <text:p>81,814</text:p>
          </table:table-cell>
          <table:table-cell office:value-type="float" office:value="81.814" calcext:value-type="float">
            <text:p>81,814</text:p>
          </table:table-cell>
          <table:table-cell table:formula="of:=[.E35]-[.D35]" office:value-type="float" office:value="-0.000338129268527609" calcext:value-type="float">
            <text:p>-0,00034</text:p>
          </table:table-cell>
          <table:table-cell/>
        </table:table-row>
        <table:table-row table:style-name="ro1">
          <table:table-cell office:value-type="float" office:value="98.176" calcext:value-type="float">
            <text:p>98,176</text:p>
          </table:table-cell>
          <table:table-cell office:value-type="float" office:value="139.605" calcext:value-type="float">
            <text:p>139,605</text:p>
          </table:table-cell>
          <table:table-cell office:value-type="float" office:value="1.36" calcext:value-type="float">
            <text:p>1,36</text:p>
          </table:table-cell>
          <table:table-cell table:formula="of:=[.$G$2]*[.A36]+(1-[.$G$2])*[.D35]" office:value-type="float" office:value="83.4505043163417" calcext:value-type="float">
            <text:p>83,451</text:p>
          </table:table-cell>
          <table:table-cell office:value-type="float" office:value="83.45" calcext:value-type="float">
            <text:p>83,45</text:p>
          </table:table-cell>
          <table:table-cell table:formula="of:=[.E36]-[.D36]" office:value-type="float" office:value="-0.000504316341661593" calcext:value-type="float">
            <text:p>-0,00050</text:p>
          </table:table-cell>
          <table:table-cell/>
        </table:table-row>
        <table:table-row table:style-name="ro1">
          <table:table-cell office:value-type="float" office:value="102.488" calcext:value-type="float">
            <text:p>102,488</text:p>
          </table:table-cell>
          <table:table-cell office:value-type="float" office:value="127.283" calcext:value-type="float">
            <text:p>127,283</text:p>
          </table:table-cell>
          <table:table-cell office:value-type="float" office:value="1.4" calcext:value-type="float">
            <text:p>1,4</text:p>
          </table:table-cell>
          <table:table-cell table:formula="of:=[.$G$2]*[.A37]+(1-[.$G$2])*[.D36]" office:value-type="float" office:value="85.3542538847075" calcext:value-type="float">
            <text:p>85,354</text:p>
          </table:table-cell>
          <table:table-cell office:value-type="float" office:value="85.354" calcext:value-type="float">
            <text:p>85,354</text:p>
          </table:table-cell>
          <table:table-cell table:formula="of:=[.E37]-[.D37]" office:value-type="float" office:value="-0.000253884707504426" calcext:value-type="float">
            <text:p>-0,00025</text:p>
          </table:table-cell>
          <table:table-cell/>
        </table:table-row>
        <table:table-row table:style-name="ro1">
          <table:table-cell office:value-type="float" office:value="108.072" calcext:value-type="float">
            <text:p>108,072</text:p>
          </table:table-cell>
          <table:table-cell office:value-type="float" office:value="78.476" calcext:value-type="float">
            <text:p>78,476</text:p>
          </table:table-cell>
          <table:table-cell office:value-type="float" office:value="1.44" calcext:value-type="float">
            <text:p>1,44</text:p>
          </table:table-cell>
          <table:table-cell table:formula="of:=[.$G$2]*[.A38]+(1-[.$G$2])*[.D37]" office:value-type="float" office:value="87.6260284962368" calcext:value-type="float">
            <text:p>87,626</text:p>
          </table:table-cell>
          <table:table-cell office:value-type="float" office:value="87.626" calcext:value-type="float">
            <text:p>87,626</text:p>
          </table:table-cell>
          <table:table-cell table:formula="of:=[.E38]-[.D38]" office:value-type="float" office:value="-0.0000284962367516073" calcext:value-type="float">
            <text:p>-0,00003</text:p>
          </table:table-cell>
          <table:table-cell/>
        </table:table-row>
        <table:table-row table:style-name="ro1">
          <table:table-cell office:value-type="float" office:value="113.163" calcext:value-type="float">
            <text:p>113,163</text:p>
          </table:table-cell>
          <table:table-cell office:value-type="float" office:value="187.087" calcext:value-type="float">
            <text:p>187,087</text:p>
          </table:table-cell>
          <table:table-cell office:value-type="float" office:value="1.48" calcext:value-type="float">
            <text:p>1,48</text:p>
          </table:table-cell>
          <table:table-cell table:formula="of:=[.$G$2]*[.A39]+(1-[.$G$2])*[.D38]" office:value-type="float" office:value="90.1797256466131" calcext:value-type="float">
            <text:p>90,180</text:p>
          </table:table-cell>
          <table:table-cell office:value-type="float" office:value="90.18" calcext:value-type="float">
            <text:p>90,18</text:p>
          </table:table-cell>
          <table:table-cell table:formula="of:=[.E39]-[.D39]" office:value-type="float" office:value="0.000274353386927828" calcext:value-type="float">
            <text:p>0,00027</text:p>
          </table:table-cell>
          <table:table-cell/>
        </table:table-row>
        <table:table-row table:style-name="ro1">
          <table:table-cell office:value-type="float" office:value="116.302" calcext:value-type="float">
            <text:p>116,302</text:p>
          </table:table-cell>
          <table:table-cell office:value-type="float" office:value="182.368" calcext:value-type="float">
            <text:p>182,368</text:p>
          </table:table-cell>
          <table:table-cell office:value-type="float" office:value="1.52" calcext:value-type="float">
            <text:p>1,52</text:p>
          </table:table-cell>
          <table:table-cell table:formula="of:=[.$G$2]*[.A40]+(1-[.$G$2])*[.D39]" office:value-type="float" office:value="92.7919530819518" calcext:value-type="float">
            <text:p>92,792</text:p>
          </table:table-cell>
          <table:table-cell office:value-type="float" office:value="92.792" calcext:value-type="float">
            <text:p>92,792</text:p>
          </table:table-cell>
          <table:table-cell table:formula="of:=[.E40]-[.D40]" office:value-type="float" office:value="0.0000469180482269849" calcext:value-type="float">
            <text:p>0,00005</text:p>
          </table:table-cell>
          <table:table-cell/>
        </table:table-row>
        <table:table-row table:style-name="ro1">
          <table:table-cell office:value-type="float" office:value="123.786" calcext:value-type="float">
            <text:p>123,786</text:p>
          </table:table-cell>
          <table:table-cell office:value-type="float" office:value="276.804" calcext:value-type="float">
            <text:p>276,804</text:p>
          </table:table-cell>
          <table:table-cell office:value-type="float" office:value="1.56" calcext:value-type="float">
            <text:p>1,56</text:p>
          </table:table-cell>
          <table:table-cell table:formula="of:=[.$G$2]*[.A41]+(1-[.$G$2])*[.D40]" office:value-type="float" office:value="95.8913577737566" calcext:value-type="float">
            <text:p>95,891</text:p>
          </table:table-cell>
          <table:table-cell office:value-type="float" office:value="95.891" calcext:value-type="float">
            <text:p>95,891</text:p>
          </table:table-cell>
          <table:table-cell table:formula="of:=[.E41]-[.D41]" office:value-type="float" office:value="-0.000357773756604729" calcext:value-type="float">
            <text:p>-0,00036</text:p>
          </table:table-cell>
          <table:table-cell/>
        </table:table-row>
        <table:table-row table:style-name="ro1">
          <table:table-cell office:value-type="float" office:value="131.081" calcext:value-type="float">
            <text:p>131,081</text:p>
          </table:table-cell>
          <table:table-cell office:value-type="float" office:value="178.024" calcext:value-type="float">
            <text:p>178,024</text:p>
          </table:table-cell>
          <table:table-cell office:value-type="float" office:value="1.6" calcext:value-type="float">
            <text:p>1,6</text:p>
          </table:table-cell>
          <table:table-cell table:formula="of:=[.$G$2]*[.A42]+(1-[.$G$2])*[.D41]" office:value-type="float" office:value="99.410321996381" calcext:value-type="float">
            <text:p>99,410</text:p>
          </table:table-cell>
          <table:table-cell office:value-type="float" office:value="99.41" calcext:value-type="float">
            <text:p>99,41</text:p>
          </table:table-cell>
          <table:table-cell table:formula="of:=[.E42]-[.D42]" office:value-type="float" office:value="-0.000321996380961309" calcext:value-type="float">
            <text:p>-0,00032</text:p>
          </table:table-cell>
          <table:table-cell/>
        </table:table-row>
        <table:table-row table:style-name="ro1">
          <table:table-cell office:value-type="float" office:value="142.153" calcext:value-type="float">
            <text:p>142,153</text:p>
          </table:table-cell>
          <table:table-cell office:value-type="float" office:value="149.348" calcext:value-type="float">
            <text:p>149,348</text:p>
          </table:table-cell>
          <table:table-cell office:value-type="float" office:value="1.64" calcext:value-type="float">
            <text:p>1,64</text:p>
          </table:table-cell>
          <table:table-cell table:formula="of:=[.$G$2]*[.A43]+(1-[.$G$2])*[.D42]" office:value-type="float" office:value="103.684589796743" calcext:value-type="float">
            <text:p>103,685</text:p>
          </table:table-cell>
          <table:table-cell office:value-type="float" office:value="103.685" calcext:value-type="float">
            <text:p>103,685</text:p>
          </table:table-cell>
          <table:table-cell table:formula="of:=[.E43]-[.D43]" office:value-type="float" office:value="0.00041020325713248" calcext:value-type="float">
            <text:p>0,00041</text:p>
          </table:table-cell>
          <table:table-cell/>
        </table:table-row>
        <table:table-row table:style-name="ro1">
          <table:table-cell office:value-type="float" office:value="149.274" calcext:value-type="float">
            <text:p>149,274</text:p>
          </table:table-cell>
          <table:table-cell office:value-type="float" office:value="167.783" calcext:value-type="float">
            <text:p>167,783</text:p>
          </table:table-cell>
          <table:table-cell office:value-type="float" office:value="1.68" calcext:value-type="float">
            <text:p>1,68</text:p>
          </table:table-cell>
          <table:table-cell table:formula="of:=[.$G$2]*[.A44]+(1-[.$G$2])*[.D43]" office:value-type="float" office:value="108.243530817069" calcext:value-type="float">
            <text:p>108,244</text:p>
          </table:table-cell>
          <table:table-cell office:value-type="float" office:value="108.243" calcext:value-type="float">
            <text:p>108,243</text:p>
          </table:table-cell>
          <table:table-cell table:formula="of:=[.E44]-[.D44]" office:value-type="float" office:value="-0.000530817068593592" calcext:value-type="float">
            <text:p>-0,00053</text:p>
          </table:table-cell>
          <table:table-cell/>
        </table:table-row>
        <table:table-row table:style-name="ro1">
          <table:table-cell office:value-type="float" office:value="155.248" calcext:value-type="float">
            <text:p>155,248</text:p>
          </table:table-cell>
          <table:table-cell office:value-type="float" office:value="85.138" calcext:value-type="float">
            <text:p>85,138</text:p>
          </table:table-cell>
          <table:table-cell office:value-type="float" office:value="1.72" calcext:value-type="float">
            <text:p>1,72</text:p>
          </table:table-cell>
          <table:table-cell table:formula="of:=[.$G$2]*[.A45]+(1-[.$G$2])*[.D44]" office:value-type="float" office:value="112.943977735362" calcext:value-type="float">
            <text:p>112,944</text:p>
          </table:table-cell>
          <table:table-cell office:value-type="float" office:value="112.944" calcext:value-type="float">
            <text:p>112,944</text:p>
          </table:table-cell>
          <table:table-cell table:formula="of:=[.E45]-[.D45]" office:value-type="float" office:value="0.00002226463827526" calcext:value-type="float">
            <text:p>0,00002</text:p>
          </table:table-cell>
          <table:table-cell/>
        </table:table-row>
        <table:table-row table:style-name="ro1">
          <table:table-cell office:value-type="float" office:value="161.959" calcext:value-type="float">
            <text:p>161,959</text:p>
          </table:table-cell>
          <table:table-cell office:value-type="float" office:value="101.435" calcext:value-type="float">
            <text:p>101,435</text:p>
          </table:table-cell>
          <table:table-cell office:value-type="float" office:value="1.76" calcext:value-type="float">
            <text:p>1,76</text:p>
          </table:table-cell>
          <table:table-cell table:formula="of:=[.$G$2]*[.A46]+(1-[.$G$2])*[.D45]" office:value-type="float" office:value="117.845479961826" calcext:value-type="float">
            <text:p>117,845</text:p>
          </table:table-cell>
          <table:table-cell office:value-type="float" office:value="117.845" calcext:value-type="float">
            <text:p>117,845</text:p>
          </table:table-cell>
          <table:table-cell table:formula="of:=[.E46]-[.D46]" office:value-type="float" office:value="-0.000479961825561759" calcext:value-type="float">
            <text:p>-0,00048</text:p>
          </table:table-cell>
          <table:table-cell/>
        </table:table-row>
        <table:table-row table:style-name="ro1">
          <table:table-cell office:value-type="float" office:value="165.365" calcext:value-type="float">
            <text:p>165,365</text:p>
          </table:table-cell>
          <table:table-cell office:value-type="float" office:value="54.441" calcext:value-type="float">
            <text:p>54,441</text:p>
          </table:table-cell>
          <table:table-cell office:value-type="float" office:value="1.8" calcext:value-type="float">
            <text:p>1,8</text:p>
          </table:table-cell>
          <table:table-cell table:formula="of:=[.$G$2]*[.A47]+(1-[.$G$2])*[.D46]" office:value-type="float" office:value="122.597431965643" calcext:value-type="float">
            <text:p>122,597</text:p>
          </table:table-cell>
          <table:table-cell office:value-type="float" office:value="122.597" calcext:value-type="float">
            <text:p>122,597</text:p>
          </table:table-cell>
          <table:table-cell table:formula="of:=[.E47]-[.D47]" office:value-type="float" office:value="-0.000431965643016952" calcext:value-type="float">
            <text:p>-0,00043</text:p>
          </table:table-cell>
          <table:table-cell/>
        </table:table-row>
        <table:table-row table:style-name="ro1">
          <table:table-cell office:value-type="float" office:value="169.422" calcext:value-type="float">
            <text:p>169,422</text:p>
          </table:table-cell>
          <table:table-cell office:value-type="float" office:value="-7.654" calcext:value-type="float">
            <text:p>-7,654</text:p>
          </table:table-cell>
          <table:table-cell office:value-type="float" office:value="1.84" calcext:value-type="float">
            <text:p>1,84</text:p>
          </table:table-cell>
          <table:table-cell table:formula="of:=[.$G$2]*[.A48]+(1-[.$G$2])*[.D47]" office:value-type="float" office:value="127.279888769079" calcext:value-type="float">
            <text:p>127,280</text:p>
          </table:table-cell>
          <table:table-cell office:value-type="float" office:value="127.28" calcext:value-type="float">
            <text:p>127,28</text:p>
          </table:table-cell>
          <table:table-cell table:formula="of:=[.E48]-[.D48]" office:value-type="float" office:value="0.000111230921291394" calcext:value-type="float">
            <text:p>0,00011</text:p>
          </table:table-cell>
          <table:table-cell/>
        </table:table-row>
        <table:table-row table:style-name="ro1">
          <table:table-cell office:value-type="float" office:value="171.6" calcext:value-type="float">
            <text:p>171,6</text:p>
          </table:table-cell>
          <table:table-cell office:value-type="float" office:value="35.177" calcext:value-type="float">
            <text:p>35,177</text:p>
          </table:table-cell>
          <table:table-cell office:value-type="float" office:value="1.88" calcext:value-type="float">
            <text:p>1,88</text:p>
          </table:table-cell>
          <table:table-cell table:formula="of:=[.$G$2]*[.A49]+(1-[.$G$2])*[.D48]" office:value-type="float" office:value="131.711899892171" calcext:value-type="float">
            <text:p>131,712</text:p>
          </table:table-cell>
          <table:table-cell office:value-type="float" office:value="131.712" calcext:value-type="float">
            <text:p>131,712</text:p>
          </table:table-cell>
          <table:table-cell table:formula="of:=[.E49]-[.D49]" office:value-type="float" office:value="0.000100107829155149" calcext:value-type="float">
            <text:p>0,00010</text:p>
          </table:table-cell>
          <table:table-cell/>
        </table:table-row>
        <table:table-row table:style-name="ro1">
          <table:table-cell office:value-type="float" office:value="171.293" calcext:value-type="float">
            <text:p>171,293</text:p>
          </table:table-cell>
          <table:table-cell office:value-type="float" office:value="-1.222" calcext:value-type="float">
            <text:p>-1,222</text:p>
          </table:table-cell>
          <table:table-cell office:value-type="float" office:value="1.92" calcext:value-type="float">
            <text:p>1,92</text:p>
          </table:table-cell>
          <table:table-cell table:formula="of:=[.$G$2]*[.A50]+(1-[.$G$2])*[.D49]" office:value-type="float" office:value="135.670009902954" calcext:value-type="float">
            <text:p>135,670</text:p>
          </table:table-cell>
          <table:table-cell office:value-type="float" office:value="135.67" calcext:value-type="float">
            <text:p>135,67</text:p>
          </table:table-cell>
          <table:table-cell table:formula="of:=[.E50]-[.D50]" office:value-type="float" office:value="-0.00000990295376368522" calcext:value-type="float">
            <text:p>-0,00001</text:p>
          </table:table-cell>
          <table:table-cell/>
        </table:table-row>
        <table:table-row table:style-name="ro1">
          <table:table-cell office:value-type="float" office:value="172.7" calcext:value-type="float">
            <text:p>172,7</text:p>
          </table:table-cell>
          <table:table-cell office:value-type="float" office:value="-27.49" calcext:value-type="float">
            <text:p>-27,49</text:p>
          </table:table-cell>
          <table:table-cell office:value-type="float" office:value="1.96" calcext:value-type="float">
            <text:p>1,96</text:p>
          </table:table-cell>
          <table:table-cell table:formula="of:=[.$G$2]*[.A51]+(1-[.$G$2])*[.D50]" office:value-type="float" office:value="139.373008912658" calcext:value-type="float">
            <text:p>139,373</text:p>
          </table:table-cell>
          <table:table-cell office:value-type="float" office:value="139.373" calcext:value-type="float">
            <text:p>139,373</text:p>
          </table:table-cell>
          <table:table-cell table:formula="of:=[.E51]-[.D51]" office:value-type="float" office:value="-0.0000089126583873167" calcext:value-type="float">
            <text:p>-0,00001</text:p>
          </table:table-cell>
          <table:table-cell/>
        </table:table-row>
        <table:table-row table:style-name="ro1">
          <table:table-cell office:value-type="float" office:value="172.652" calcext:value-type="float">
            <text:p>172,652</text:p>
          </table:table-cell>
          <table:table-cell office:value-type="float" office:value="-9.122" calcext:value-type="float">
            <text:p>-9,122</text:p>
          </table:table-cell>
          <table:table-cell office:value-type="float" office:value="2" calcext:value-type="float">
            <text:p>2</text:p>
          </table:table-cell>
          <table:table-cell table:formula="of:=[.$G$2]*[.A52]+(1-[.$G$2])*[.D51]" office:value-type="float" office:value="142.700908021393" calcext:value-type="float">
            <text:p>142,701</text:p>
          </table:table-cell>
          <table:table-cell office:value-type="float" office:value="142.701" calcext:value-type="float">
            <text:p>142,701</text:p>
          </table:table-cell>
          <table:table-cell table:formula="of:=[.E52]-[.D52]" office:value-type="float" office:value="0.0000919786074575768" calcext:value-type="float">
            <text:p>0,00009</text:p>
          </table:table-cell>
          <table:table-cell/>
        </table:table-row>
        <table:table-row table:style-name="ro1">
          <table:table-cell office:value-type="float" office:value="171.552" calcext:value-type="float">
            <text:p>171,552</text:p>
          </table:table-cell>
          <table:table-cell office:value-type="float" office:value="-26.074" calcext:value-type="float">
            <text:p>-26,074</text:p>
          </table:table-cell>
          <table:table-cell office:value-type="float" office:value="2.04" calcext:value-type="float">
            <text:p>2,04</text:p>
          </table:table-cell>
          <table:table-cell table:formula="of:=[.$G$2]*[.A53]+(1-[.$G$2])*[.D52]" office:value-type="float" office:value="145.586017219253" calcext:value-type="float">
            <text:p>145,586</text:p>
          </table:table-cell>
          <table:table-cell office:value-type="float" office:value="145.586" calcext:value-type="float">
            <text:p>145,586</text:p>
          </table:table-cell>
          <table:table-cell table:formula="of:=[.E53]-[.D53]" office:value-type="float" office:value="-0.0000172192532943427" calcext:value-type="float">
            <text:p>-0,00002</text:p>
          </table:table-cell>
          <table:table-cell/>
        </table:table-row>
        <table:table-row table:style-name="ro1">
          <table:table-cell office:value-type="float" office:value="171.187" calcext:value-type="float">
            <text:p>171,187</text:p>
          </table:table-cell>
          <table:table-cell office:value-type="float" office:value="-45.65" calcext:value-type="float">
            <text:p>-45,65</text:p>
          </table:table-cell>
          <table:table-cell office:value-type="float" office:value="2.08" calcext:value-type="float">
            <text:p>2,08</text:p>
          </table:table-cell>
          <table:table-cell table:formula="of:=[.$G$2]*[.A54]+(1-[.$G$2])*[.D53]" office:value-type="float" office:value="148.146115497328" calcext:value-type="float">
            <text:p>148,146</text:p>
          </table:table-cell>
          <table:table-cell office:value-type="float" office:value="148.146" calcext:value-type="float">
            <text:p>148,146</text:p>
          </table:table-cell>
          <table:table-cell table:formula="of:=[.E54]-[.D54]" office:value-type="float" office:value="-0.000115497327982439" calcext:value-type="float">
            <text:p>-0,00012</text:p>
          </table:table-cell>
          <table:table-cell/>
        </table:table-row>
        <table:table-row table:style-name="ro1">
          <table:table-cell office:value-type="float" office:value="170.144" calcext:value-type="float">
            <text:p>170,144</text:p>
          </table:table-cell>
          <table:table-cell office:value-type="float" office:value="-44.818" calcext:value-type="float">
            <text:p>-44,818</text:p>
          </table:table-cell>
          <table:table-cell office:value-type="float" office:value="2.12" calcext:value-type="float">
            <text:p>2,12</text:p>
          </table:table-cell>
          <table:table-cell table:formula="of:=[.$G$2]*[.A55]+(1-[.$G$2])*[.D54]" office:value-type="float" office:value="150.345903947595" calcext:value-type="float">
            <text:p>150,346</text:p>
          </table:table-cell>
          <table:table-cell office:value-type="float" office:value="150.346" calcext:value-type="float">
            <text:p>150,346</text:p>
          </table:table-cell>
          <table:table-cell table:formula="of:=[.E55]-[.D55]" office:value-type="float" office:value="0.0000960524048423395" calcext:value-type="float">
            <text:p>0,00010</text:p>
          </table:table-cell>
          <table:table-cell/>
        </table:table-row>
        <table:table-row table:style-name="ro1">
          <table:table-cell office:value-type="float" office:value="168.318" calcext:value-type="float">
            <text:p>168,318</text:p>
          </table:table-cell>
          <table:table-cell office:value-type="float" office:value="-127.091" calcext:value-type="float">
            <text:p>-127,091</text:p>
          </table:table-cell>
          <table:table-cell office:value-type="float" office:value="2.16" calcext:value-type="float">
            <text:p>2,16</text:p>
          </table:table-cell>
          <table:table-cell table:formula="of:=[.$G$2]*[.A56]+(1-[.$G$2])*[.D55]" office:value-type="float" office:value="152.143113552836" calcext:value-type="float">
            <text:p>152,143</text:p>
          </table:table-cell>
          <table:table-cell office:value-type="float" office:value="152.143" calcext:value-type="float">
            <text:p>152,143</text:p>
          </table:table-cell>
          <table:table-cell table:formula="of:=[.E56]-[.D56]" office:value-type="float" office:value="-0.000113552835642849" calcext:value-type="float">
            <text:p>-0,00011</text:p>
          </table:table-cell>
          <table:table-cell/>
        </table:table-row>
        <table:table-row table:style-name="ro1">
          <table:table-cell office:value-type="float" office:value="166.525" calcext:value-type="float">
            <text:p>166,525</text:p>
          </table:table-cell>
          <table:table-cell office:value-type="float" office:value="-108.627" calcext:value-type="float">
            <text:p>-108,627</text:p>
          </table:table-cell>
          <table:table-cell office:value-type="float" office:value="2.2" calcext:value-type="float">
            <text:p>2,2</text:p>
          </table:table-cell>
          <table:table-cell table:formula="of:=[.$G$2]*[.A57]+(1-[.$G$2])*[.D56]" office:value-type="float" office:value="153.581302197552" calcext:value-type="float">
            <text:p>153,581</text:p>
          </table:table-cell>
          <table:table-cell office:value-type="float" office:value="153.581" calcext:value-type="float">
            <text:p>153,581</text:p>
          </table:table-cell>
          <table:table-cell table:formula="of:=[.E57]-[.D57]" office:value-type="float" office:value="-0.000302197552088046" calcext:value-type="float">
            <text:p>-0,00030</text:p>
          </table:table-cell>
          <table:table-cell/>
        </table:table-row>
        <table:table-row table:style-name="ro1">
          <table:table-cell office:value-type="float" office:value="161.442" calcext:value-type="float">
            <text:p>161,442</text:p>
          </table:table-cell>
          <table:table-cell office:value-type="float" office:value="-205.826" calcext:value-type="float">
            <text:p>-205,826</text:p>
          </table:table-cell>
          <table:table-cell office:value-type="float" office:value="2.24" calcext:value-type="float">
            <text:p>2,24</text:p>
          </table:table-cell>
          <table:table-cell table:formula="of:=[.$G$2]*[.A58]+(1-[.$G$2])*[.D57]" office:value-type="float" office:value="154.367371977797" calcext:value-type="float">
            <text:p>154,367</text:p>
          </table:table-cell>
          <table:table-cell office:value-type="float" office:value="154.367" calcext:value-type="float">
            <text:p>154,367</text:p>
          </table:table-cell>
          <table:table-cell table:formula="of:=[.E58]-[.D58]" office:value-type="float" office:value="-0.000371977796902456" calcext:value-type="float">
            <text:p>-0,00037</text:p>
          </table:table-cell>
          <table:table-cell/>
        </table:table-row>
        <table:table-row table:style-name="ro1">
          <table:table-cell office:value-type="float" office:value="157.097" calcext:value-type="float">
            <text:p>157,097</text:p>
          </table:table-cell>
          <table:table-cell office:value-type="float" office:value="-164.016" calcext:value-type="float">
            <text:p>-164,016</text:p>
          </table:table-cell>
          <table:table-cell office:value-type="float" office:value="2.28" calcext:value-type="float">
            <text:p>2,28</text:p>
          </table:table-cell>
          <table:table-cell table:formula="of:=[.$G$2]*[.A59]+(1-[.$G$2])*[.D58]" office:value-type="float" office:value="154.640334780017" calcext:value-type="float">
            <text:p>154,640</text:p>
          </table:table-cell>
          <table:table-cell office:value-type="float" office:value="154.64" calcext:value-type="float">
            <text:p>154,64</text:p>
          </table:table-cell>
          <table:table-cell table:formula="of:=[.E59]-[.D59]" office:value-type="float" office:value="-0.000334780017226421" calcext:value-type="float">
            <text:p>-0,00033</text:p>
          </table:table-cell>
          <table:table-cell/>
        </table:table-row>
        <table:table-row table:style-name="ro1">
          <table:table-cell office:value-type="float" office:value="148.864" calcext:value-type="float">
            <text:p>148,864</text:p>
          </table:table-cell>
          <table:table-cell office:value-type="float" office:value="-317.627" calcext:value-type="float">
            <text:p>-317,627</text:p>
          </table:table-cell>
          <table:table-cell office:value-type="float" office:value="2.32" calcext:value-type="float">
            <text:p>2,32</text:p>
          </table:table-cell>
          <table:table-cell table:formula="of:=[.$G$2]*[.A60]+(1-[.$G$2])*[.D59]" office:value-type="float" office:value="154.062701302016" calcext:value-type="float">
            <text:p>154,063</text:p>
          </table:table-cell>
          <table:table-cell office:value-type="float" office:value="154.063" calcext:value-type="float">
            <text:p>154,063</text:p>
          </table:table-cell>
          <table:table-cell table:formula="of:=[.E60]-[.D60]" office:value-type="float" office:value="0.000298697984476348" calcext:value-type="float">
            <text:p>0,00030</text:p>
          </table:table-cell>
          <table:table-cell/>
        </table:table-row>
        <table:table-row table:style-name="ro1">
          <table:table-cell office:value-type="float" office:value="142.303" calcext:value-type="float">
            <text:p>142,303</text:p>
          </table:table-cell>
          <table:table-cell office:value-type="float" office:value="-196.815" calcext:value-type="float">
            <text:p>-196,815</text:p>
          </table:table-cell>
          <table:table-cell office:value-type="float" office:value="2.36" calcext:value-type="float">
            <text:p>2,36</text:p>
          </table:table-cell>
          <table:table-cell table:formula="of:=[.$G$2]*[.A61]+(1-[.$G$2])*[.D60]" office:value-type="float" office:value="152.886731171814" calcext:value-type="float">
            <text:p>152,887</text:p>
          </table:table-cell>
          <table:table-cell office:value-type="float" office:value="152.887" calcext:value-type="float">
            <text:p>152,887</text:p>
          </table:table-cell>
          <table:table-cell table:formula="of:=[.E61]-[.D61]" office:value-type="float" office:value="0.000268828186023029" calcext:value-type="float">
            <text:p>0,00027</text:p>
          </table:table-cell>
          <table:table-cell/>
        </table:table-row>
        <table:table-row table:style-name="ro1">
          <table:table-cell office:value-type="float" office:value="129.598" calcext:value-type="float">
            <text:p>129,598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2.4" calcext:value-type="float">
            <text:p>2,4</text:p>
          </table:table-cell>
          <table:table-cell table:formula="of:=[.$G$2]*[.A62]+(1-[.$G$2])*[.D61]" office:value-type="float" office:value="150.557858054633" calcext:value-type="float">
            <text:p>150,558</text:p>
          </table:table-cell>
          <table:table-cell office:value-type="float" office:value="150.558" calcext:value-type="float">
            <text:p>150,558</text:p>
          </table:table-cell>
          <table:table-cell table:formula="of:=[.E62]-[.D62]" office:value-type="float" office:value="0.000141945367403196" calcext:value-type="float">
            <text:p>0,00014</text:p>
          </table:table-cell>
          <table:table-cell/>
        </table:table-row>
        <table:table-row table:style-name="ro1">
          <table:table-cell office:value-type="float" office:value="121.725" calcext:value-type="float">
            <text:p>121,725</text:p>
          </table:table-cell>
          <table:table-cell office:value-type="float" office:value="-160.118" calcext:value-type="float">
            <text:p>-160,118</text:p>
          </table:table-cell>
          <table:table-cell office:value-type="float" office:value="2.44" calcext:value-type="float">
            <text:p>2,44</text:p>
          </table:table-cell>
          <table:table-cell table:formula="of:=[.$G$2]*[.A63]+(1-[.$G$2])*[.D62]" office:value-type="float" office:value="147.674572249169" calcext:value-type="float">
            <text:p>147,675</text:p>
          </table:table-cell>
          <table:table-cell office:value-type="float" office:value="147.675" calcext:value-type="float">
            <text:p>147,675</text:p>
          </table:table-cell>
          <table:table-cell table:formula="of:=[.E63]-[.D63]" office:value-type="float" office:value="0.000427750830681362" calcext:value-type="float">
            <text:p>0,00043</text:p>
          </table:table-cell>
          <table:table-cell/>
        </table:table-row>
        <table:table-row table:style-name="ro1">
          <table:table-cell office:value-type="float" office:value="112.68" calcext:value-type="float">
            <text:p>112,68</text:p>
          </table:table-cell>
          <table:table-cell office:value-type="float" office:value="-60.059" calcext:value-type="float">
            <text:p>-60,059</text:p>
          </table:table-cell>
          <table:table-cell office:value-type="float" office:value="2.48" calcext:value-type="float">
            <text:p>2,48</text:p>
          </table:table-cell>
          <table:table-cell table:formula="of:=[.$G$2]*[.A64]+(1-[.$G$2])*[.D63]" office:value-type="float" office:value="144.175115024252" calcext:value-type="float">
            <text:p>144,175</text:p>
          </table:table-cell>
          <table:table-cell office:value-type="float" office:value="144.175" calcext:value-type="float">
            <text:p>144,175</text:p>
          </table:table-cell>
          <table:table-cell table:formula="of:=[.E64]-[.D64]" office:value-type="float" office:value="-0.000115024252380636" calcext:value-type="float">
            <text:p>-0,00012</text:p>
          </table:table-cell>
          <table:table-cell/>
        </table:table-row>
        <table:table-row table:style-name="ro1">
          <table:table-cell office:value-type="float" office:value="106.275" calcext:value-type="float">
            <text:p>106,275</text:p>
          </table:table-cell>
          <table:table-cell office:value-type="float" office:value="-129.231" calcext:value-type="float">
            <text:p>-129,231</text:p>
          </table:table-cell>
          <table:table-cell office:value-type="float" office:value="2.52" calcext:value-type="float">
            <text:p>2,52</text:p>
          </table:table-cell>
          <table:table-cell table:formula="of:=[.$G$2]*[.A65]+(1-[.$G$2])*[.D64]" office:value-type="float" office:value="140.385103521827" calcext:value-type="float">
            <text:p>140,385</text:p>
          </table:table-cell>
          <table:table-cell office:value-type="float" office:value="140.385" calcext:value-type="float">
            <text:p>140,385</text:p>
          </table:table-cell>
          <table:table-cell table:formula="of:=[.E65]-[.D65]" office:value-type="float" office:value="-0.000103521827156783" calcext:value-type="float">
            <text:p>-0,00010</text:p>
          </table:table-cell>
          <table:table-cell/>
        </table:table-row>
        <table:table-row table:style-name="ro1">
          <table:table-cell office:value-type="float" office:value="103.873" calcext:value-type="float">
            <text:p>103,873</text:p>
          </table:table-cell>
          <table:table-cell office:value-type="float" office:value="-102.874" calcext:value-type="float">
            <text:p>-102,874</text:p>
          </table:table-cell>
          <table:table-cell office:value-type="float" office:value="2.56" calcext:value-type="float">
            <text:p>2,56</text:p>
          </table:table-cell>
          <table:table-cell table:formula="of:=[.$G$2]*[.A66]+(1-[.$G$2])*[.D65]" office:value-type="float" office:value="136.733893169644" calcext:value-type="float">
            <text:p>136,734</text:p>
          </table:table-cell>
          <table:table-cell office:value-type="float" office:value="136.734" calcext:value-type="float">
            <text:p>136,734</text:p>
          </table:table-cell>
          <table:table-cell table:formula="of:=[.E66]-[.D66]" office:value-type="float" office:value="0.000106830355576903" calcext:value-type="float">
            <text:p>0,00011</text:p>
          </table:table-cell>
          <table:table-cell/>
        </table:table-row>
        <table:table-row table:style-name="ro1">
          <table:table-cell office:value-type="float" office:value="98.704" calcext:value-type="float">
            <text:p>98,704</text:p>
          </table:table-cell>
          <table:table-cell office:value-type="float" office:value="-66.632" calcext:value-type="float">
            <text:p>-66,632</text:p>
          </table:table-cell>
          <table:table-cell office:value-type="float" office:value="2.6" calcext:value-type="float">
            <text:p>2,6</text:p>
          </table:table-cell>
          <table:table-cell table:formula="of:=[.$G$2]*[.A67]+(1-[.$G$2])*[.D66]" office:value-type="float" office:value="132.93090385268" calcext:value-type="float">
            <text:p>132,931</text:p>
          </table:table-cell>
          <table:table-cell office:value-type="float" office:value="132.931" calcext:value-type="float">
            <text:p>132,931</text:p>
          </table:table-cell>
          <table:table-cell table:formula="of:=[.E67]-[.D67]" office:value-type="float" office:value="0.0000961473200220553" calcext:value-type="float">
            <text:p>0,00010</text:p>
          </table:table-cell>
          <table:table-cell/>
        </table:table-row>
        <table:table-row table:style-name="ro1">
          <table:table-cell office:value-type="float" office:value="94.589" calcext:value-type="float">
            <text:p>94,589</text:p>
          </table:table-cell>
          <table:table-cell office:value-type="float" office:value="-120.8" calcext:value-type="float">
            <text:p>-120,8</text:p>
          </table:table-cell>
          <table:table-cell office:value-type="float" office:value="2.64" calcext:value-type="float">
            <text:p>2,64</text:p>
          </table:table-cell>
          <table:table-cell table:formula="of:=[.$G$2]*[.A68]+(1-[.$G$2])*[.D67]" office:value-type="float" office:value="129.096713467412" calcext:value-type="float">
            <text:p>129,097</text:p>
          </table:table-cell>
          <table:table-cell office:value-type="float" office:value="129.097" calcext:value-type="float">
            <text:p>129,097</text:p>
          </table:table-cell>
          <table:table-cell table:formula="of:=[.E68]-[.D68]" office:value-type="float" office:value="0.000286532588035016" calcext:value-type="float">
            <text:p>0,00029</text:p>
          </table:table-cell>
          <table:table-cell/>
        </table:table-row>
        <table:table-row table:style-name="ro1">
          <table:table-cell office:value-type="float" office:value="91.924" calcext:value-type="float">
            <text:p>91,924</text:p>
          </table:table-cell>
          <table:table-cell office:value-type="float" office:value="-129.255" calcext:value-type="float">
            <text:p>-129,255</text:p>
          </table:table-cell>
          <table:table-cell office:value-type="float" office:value="2.68" calcext:value-type="float">
            <text:p>2,68</text:p>
          </table:table-cell>
          <table:table-cell table:formula="of:=[.$G$2]*[.A69]+(1-[.$G$2])*[.D68]" office:value-type="float" office:value="125.379442120671" calcext:value-type="float">
            <text:p>125,379</text:p>
          </table:table-cell>
          <table:table-cell office:value-type="float" office:value="125.379" calcext:value-type="float">
            <text:p>125,379</text:p>
          </table:table-cell>
          <table:table-cell table:formula="of:=[.E69]-[.D69]" office:value-type="float" office:value="-0.000442120670783197" calcext:value-type="float">
            <text:p>-0,00044</text:p>
          </table:table-cell>
          <table:table-cell/>
        </table:table-row>
        <table:table-row table:style-name="ro1">
          <table:table-cell office:value-type="float" office:value="87.092" calcext:value-type="float">
            <text:p>87,092</text:p>
          </table:table-cell>
          <table:table-cell office:value-type="float" office:value="-59.39" calcext:value-type="float">
            <text:p>-59,39</text:p>
          </table:table-cell>
          <table:table-cell office:value-type="float" office:value="2.72" calcext:value-type="float">
            <text:p>2,72</text:p>
          </table:table-cell>
          <table:table-cell table:formula="of:=[.$G$2]*[.A70]+(1-[.$G$2])*[.D69]" office:value-type="float" office:value="121.550697908604" calcext:value-type="float">
            <text:p>121,551</text:p>
          </table:table-cell>
          <table:table-cell office:value-type="float" office:value="121.551" calcext:value-type="float">
            <text:p>121,551</text:p>
          </table:table-cell>
          <table:table-cell table:formula="of:=[.E70]-[.D70]" office:value-type="float" office:value="0.000302091396292781" calcext:value-type="float">
            <text:p>0,00030</text:p>
          </table:table-cell>
          <table:table-cell/>
        </table:table-row>
        <table:table-row table:style-name="ro1">
          <table:table-cell office:value-type="float" office:value="81.921" calcext:value-type="float">
            <text:p>81,921</text:p>
          </table:table-cell>
          <table:table-cell office:value-type="float" office:value="-88.161" calcext:value-type="float">
            <text:p>-88,161</text:p>
          </table:table-cell>
          <table:table-cell office:value-type="float" office:value="2.76" calcext:value-type="float">
            <text:p>2,76</text:p>
          </table:table-cell>
          <table:table-cell table:formula="of:=[.$G$2]*[.A71]+(1-[.$G$2])*[.D70]" office:value-type="float" office:value="117.587728117743" calcext:value-type="float">
            <text:p>117,588</text:p>
          </table:table-cell>
          <table:table-cell office:value-type="float" office:value="117.588" calcext:value-type="float">
            <text:p>117,588</text:p>
          </table:table-cell>
          <table:table-cell table:formula="of:=[.E71]-[.D71]" office:value-type="float" office:value="0.000271882256654976" calcext:value-type="float">
            <text:p>0,00027</text:p>
          </table:table-cell>
          <table:table-cell/>
        </table:table-row>
        <table:table-row table:style-name="ro1">
          <table:table-cell office:value-type="float" office:value="79.546" calcext:value-type="float">
            <text:p>79,546</text:p>
          </table:table-cell>
          <table:table-cell office:value-type="float" office:value="-93.844" calcext:value-type="float">
            <text:p>-93,844</text:p>
          </table:table-cell>
          <table:table-cell office:value-type="float" office:value="2.8" calcext:value-type="float">
            <text:p>2,8</text:p>
          </table:table-cell>
          <table:table-cell table:formula="of:=[.$G$2]*[.A72]+(1-[.$G$2])*[.D71]" office:value-type="float" office:value="113.783555305969" calcext:value-type="float">
            <text:p>113,784</text:p>
          </table:table-cell>
          <table:table-cell office:value-type="float" office:value="113.784" calcext:value-type="float">
            <text:p>113,784</text:p>
          </table:table-cell>
          <table:table-cell table:formula="of:=[.E72]-[.D72]" office:value-type="float" office:value="0.000444694031003223" calcext:value-type="float">
            <text:p>0,00044</text:p>
          </table:table-cell>
          <table:table-cell/>
        </table:table-row>
        <table:table-row table:style-name="ro1">
          <table:table-cell office:value-type="float" office:value="76.019" calcext:value-type="float">
            <text:p>76,019</text:p>
          </table:table-cell>
          <table:table-cell office:value-type="float" office:value="-51.419" calcext:value-type="float">
            <text:p>-51,419</text:p>
          </table:table-cell>
          <table:table-cell office:value-type="float" office:value="2.84" calcext:value-type="float">
            <text:p>2,84</text:p>
          </table:table-cell>
          <table:table-cell table:formula="of:=[.$G$2]*[.A73]+(1-[.$G$2])*[.D72]" office:value-type="float" office:value="110.007099775372" calcext:value-type="float">
            <text:p>110,007</text:p>
          </table:table-cell>
          <table:table-cell office:value-type="float" office:value="110.007" calcext:value-type="float">
            <text:p>110,007</text:p>
          </table:table-cell>
          <table:table-cell table:formula="of:=[.E73]-[.D73]" office:value-type="float" office:value="-0.0000997753721065919" calcext:value-type="float">
            <text:p>-0,00010</text:p>
          </table:table-cell>
          <table:table-cell/>
        </table:table-row>
        <table:table-row table:style-name="ro1">
          <table:table-cell office:value-type="float" office:value="72.266" calcext:value-type="float">
            <text:p>72,266</text:p>
          </table:table-cell>
          <table:table-cell office:value-type="float" office:value="-76.243" calcext:value-type="float">
            <text:p>-76,243</text:p>
          </table:table-cell>
          <table:table-cell office:value-type="float" office:value="2.88" calcext:value-type="float">
            <text:p>2,88</text:p>
          </table:table-cell>
          <table:table-cell table:formula="of:=[.$G$2]*[.A74]+(1-[.$G$2])*[.D73]" office:value-type="float" office:value="106.232989797835" calcext:value-type="float">
            <text:p>106,233</text:p>
          </table:table-cell>
          <table:table-cell office:value-type="float" office:value="106.233" calcext:value-type="float">
            <text:p>106,233</text:p>
          </table:table-cell>
          <table:table-cell table:formula="of:=[.E74]-[.D74]" office:value-type="float" office:value="0.0000102021651002815" calcext:value-type="float">
            <text:p>0,00001</text:p>
          </table:table-cell>
          <table:table-cell/>
        </table:table-row>
        <table:table-row table:style-name="ro1">
          <table:table-cell office:value-type="float" office:value="70.209" calcext:value-type="float">
            <text:p>70,209</text:p>
          </table:table-cell>
          <table:table-cell office:value-type="float" office:value="-88.982" calcext:value-type="float">
            <text:p>-88,982</text:p>
          </table:table-cell>
          <table:table-cell office:value-type="float" office:value="2.92" calcext:value-type="float">
            <text:p>2,92</text:p>
          </table:table-cell>
          <table:table-cell table:formula="of:=[.$G$2]*[.A75]+(1-[.$G$2])*[.D74]" office:value-type="float" office:value="102.630590818051" calcext:value-type="float">
            <text:p>102,631</text:p>
          </table:table-cell>
          <table:table-cell office:value-type="float" office:value="102.631" calcext:value-type="float">
            <text:p>102,631</text:p>
          </table:table-cell>
          <table:table-cell table:formula="of:=[.E75]-[.D75]" office:value-type="float" office:value="0.000409181948583637" calcext:value-type="float">
            <text:p>0,00041</text:p>
          </table:table-cell>
          <table:table-cell/>
        </table:table-row>
        <table:table-row table:style-name="ro1">
          <table:table-cell office:value-type="float" office:value="67.159" calcext:value-type="float">
            <text:p>67,159</text:p>
          </table:table-cell>
          <table:table-cell office:value-type="float" office:value="-51.385" calcext:value-type="float">
            <text:p>-51,385</text:p>
          </table:table-cell>
          <table:table-cell office:value-type="float" office:value="2.96" calcext:value-type="float">
            <text:p>2,96</text:p>
          </table:table-cell>
          <table:table-cell table:formula="of:=[.$G$2]*[.A76]+(1-[.$G$2])*[.D75]" office:value-type="float" office:value="99.0834317362463" calcext:value-type="float">
            <text:p>99,083</text:p>
          </table:table-cell>
          <table:table-cell office:value-type="float" office:value="99.083" calcext:value-type="float">
            <text:p>99,083</text:p>
          </table:table-cell>
          <table:table-cell table:formula="of:=[.E76]-[.D76]" office:value-type="float" office:value="-0.000431736246284231" calcext:value-type="float">
            <text:p>-0,00043</text:p>
          </table:table-cell>
          <table:table-cell/>
        </table:table-row>
        <table:table-row table:style-name="ro1">
          <table:table-cell office:value-type="float" office:value="63.6" calcext:value-type="float">
            <text:p>63,6</text:p>
          </table:table-cell>
          <table:table-cell office:value-type="float" office:value="-40.055" calcext:value-type="float">
            <text:p>-40,055</text:p>
          </table:table-cell>
          <table:table-cell office:value-type="float" office:value="3" calcext:value-type="float">
            <text:p>3</text:p>
          </table:table-cell>
          <table:table-cell table:formula="of:=[.$G$2]*[.A77]+(1-[.$G$2])*[.D76]" office:value-type="float" office:value="95.5350885626217" calcext:value-type="float">
            <text:p>95,535</text:p>
          </table:table-cell>
          <table:table-cell office:value-type="float" office:value="95.535" calcext:value-type="float">
            <text:p>95,535</text:p>
          </table:table-cell>
          <table:table-cell table:formula="of:=[.E77]-[.D77]" office:value-type="float" office:value="-0.0000885626216557967" calcext:value-type="float">
            <text:p>-0,00009</text:p>
          </table:table-cell>
          <table:table-cell/>
        </table:table-row>
        <table:table-row table:style-name="ro1">
          <table:table-cell office:value-type="float" office:value="61.544" calcext:value-type="float">
            <text:p>61,544</text:p>
          </table:table-cell>
          <table:table-cell office:value-type="float" office:value="4.996" calcext:value-type="float">
            <text:p>4,996</text:p>
          </table:table-cell>
          <table:table-cell office:value-type="float" office:value="3.04" calcext:value-type="float">
            <text:p>3,04</text:p>
          </table:table-cell>
          <table:table-cell table:formula="of:=[.$G$2]*[.A78]+(1-[.$G$2])*[.D77]" office:value-type="float" office:value="92.1359797063595" calcext:value-type="float">
            <text:p>92,136</text:p>
          </table:table-cell>
          <table:table-cell office:value-type="float" office:value="92.136" calcext:value-type="float">
            <text:p>92,136</text:p>
          </table:table-cell>
          <table:table-cell table:formula="of:=[.E78]-[.D78]" office:value-type="float" office:value="0.0000202936405173659" calcext:value-type="float">
            <text:p>0,00002</text:p>
          </table:table-cell>
          <table:table-cell/>
        </table:table-row>
        <table:table-row table:style-name="ro1">
          <table:table-cell office:value-type="float" office:value="59.942" calcext:value-type="float">
            <text:p>59,942</text:p>
          </table:table-cell>
          <table:table-cell office:value-type="float" office:value="15.886" calcext:value-type="float">
            <text:p>15,886</text:p>
          </table:table-cell>
          <table:table-cell office:value-type="float" office:value="3.08" calcext:value-type="float">
            <text:p>3,08</text:p>
          </table:table-cell>
          <table:table-cell table:formula="of:=[.$G$2]*[.A79]+(1-[.$G$2])*[.D78]" office:value-type="float" office:value="88.9165817357235" calcext:value-type="float">
            <text:p>88,917</text:p>
          </table:table-cell>
          <table:table-cell office:value-type="float" office:value="88.917" calcext:value-type="float">
            <text:p>88,917</text:p>
          </table:table-cell>
          <table:table-cell table:formula="of:=[.E79]-[.D79]" office:value-type="float" office:value="0.000418264276461855" calcext:value-type="float">
            <text:p>0,00042</text:p>
          </table:table-cell>
          <table:table-cell/>
        </table:table-row>
        <table:table-row table:style-name="ro1">
          <table:table-cell office:value-type="float" office:value="60.142" calcext:value-type="float">
            <text:p>60,142</text:p>
          </table:table-cell>
          <table:table-cell office:value-type="float" office:value="52.841" calcext:value-type="float">
            <text:p>52,841</text:p>
          </table:table-cell>
          <table:table-cell office:value-type="float" office:value="3.12" calcext:value-type="float">
            <text:p>3,12</text:p>
          </table:table-cell>
          <table:table-cell table:formula="of:=[.$G$2]*[.A80]+(1-[.$G$2])*[.D79]" office:value-type="float" office:value="86.0391235621512" calcext:value-type="float">
            <text:p>86,039</text:p>
          </table:table-cell>
          <table:table-cell office:value-type="float" office:value="86.039" calcext:value-type="float">
            <text:p>86,039</text:p>
          </table:table-cell>
          <table:table-cell table:formula="of:=[.E80]-[.D80]" office:value-type="float" office:value="-0.000123562151188139" calcext:value-type="float">
            <text:p>-0,00012</text:p>
          </table:table-cell>
          <table:table-cell/>
        </table:table-row>
        <table:table-row table:style-name="ro1">
          <table:table-cell office:value-type="float" office:value="60.778" calcext:value-type="float">
            <text:p>60,778</text:p>
          </table:table-cell>
          <table:table-cell office:value-type="float" office:value="21.574" calcext:value-type="float">
            <text:p>21,574</text:p>
          </table:table-cell>
          <table:table-cell office:value-type="float" office:value="3.16" calcext:value-type="float">
            <text:p>3,16</text:p>
          </table:table-cell>
          <table:table-cell table:formula="of:=[.$G$2]*[.A81]+(1-[.$G$2])*[.D80]" office:value-type="float" office:value="83.5130112059361" calcext:value-type="float">
            <text:p>83,513</text:p>
          </table:table-cell>
          <table:table-cell office:value-type="float" office:value="83.513" calcext:value-type="float">
            <text:p>83,513</text:p>
          </table:table-cell>
          <table:table-cell table:formula="of:=[.E81]-[.D81]" office:value-type="float" office:value="-0.0000112059360617423" calcext:value-type="float">
            <text:p>-0,00001</text:p>
          </table:table-cell>
          <table:table-cell/>
        </table:table-row>
        <table:table-row table:style-name="ro1">
          <table:table-cell office:value-type="float" office:value="62.891" calcext:value-type="float">
            <text:p>62,891</text:p>
          </table:table-cell>
          <table:table-cell office:value-type="float" office:value="214.103" calcext:value-type="float">
            <text:p>214,103</text:p>
          </table:table-cell>
          <table:table-cell office:value-type="float" office:value="3.2" calcext:value-type="float">
            <text:p>3,2</text:p>
          </table:table-cell>
          <table:table-cell table:formula="of:=[.$G$2]*[.A82]+(1-[.$G$2])*[.D81]" office:value-type="float" office:value="81.4508100853425" calcext:value-type="float">
            <text:p>81,451</text:p>
          </table:table-cell>
          <table:table-cell office:value-type="float" office:value="81.451" calcext:value-type="float">
            <text:p>81,451</text:p>
          </table:table-cell>
          <table:table-cell table:formula="of:=[.E82]-[.D82]" office:value-type="float" office:value="0.000189914657525492" calcext:value-type="float">
            <text:p>0,00019</text:p>
          </table:table-cell>
          <table:table-cell/>
        </table:table-row>
        <table:table-row table:style-name="ro1">
          <table:table-cell office:value-type="float" office:value="63.754" calcext:value-type="float">
            <text:p>63,754</text:p>
          </table:table-cell>
          <table:table-cell office:value-type="float" office:value="101.815" calcext:value-type="float">
            <text:p>101,815</text:p>
          </table:table-cell>
          <table:table-cell office:value-type="float" office:value="3.24" calcext:value-type="float">
            <text:p>3,24</text:p>
          </table:table-cell>
          <table:table-cell table:formula="of:=[.$G$2]*[.A83]+(1-[.$G$2])*[.D82]" office:value-type="float" office:value="79.6811290768082" calcext:value-type="float">
            <text:p>79,681</text:p>
          </table:table-cell>
          <table:table-cell office:value-type="float" office:value="79.681" calcext:value-type="float">
            <text:p>79,681</text:p>
          </table:table-cell>
          <table:table-cell table:formula="of:=[.E83]-[.D83]" office:value-type="float" office:value="-0.000129076808221384" calcext:value-type="float">
            <text:p>-0,00013</text:p>
          </table:table-cell>
          <table:table-cell/>
        </table:table-row>
        <table:table-row table:style-name="ro1">
          <table:table-cell office:value-type="float" office:value="72.318" calcext:value-type="float">
            <text:p>72,318</text:p>
          </table:table-cell>
          <table:table-cell office:value-type="float" office:value="106.083" calcext:value-type="float">
            <text:p>106,083</text:p>
          </table:table-cell>
          <table:table-cell office:value-type="float" office:value="3.28" calcext:value-type="float">
            <text:p>3,28</text:p>
          </table:table-cell>
          <table:table-cell table:formula="of:=[.$G$2]*[.A84]+(1-[.$G$2])*[.D83]" office:value-type="float" office:value="78.9448161691274" calcext:value-type="float">
            <text:p>78,945</text:p>
          </table:table-cell>
          <table:table-cell office:value-type="float" office:value="78.945" calcext:value-type="float">
            <text:p>78,945</text:p>
          </table:table-cell>
          <table:table-cell table:formula="of:=[.E84]-[.D84]" office:value-type="float" office:value="0.000183830872600765" calcext:value-type="float">
            <text:p>0,00018</text:p>
          </table:table-cell>
          <table:table-cell/>
        </table:table-row>
        <table:table-row table:style-name="ro1">
          <table:table-cell office:value-type="float" office:value="76.391" calcext:value-type="float">
            <text:p>76,391</text:p>
          </table:table-cell>
          <table:table-cell office:value-type="float" office:value="140.141" calcext:value-type="float">
            <text:p>140,141</text:p>
          </table:table-cell>
          <table:table-cell office:value-type="float" office:value="3.32" calcext:value-type="float">
            <text:p>3,32</text:p>
          </table:table-cell>
          <table:table-cell table:formula="of:=[.$G$2]*[.A85]+(1-[.$G$2])*[.D84]" office:value-type="float" office:value="78.6894345522147" calcext:value-type="float">
            <text:p>78,689</text:p>
          </table:table-cell>
          <table:table-cell office:value-type="float" office:value="78.689" calcext:value-type="float">
            <text:p>78,689</text:p>
          </table:table-cell>
          <table:table-cell table:formula="of:=[.E85]-[.D85]" office:value-type="float" office:value="-0.000434552214656492" calcext:value-type="float">
            <text:p>-0,00043</text:p>
          </table:table-cell>
          <table:table-cell/>
        </table:table-row>
        <table:table-row table:style-name="ro1">
          <table:table-cell office:value-type="float" office:value="80.634" calcext:value-type="float">
            <text:p>80,634</text:p>
          </table:table-cell>
          <table:table-cell office:value-type="float" office:value="190.917" calcext:value-type="float">
            <text:p>190,917</text:p>
          </table:table-cell>
          <table:table-cell office:value-type="float" office:value="3.36" calcext:value-type="float">
            <text:p>3,36</text:p>
          </table:table-cell>
          <table:table-cell table:formula="of:=[.$G$2]*[.A86]+(1-[.$G$2])*[.D85]" office:value-type="float" office:value="78.8838910969932" calcext:value-type="float">
            <text:p>78,884</text:p>
          </table:table-cell>
          <table:table-cell office:value-type="float" office:value="78.884" calcext:value-type="float">
            <text:p>78,884</text:p>
          </table:table-cell>
          <table:table-cell table:formula="of:=[.E86]-[.D86]" office:value-type="float" office:value="0.00010890300681865" calcext:value-type="float">
            <text:p>0,00011</text:p>
          </table:table-cell>
          <table:table-cell/>
        </table:table-row>
        <table:table-row table:style-name="ro1">
          <table:table-cell office:value-type="float" office:value="86.24" calcext:value-type="float">
            <text:p>86,24</text:p>
          </table:table-cell>
          <table:table-cell office:value-type="float" office:value="99.046" calcext:value-type="float">
            <text:p>99,046</text:p>
          </table:table-cell>
          <table:table-cell office:value-type="float" office:value="3.4" calcext:value-type="float">
            <text:p>3,4</text:p>
          </table:table-cell>
          <table:table-cell table:formula="of:=[.$G$2]*[.A87]+(1-[.$G$2])*[.D86]" office:value-type="float" office:value="79.6195019872939" calcext:value-type="float">
            <text:p>79,620</text:p>
          </table:table-cell>
          <table:table-cell office:value-type="float" office:value="79.62" calcext:value-type="float">
            <text:p>79,62</text:p>
          </table:table-cell>
          <table:table-cell table:formula="of:=[.E87]-[.D87]" office:value-type="float" office:value="0.000498012706145801" calcext:value-type="float">
            <text:p>0,00050</text:p>
          </table:table-cell>
          <table:table-cell/>
        </table:table-row>
        <table:table-row table:style-name="ro1">
          <table:table-cell office:value-type="float" office:value="93.877" calcext:value-type="float">
            <text:p>93,877</text:p>
          </table:table-cell>
          <table:table-cell office:value-type="float" office:value="98.546" calcext:value-type="float">
            <text:p>98,546</text:p>
          </table:table-cell>
          <table:table-cell office:value-type="float" office:value="3.44" calcext:value-type="float">
            <text:p>3,44</text:p>
          </table:table-cell>
          <table:table-cell table:formula="of:=[.$G$2]*[.A88]+(1-[.$G$2])*[.D87]" office:value-type="float" office:value="81.0452517885645" calcext:value-type="float">
            <text:p>81,045</text:p>
          </table:table-cell>
          <table:table-cell office:value-type="float" office:value="81.045" calcext:value-type="float">
            <text:p>81,045</text:p>
          </table:table-cell>
          <table:table-cell table:formula="of:=[.E88]-[.D88]" office:value-type="float" office:value="-0.00025178856446928" calcext:value-type="float">
            <text:p>-0,00025</text:p>
          </table:table-cell>
          <table:table-cell/>
        </table:table-row>
        <table:table-row table:style-name="ro1">
          <table:table-cell office:value-type="float" office:value="97.838" calcext:value-type="float">
            <text:p>97,838</text:p>
          </table:table-cell>
          <table:table-cell office:value-type="float" office:value="126.526" calcext:value-type="float">
            <text:p>126,526</text:p>
          </table:table-cell>
          <table:table-cell office:value-type="float" office:value="3.48" calcext:value-type="float">
            <text:p>3,48</text:p>
          </table:table-cell>
          <table:table-cell table:formula="of:=[.$G$2]*[.A89]+(1-[.$G$2])*[.D88]" office:value-type="float" office:value="82.724526609708" calcext:value-type="float">
            <text:p>82,725</text:p>
          </table:table-cell>
          <table:table-cell office:value-type="float" office:value="82.725" calcext:value-type="float">
            <text:p>82,725</text:p>
          </table:table-cell>
          <table:table-cell table:formula="of:=[.E89]-[.D89]" office:value-type="float" office:value="0.000473390291972464" calcext:value-type="float">
            <text:p>0,00047</text:p>
          </table:table-cell>
          <table:table-cell/>
        </table:table-row>
        <table:table-row table:style-name="ro1">
          <table:table-cell office:value-type="float" office:value="101.78" calcext:value-type="float">
            <text:p>101,78</text:p>
          </table:table-cell>
          <table:table-cell office:value-type="float" office:value="206.14" calcext:value-type="float">
            <text:p>206,14</text:p>
          </table:table-cell>
          <table:table-cell office:value-type="float" office:value="3.52" calcext:value-type="float">
            <text:p>3,52</text:p>
          </table:table-cell>
          <table:table-cell table:formula="of:=[.$G$2]*[.A90]+(1-[.$G$2])*[.D89]" office:value-type="float" office:value="84.6300739487372" calcext:value-type="float">
            <text:p>84,630</text:p>
          </table:table-cell>
          <table:table-cell office:value-type="float" office:value="84.63" calcext:value-type="float">
            <text:p>84,63</text:p>
          </table:table-cell>
          <table:table-cell table:formula="of:=[.E90]-[.D90]" office:value-type="float" office:value="-0.0000739487372243275" calcext:value-type="float">
            <text:p>-0,00007</text:p>
          </table:table-cell>
          <table:table-cell/>
        </table:table-row>
        <table:table-row table:style-name="ro1">
          <table:table-cell office:value-type="float" office:value="106.841" calcext:value-type="float">
            <text:p>106,841</text:p>
          </table:table-cell>
          <table:table-cell office:value-type="float" office:value="31.278" calcext:value-type="float">
            <text:p>31,278</text:p>
          </table:table-cell>
          <table:table-cell office:value-type="float" office:value="3.56" calcext:value-type="float">
            <text:p>3,56</text:p>
          </table:table-cell>
          <table:table-cell table:formula="of:=[.$G$2]*[.A91]+(1-[.$G$2])*[.D90]" office:value-type="float" office:value="86.8511665538635" calcext:value-type="float">
            <text:p>86,851</text:p>
          </table:table-cell>
          <table:table-cell office:value-type="float" office:value="86.851" calcext:value-type="float">
            <text:p>86,851</text:p>
          </table:table-cell>
          <table:table-cell table:formula="of:=[.E91]-[.D91]" office:value-type="float" office:value="-0.000166553863508057" calcext:value-type="float">
            <text:p>-0,00017</text:p>
          </table:table-cell>
          <table:table-cell/>
        </table:table-row>
        <table:table-row table:style-name="ro1">
          <table:table-cell office:value-type="float" office:value="115.087" calcext:value-type="float">
            <text:p>115,087</text:p>
          </table:table-cell>
          <table:table-cell office:value-type="float" office:value="113.162" calcext:value-type="float">
            <text:p>113,162</text:p>
          </table:table-cell>
          <table:table-cell office:value-type="float" office:value="3.6" calcext:value-type="float">
            <text:p>3,6</text:p>
          </table:table-cell>
          <table:table-cell table:formula="of:=[.$G$2]*[.A92]+(1-[.$G$2])*[.D91]" office:value-type="float" office:value="89.6747498984772" calcext:value-type="float">
            <text:p>89,675</text:p>
          </table:table-cell>
          <table:table-cell office:value-type="float" office:value="89.675" calcext:value-type="float">
            <text:p>89,675</text:p>
          </table:table-cell>
          <table:table-cell table:formula="of:=[.E92]-[.D92]" office:value-type="float" office:value="0.000250101522837554" calcext:value-type="float">
            <text:p>0,00025</text:p>
          </table:table-cell>
          <table:table-cell/>
        </table:table-row>
        <table:table-row table:style-name="ro1">
          <table:table-cell office:value-type="float" office:value="116.338" calcext:value-type="float">
            <text:p>116,338</text:p>
          </table:table-cell>
          <table:table-cell office:value-type="float" office:value="191.547" calcext:value-type="float">
            <text:p>191,547</text:p>
          </table:table-cell>
          <table:table-cell office:value-type="float" office:value="3.64" calcext:value-type="float">
            <text:p>3,64</text:p>
          </table:table-cell>
          <table:table-cell table:formula="of:=[.$G$2]*[.A93]+(1-[.$G$2])*[.D92]" office:value-type="float" office:value="92.3410749086295" calcext:value-type="float">
            <text:p>92,341</text:p>
          </table:table-cell>
          <table:table-cell office:value-type="float" office:value="92.341" calcext:value-type="float">
            <text:p>92,341</text:p>
          </table:table-cell>
          <table:table-cell table:formula="of:=[.E93]-[.D93]" office:value-type="float" office:value="-0.0000749086294575818" calcext:value-type="float">
            <text:p>-0,00007</text:p>
          </table:table-cell>
          <table:table-cell/>
        </table:table-row>
        <table:table-row table:style-name="ro1">
          <table:table-cell office:value-type="float" office:value="120.864" calcext:value-type="float">
            <text:p>120,864</text:p>
          </table:table-cell>
          <table:table-cell office:value-type="float" office:value="125.758" calcext:value-type="float">
            <text:p>125,758</text:p>
          </table:table-cell>
          <table:table-cell office:value-type="float" office:value="3.68" calcext:value-type="float">
            <text:p>3,68</text:p>
          </table:table-cell>
          <table:table-cell table:formula="of:=[.$G$2]*[.A94]+(1-[.$G$2])*[.D93]" office:value-type="float" office:value="95.1933674177665" calcext:value-type="float">
            <text:p>95,193</text:p>
          </table:table-cell>
          <table:table-cell office:value-type="float" office:value="95.193" calcext:value-type="float">
            <text:p>95,193</text:p>
          </table:table-cell>
          <table:table-cell table:formula="of:=[.E94]-[.D94]" office:value-type="float" office:value="-0.000367417766511835" calcext:value-type="float">
            <text:p>-0,00037</text:p>
          </table:table-cell>
          <table:table-cell/>
        </table:table-row>
        <table:table-row table:style-name="ro1">
          <table:table-cell office:value-type="float" office:value="128.526" calcext:value-type="float">
            <text:p>128,526</text:p>
          </table:table-cell>
          <table:table-cell office:value-type="float" office:value="226.194" calcext:value-type="float">
            <text:p>226,194</text:p>
          </table:table-cell>
          <table:table-cell office:value-type="float" office:value="3.72" calcext:value-type="float">
            <text:p>3,72</text:p>
          </table:table-cell>
          <table:table-cell table:formula="of:=[.$G$2]*[.A95]+(1-[.$G$2])*[.D94]" office:value-type="float" office:value="98.5266306759899" calcext:value-type="float">
            <text:p>98,527</text:p>
          </table:table-cell>
          <table:table-cell office:value-type="float" office:value="98.527" calcext:value-type="float">
            <text:p>98,527</text:p>
          </table:table-cell>
          <table:table-cell table:formula="of:=[.E95]-[.D95]" office:value-type="float" office:value="0.000369324010151217" calcext:value-type="float">
            <text:p>0,00037</text:p>
          </table:table-cell>
          <table:table-cell/>
        </table:table-row>
        <table:table-row table:style-name="ro1">
          <table:table-cell office:value-type="float" office:value="133.557" calcext:value-type="float">
            <text:p>133,557</text:p>
          </table:table-cell>
          <table:table-cell office:value-type="float" office:value="208.745" calcext:value-type="float">
            <text:p>208,745</text:p>
          </table:table-cell>
          <table:table-cell office:value-type="float" office:value="3.76" calcext:value-type="float">
            <text:p>3,76</text:p>
          </table:table-cell>
          <table:table-cell table:formula="of:=[.$G$2]*[.A96]+(1-[.$G$2])*[.D95]" office:value-type="float" office:value="102.029667608391" calcext:value-type="float">
            <text:p>102,030</text:p>
          </table:table-cell>
          <table:table-cell office:value-type="float" office:value="102.03" calcext:value-type="float">
            <text:p>102,03</text:p>
          </table:table-cell>
          <table:table-cell table:formula="of:=[.E96]-[.D96]" office:value-type="float" office:value="0.000332391609134675" calcext:value-type="float">
            <text:p>0,00033</text:p>
          </table:table-cell>
          <table:table-cell/>
        </table:table-row>
        <table:table-row table:style-name="ro1">
          <table:table-cell office:value-type="float" office:value="142.604" calcext:value-type="float">
            <text:p>142,604</text:p>
          </table:table-cell>
          <table:table-cell office:value-type="float" office:value="203.688" calcext:value-type="float">
            <text:p>203,688</text:p>
          </table:table-cell>
          <table:table-cell office:value-type="float" office:value="3.8" calcext:value-type="float">
            <text:p>3,8</text:p>
          </table:table-cell>
          <table:table-cell table:formula="of:=[.$G$2]*[.A97]+(1-[.$G$2])*[.D96]" office:value-type="float" office:value="106.087100847552" calcext:value-type="float">
            <text:p>106,087</text:p>
          </table:table-cell>
          <table:table-cell office:value-type="float" office:value="106.087" calcext:value-type="float">
            <text:p>106,087</text:p>
          </table:table-cell>
          <table:table-cell table:formula="of:=[.E97]-[.D97]" office:value-type="float" office:value="-0.000100847551777861" calcext:value-type="float">
            <text:p>-0,00010</text:p>
          </table:table-cell>
          <table:table-cell/>
        </table:table-row>
        <table:table-row table:style-name="ro1">
          <table:table-cell office:value-type="float" office:value="150.954" calcext:value-type="float">
            <text:p>150,954</text:p>
          </table:table-cell>
          <table:table-cell office:value-type="float" office:value="68.785" calcext:value-type="float">
            <text:p>68,785</text:p>
          </table:table-cell>
          <table:table-cell office:value-type="float" office:value="3.84" calcext:value-type="float">
            <text:p>3,84</text:p>
          </table:table-cell>
          <table:table-cell table:formula="of:=[.$G$2]*[.A98]+(1-[.$G$2])*[.D97]" office:value-type="float" office:value="110.573790762797" calcext:value-type="float">
            <text:p>110,574</text:p>
          </table:table-cell>
          <table:table-cell office:value-type="float" office:value="110.574" calcext:value-type="float">
            <text:p>110,574</text:p>
          </table:table-cell>
          <table:table-cell table:formula="of:=[.E98]-[.D98]" office:value-type="float" office:value="0.000209237203392831" calcext:value-type="float">
            <text:p>0,00021</text:p>
          </table:table-cell>
          <table:table-cell/>
        </table:table-row>
        <table:table-row table:style-name="ro1">
          <table:table-cell office:value-type="float" office:value="159.102" calcext:value-type="float">
            <text:p>159,102</text:p>
          </table:table-cell>
          <table:table-cell office:value-type="float" office:value="64.809" calcext:value-type="float">
            <text:p>64,809</text:p>
          </table:table-cell>
          <table:table-cell office:value-type="float" office:value="3.88" calcext:value-type="float">
            <text:p>3,88</text:p>
          </table:table-cell>
          <table:table-cell table:formula="of:=[.$G$2]*[.A99]+(1-[.$G$2])*[.D98]" office:value-type="float" office:value="115.426611686517" calcext:value-type="float">
            <text:p>115,427</text:p>
          </table:table-cell>
          <table:table-cell office:value-type="float" office:value="115.427" calcext:value-type="float">
            <text:p>115,427</text:p>
          </table:table-cell>
          <table:table-cell table:formula="of:=[.E99]-[.D99]" office:value-type="float" office:value="0.000388313483057345" calcext:value-type="float">
            <text:p>0,00039</text:p>
          </table:table-cell>
          <table:table-cell/>
        </table:table-row>
        <table:table-row table:style-name="ro1">
          <table:table-cell office:value-type="float" office:value="161.853" calcext:value-type="float">
            <text:p>161,853</text:p>
          </table:table-cell>
          <table:table-cell office:value-type="float" office:value="113.95" calcext:value-type="float">
            <text:p>113,95</text:p>
          </table:table-cell>
          <table:table-cell office:value-type="float" office:value="3.92" calcext:value-type="float">
            <text:p>3,92</text:p>
          </table:table-cell>
          <table:table-cell table:formula="of:=[.$G$2]*[.A100]+(1-[.$G$2])*[.D99]" office:value-type="float" office:value="120.069250517865" calcext:value-type="float">
            <text:p>120,069</text:p>
          </table:table-cell>
          <table:table-cell office:value-type="float" office:value="120.069" calcext:value-type="float">
            <text:p>120,069</text:p>
          </table:table-cell>
          <table:table-cell table:formula="of:=[.E100]-[.D100]" office:value-type="float" office:value="-0.000250517865254096" calcext:value-type="float">
            <text:p>-0,00025</text:p>
          </table:table-cell>
          <table:table-cell/>
        </table:table-row>
        <table:table-row table:style-name="ro1">
          <table:table-cell office:value-type="float" office:value="164.445" calcext:value-type="float">
            <text:p>164,445</text:p>
          </table:table-cell>
          <table:table-cell office:value-type="float" office:value="63.715" calcext:value-type="float">
            <text:p>63,715</text:p>
          </table:table-cell>
          <table:table-cell office:value-type="float" office:value="3.96" calcext:value-type="float">
            <text:p>3,96</text:p>
          </table:table-cell>
          <table:table-cell table:formula="of:=[.$G$2]*[.A101]+(1-[.$G$2])*[.D100]" office:value-type="float" office:value="124.506825466079" calcext:value-type="float">
            <text:p>124,507</text:p>
          </table:table-cell>
          <table:table-cell office:value-type="float" office:value="124.507" calcext:value-type="float">
            <text:p>124,507</text:p>
          </table:table-cell>
          <table:table-cell table:formula="of:=[.E101]-[.D101]" office:value-type="float" office:value="0.000174533921267539" calcext:value-type="float">
            <text:p>0,00017</text:p>
          </table:table-cell>
          <table:table-cell/>
        </table:table-row>
        <table:table-row table:style-name="ro1">
          <table:table-cell office:value-type="float" office:value="169.003" calcext:value-type="float">
            <text:p>169,003</text:p>
          </table:table-cell>
          <table:table-cell office:value-type="float" office:value="18.005" calcext:value-type="float">
            <text:p>18,005</text:p>
          </table:table-cell>
          <table:table-cell office:value-type="float" office:value="4" calcext:value-type="float">
            <text:p>4</text:p>
          </table:table-cell>
          <table:table-cell table:formula="of:=[.$G$2]*[.A102]+(1-[.$G$2])*[.D101]" office:value-type="float" office:value="128.956442919471" calcext:value-type="float">
            <text:p>128,956</text:p>
          </table:table-cell>
          <table:table-cell office:value-type="float" office:value="128.957" calcext:value-type="float">
            <text:p>128,957</text:p>
          </table:table-cell>
          <table:table-cell table:formula="of:=[.E102]-[.D102]" office:value-type="float" office:value="0.000557080529119958" calcext:value-type="float">
            <text:p>0,00056</text:p>
          </table:table-cell>
          <table:table-cell/>
        </table:table-row>
        <table:table-row table:style-name="ro1">
          <table:table-cell office:value-type="float" office:value="171.552" calcext:value-type="float">
            <text:p>171,552</text:p>
          </table:table-cell>
          <table:table-cell office:value-type="float" office:value="10.467" calcext:value-type="float">
            <text:p>10,467</text:p>
          </table:table-cell>
          <table:table-cell office:value-type="float" office:value="4.04" calcext:value-type="float">
            <text:p>4,04</text:p>
          </table:table-cell>
          <table:table-cell table:formula="of:=[.$G$2]*[.A103]+(1-[.$G$2])*[.D102]" office:value-type="float" office:value="133.215998627524" calcext:value-type="float">
            <text:p>133,216</text:p>
          </table:table-cell>
          <table:table-cell office:value-type="float" office:value="133.216" calcext:value-type="float">
            <text:p>133,216</text:p>
          </table:table-cell>
          <table:table-cell table:formula="of:=[.E103]-[.D103]" office:value-type="float" office:value="0.00000137247621978531" calcext:value-type="float">
            <text:p>0,00000</text:p>
          </table:table-cell>
          <table:table-cell/>
        </table:table-row>
        <table:table-row table:style-name="ro1">
          <table:table-cell office:value-type="float" office:value="172.272" calcext:value-type="float">
            <text:p>172,272</text:p>
          </table:table-cell>
          <table:table-cell office:value-type="float" office:value="-10.349" calcext:value-type="float">
            <text:p>-10,349</text:p>
          </table:table-cell>
          <table:table-cell office:value-type="float" office:value="4.08" calcext:value-type="float">
            <text:p>4,08</text:p>
          </table:table-cell>
          <table:table-cell table:formula="of:=[.$G$2]*[.A104]+(1-[.$G$2])*[.D103]" office:value-type="float" office:value="137.121598764771" calcext:value-type="float">
            <text:p>137,122</text:p>
          </table:table-cell>
          <table:table-cell office:value-type="float" office:value="137.122" calcext:value-type="float">
            <text:p>137,122</text:p>
          </table:table-cell>
          <table:table-cell table:formula="of:=[.E104]-[.D104]" office:value-type="float" office:value="0.000401235228594032" calcext:value-type="float">
            <text:p>0,00040</text:p>
          </table:table-cell>
          <table:table-cell/>
        </table:table-row>
        <table:table-row table:style-name="ro1">
          <table:table-cell office:value-type="float" office:value="172.691" calcext:value-type="float">
            <text:p>172,691</text:p>
          </table:table-cell>
          <table:table-cell office:value-type="float" office:value="-18.101" calcext:value-type="float">
            <text:p>-18,101</text:p>
          </table:table-cell>
          <table:table-cell office:value-type="float" office:value="4.12" calcext:value-type="float">
            <text:p>4,12</text:p>
          </table:table-cell>
          <table:table-cell table:formula="of:=[.$G$2]*[.A105]+(1-[.$G$2])*[.D104]" office:value-type="float" office:value="140.678538888294" calcext:value-type="float">
            <text:p>140,679</text:p>
          </table:table-cell>
          <table:table-cell office:value-type="float" office:value="140.679" calcext:value-type="float">
            <text:p>140,679</text:p>
          </table:table-cell>
          <table:table-cell table:formula="of:=[.E105]-[.D105]" office:value-type="float" office:value="0.000461111705732264" calcext:value-type="float">
            <text:p>0,00046</text:p>
          </table:table-cell>
          <table:table-cell/>
        </table:table-row>
        <table:table-row table:style-name="ro1">
          <table:table-cell office:value-type="float" office:value="172.277" calcext:value-type="float">
            <text:p>172,277</text:p>
          </table:table-cell>
          <table:table-cell office:value-type="float" office:value="-8.66" calcext:value-type="float">
            <text:p>-8,66</text:p>
          </table:table-cell>
          <table:table-cell office:value-type="float" office:value="4.16" calcext:value-type="float">
            <text:p>4,16</text:p>
          </table:table-cell>
          <table:table-cell table:formula="of:=[.$G$2]*[.A106]+(1-[.$G$2])*[.D105]" office:value-type="float" office:value="143.838384999465" calcext:value-type="float">
            <text:p>143,838</text:p>
          </table:table-cell>
          <table:table-cell office:value-type="float" office:value="143.838" calcext:value-type="float">
            <text:p>143,838</text:p>
          </table:table-cell>
          <table:table-cell table:formula="of:=[.E106]-[.D106]" office:value-type="float" office:value="-0.00038499946484194" calcext:value-type="float">
            <text:p>-0,00038</text:p>
          </table:table-cell>
          <table:table-cell/>
        </table:table-row>
        <table:table-row table:style-name="ro1">
          <table:table-cell office:value-type="float" office:value="171.553" calcext:value-type="float">
            <text:p>171,553</text:p>
          </table:table-cell>
          <table:table-cell office:value-type="float" office:value="-26.411" calcext:value-type="float">
            <text:p>-26,411</text:p>
          </table:table-cell>
          <table:table-cell office:value-type="float" office:value="4.2" calcext:value-type="float">
            <text:p>4,2</text:p>
          </table:table-cell>
          <table:table-cell table:formula="of:=[.$G$2]*[.A107]+(1-[.$G$2])*[.D106]" office:value-type="float" office:value="146.609846499518" calcext:value-type="float">
            <text:p>146,610</text:p>
          </table:table-cell>
          <table:table-cell office:value-type="float" office:value="146.61" calcext:value-type="float">
            <text:p>146,61</text:p>
          </table:table-cell>
          <table:table-cell table:formula="of:=[.E107]-[.D107]" office:value-type="float" office:value="0.000153500481644642" calcext:value-type="float">
            <text:p>0,00015</text:p>
          </table:table-cell>
          <table:table-cell/>
        </table:table-row>
        <table:table-row table:style-name="ro1">
          <table:table-cell office:value-type="float" office:value="171.207" calcext:value-type="float">
            <text:p>171,207</text:p>
          </table:table-cell>
          <table:table-cell office:value-type="float" office:value="-8.049" calcext:value-type="float">
            <text:p>-8,049</text:p>
          </table:table-cell>
          <table:table-cell office:value-type="float" office:value="4.24" calcext:value-type="float">
            <text:p>4,24</text:p>
          </table:table-cell>
          <table:table-cell table:formula="of:=[.$G$2]*[.A108]+(1-[.$G$2])*[.D107]" office:value-type="float" office:value="149.069561849567" calcext:value-type="float">
            <text:p>149,070</text:p>
          </table:table-cell>
          <table:table-cell office:value-type="float" office:value="149.07" calcext:value-type="float">
            <text:p>149,07</text:p>
          </table:table-cell>
          <table:table-cell table:formula="of:=[.E108]-[.D108]" office:value-type="float" office:value="0.000438150433467399" calcext:value-type="float">
            <text:p>0,00044</text:p>
          </table:table-cell>
          <table:table-cell/>
        </table:table-row>
        <table:table-row table:style-name="ro1">
          <table:table-cell office:value-type="float" office:value="170.15" calcext:value-type="float">
            <text:p>170,15</text:p>
          </table:table-cell>
          <table:table-cell office:value-type="float" office:value="-35.091" calcext:value-type="float">
            <text:p>-35,091</text:p>
          </table:table-cell>
          <table:table-cell office:value-type="float" office:value="4.28" calcext:value-type="float">
            <text:p>4,28</text:p>
          </table:table-cell>
          <table:table-cell table:formula="of:=[.$G$2]*[.A109]+(1-[.$G$2])*[.D108]" office:value-type="float" office:value="151.17760566461" calcext:value-type="float">
            <text:p>151,178</text:p>
          </table:table-cell>
          <table:table-cell office:value-type="float" office:value="151.178" calcext:value-type="float">
            <text:p>151,178</text:p>
          </table:table-cell>
          <table:table-cell table:formula="of:=[.E109]-[.D109]" office:value-type="float" office:value="0.000394335390126344" calcext:value-type="float">
            <text:p>0,00039</text:p>
          </table:table-cell>
          <table:table-cell/>
        </table:table-row>
        <table:table-row table:style-name="ro1">
          <table:table-cell office:value-type="float" office:value="169.828" calcext:value-type="float">
            <text:p>169,828</text:p>
          </table:table-cell>
          <table:table-cell office:value-type="float" office:value="-152.602" calcext:value-type="float">
            <text:p>-152,602</text:p>
          </table:table-cell>
          <table:table-cell office:value-type="float" office:value="4.32" calcext:value-type="float">
            <text:p>4,32</text:p>
          </table:table-cell>
          <table:table-cell table:formula="of:=[.$G$2]*[.A110]+(1-[.$G$2])*[.D109]" office:value-type="float" office:value="153.042645098149" calcext:value-type="float">
            <text:p>153,043</text:p>
          </table:table-cell>
          <table:table-cell office:value-type="float" office:value="153.043" calcext:value-type="float">
            <text:p>153,043</text:p>
          </table:table-cell>
          <table:table-cell table:formula="of:=[.E110]-[.D110]" office:value-type="float" office:value="0.000354901851125078" calcext:value-type="float">
            <text:p>0,00035</text:p>
          </table:table-cell>
          <table:table-cell/>
        </table:table-row>
        <table:table-row table:style-name="ro1">
          <table:table-cell office:value-type="float" office:value="168.424" calcext:value-type="float">
            <text:p>168,424</text:p>
          </table:table-cell>
          <table:table-cell office:value-type="float" office:value="-178.204" calcext:value-type="float">
            <text:p>-178,204</text:p>
          </table:table-cell>
          <table:table-cell office:value-type="float" office:value="4.36" calcext:value-type="float">
            <text:p>4,36</text:p>
          </table:table-cell>
          <table:table-cell table:formula="of:=[.$G$2]*[.A111]+(1-[.$G$2])*[.D110]" office:value-type="float" office:value="154.580780588334" calcext:value-type="float">
            <text:p>154,581</text:p>
          </table:table-cell>
          <table:table-cell office:value-type="float" office:value="154.581" calcext:value-type="float">
            <text:p>154,581</text:p>
          </table:table-cell>
          <table:table-cell table:formula="of:=[.E111]-[.D111]" office:value-type="float" office:value="0.00021941166599504" calcext:value-type="float">
            <text:p>0,00022</text:p>
          </table:table-cell>
          <table:table-cell/>
        </table:table-row>
        <table:table-row table:style-name="ro1">
          <table:table-cell office:value-type="float" office:value="162.32" calcext:value-type="float">
            <text:p>162,32</text:p>
          </table:table-cell>
          <table:table-cell office:value-type="float" office:value="-232.822" calcext:value-type="float">
            <text:p>-232,822</text:p>
          </table:table-cell>
          <table:table-cell office:value-type="float" office:value="4.4" calcext:value-type="float">
            <text:p>4,4</text:p>
          </table:table-cell>
          <table:table-cell table:formula="of:=[.$G$2]*[.A112]+(1-[.$G$2])*[.D111]" office:value-type="float" office:value="155.354702529501" calcext:value-type="float">
            <text:p>155,355</text:p>
          </table:table-cell>
          <table:table-cell office:value-type="float" office:value="155.355" calcext:value-type="float">
            <text:p>155,355</text:p>
          </table:table-cell>
          <table:table-cell table:formula="of:=[.E112]-[.D112]" office:value-type="float" office:value="0.000297470499390329" calcext:value-type="float">
            <text:p>0,00030</text:p>
          </table:table-cell>
          <table:table-cell/>
        </table:table-row>
        <table:table-row table:style-name="ro1">
          <table:table-cell office:value-type="float" office:value="155.192" calcext:value-type="float">
            <text:p>155,192</text:p>
          </table:table-cell>
          <table:table-cell office:value-type="float" office:value="-244.318" calcext:value-type="float">
            <text:p>-244,318</text:p>
          </table:table-cell>
          <table:table-cell office:value-type="float" office:value="4.44" calcext:value-type="float">
            <text:p>4,44</text:p>
          </table:table-cell>
          <table:table-cell table:formula="of:=[.$G$2]*[.A113]+(1-[.$G$2])*[.D112]" office:value-type="float" office:value="155.338432276551" calcext:value-type="float">
            <text:p>155,338</text:p>
          </table:table-cell>
          <table:table-cell office:value-type="float" office:value="155.339" calcext:value-type="float">
            <text:p>155,339</text:p>
          </table:table-cell>
          <table:table-cell table:formula="of:=[.E113]-[.D113]" office:value-type="float" office:value="0.000567723449449886" calcext:value-type="float">
            <text:p>0,00057</text:p>
          </table:table-cell>
          <table:table-cell/>
        </table:table-row>
        <table:table-row table:style-name="ro1">
          <table:table-cell office:value-type="float" office:value="145.879" calcext:value-type="float">
            <text:p>145,879</text:p>
          </table:table-cell>
          <table:table-cell office:value-type="float" office:value="-212.704" calcext:value-type="float">
            <text:p>-212,704</text:p>
          </table:table-cell>
          <table:table-cell office:value-type="float" office:value="4.48" calcext:value-type="float">
            <text:p>4,48</text:p>
          </table:table-cell>
          <table:table-cell table:formula="of:=[.$G$2]*[.A114]+(1-[.$G$2])*[.D113]" office:value-type="float" office:value="154.392489048896" calcext:value-type="float">
            <text:p>154,392</text:p>
          </table:table-cell>
          <table:table-cell office:value-type="float" office:value="154.393" calcext:value-type="float">
            <text:p>154,393</text:p>
          </table:table-cell>
          <table:table-cell table:formula="of:=[.E114]-[.D114]" office:value-type="float" office:value="0.000510951104502055" calcext:value-type="float">
            <text:p>0,00051</text:p>
          </table:table-cell>
          <table:table-cell/>
        </table:table-row>
        <table:table-row table:style-name="ro1">
          <table:table-cell office:value-type="float" office:value="136.107" calcext:value-type="float">
            <text:p>136,107</text:p>
          </table:table-cell>
          <table:table-cell office:value-type="float" office:value="-133.471" calcext:value-type="float">
            <text:p>-133,471</text:p>
          </table:table-cell>
          <table:table-cell office:value-type="float" office:value="4.52" calcext:value-type="float">
            <text:p>4,52</text:p>
          </table:table-cell>
          <table:table-cell table:formula="of:=[.$G$2]*[.A115]+(1-[.$G$2])*[.D114]" office:value-type="float" office:value="152.563940144006" calcext:value-type="float">
            <text:p>152,564</text:p>
          </table:table-cell>
          <table:table-cell office:value-type="float" office:value="152.564" calcext:value-type="float">
            <text:p>152,564</text:p>
          </table:table-cell>
          <table:table-cell table:formula="of:=[.E115]-[.D115]" office:value-type="float" office:value="0.0000598559940385712" calcext:value-type="float">
            <text:p>0,00006</text:p>
          </table:table-cell>
          <table:table-cell/>
        </table:table-row>
        <table:table-row table:style-name="ro1">
          <table:table-cell office:value-type="float" office:value="127.599" calcext:value-type="float">
            <text:p>127,599</text:p>
          </table:table-cell>
          <table:table-cell office:value-type="float" office:value="-188.416" calcext:value-type="float">
            <text:p>-188,416</text:p>
          </table:table-cell>
          <table:table-cell office:value-type="float" office:value="4.56" calcext:value-type="float">
            <text:p>4,56</text:p>
          </table:table-cell>
          <table:table-cell table:formula="of:=[.$G$2]*[.A116]+(1-[.$G$2])*[.D115]" office:value-type="float" office:value="150.067446129605" calcext:value-type="float">
            <text:p>150,067</text:p>
          </table:table-cell>
          <table:table-cell office:value-type="float" office:value="150.067" calcext:value-type="float">
            <text:p>150,067</text:p>
          </table:table-cell>
          <table:table-cell table:formula="of:=[.E116]-[.D116]" office:value-type="float" office:value="-0.000446129605336409" calcext:value-type="float">
            <text:p>-0,00045</text:p>
          </table:table-cell>
          <table:table-cell/>
        </table:table-row>
        <table:table-row table:style-name="ro1">
          <table:table-cell office:value-type="float" office:value="122.26" calcext:value-type="float">
            <text:p>122,26</text:p>
          </table:table-cell>
          <table:table-cell office:value-type="float" office:value="-183.353" calcext:value-type="float">
            <text:p>-183,353</text:p>
          </table:table-cell>
          <table:table-cell office:value-type="float" office:value="4.6" calcext:value-type="float">
            <text:p>4,6</text:p>
          </table:table-cell>
          <table:table-cell table:formula="of:=[.$G$2]*[.A117]+(1-[.$G$2])*[.D116]" office:value-type="float" office:value="147.286701516645" calcext:value-type="float">
            <text:p>147,287</text:p>
          </table:table-cell>
          <table:table-cell office:value-type="float" office:value="147.287" calcext:value-type="float">
            <text:p>147,287</text:p>
          </table:table-cell>
          <table:table-cell table:formula="of:=[.E117]-[.D117]" office:value-type="float" office:value="0.000298483355180679" calcext:value-type="float">
            <text:p>0,00030</text:p>
          </table:table-cell>
          <table:table-cell/>
        </table:table-row>
        <table:table-row table:style-name="ro1">
          <table:table-cell office:value-type="float" office:value="114.723" calcext:value-type="float">
            <text:p>114,723</text:p>
          </table:table-cell>
          <table:table-cell office:value-type="float" office:value="-93.094" calcext:value-type="float">
            <text:p>-93,094</text:p>
          </table:table-cell>
          <table:table-cell office:value-type="float" office:value="4.64" calcext:value-type="float">
            <text:p>4,64</text:p>
          </table:table-cell>
          <table:table-cell table:formula="of:=[.$G$2]*[.A118]+(1-[.$G$2])*[.D117]" office:value-type="float" office:value="144.03033136498" calcext:value-type="float">
            <text:p>144,030</text:p>
          </table:table-cell>
          <table:table-cell office:value-type="float" office:value="144.03" calcext:value-type="float">
            <text:p>144,03</text:p>
          </table:table-cell>
          <table:table-cell table:formula="of:=[.E118]-[.D118]" office:value-type="float" office:value="-0.000331364980326043" calcext:value-type="float">
            <text:p>-0,00033</text:p>
          </table:table-cell>
          <table:table-cell/>
        </table:table-row>
        <table:table-row table:style-name="ro1">
          <table:table-cell office:value-type="float" office:value="107.389" calcext:value-type="float">
            <text:p>107,389</text:p>
          </table:table-cell>
          <table:table-cell office:value-type="float" office:value="-139.121" calcext:value-type="float">
            <text:p>-139,121</text:p>
          </table:table-cell>
          <table:table-cell office:value-type="float" office:value="4.68" calcext:value-type="float">
            <text:p>4,68</text:p>
          </table:table-cell>
          <table:table-cell table:formula="of:=[.$G$2]*[.A119]+(1-[.$G$2])*[.D118]" office:value-type="float" office:value="140.366198228482" calcext:value-type="float">
            <text:p>140,366</text:p>
          </table:table-cell>
          <table:table-cell office:value-type="float" office:value="140.366" calcext:value-type="float">
            <text:p>140,366</text:p>
          </table:table-cell>
          <table:table-cell table:formula="of:=[.E119]-[.D119]" office:value-type="float" office:value="-0.000198228482275908" calcext:value-type="float">
            <text:p>-0,00020</text:p>
          </table:table-cell>
          <table:table-cell/>
        </table:table-row>
        <table:table-row table:style-name="ro1">
          <table:table-cell office:value-type="float" office:value="103.665" calcext:value-type="float">
            <text:p>103,665</text:p>
          </table:table-cell>
          <table:table-cell office:value-type="float" office:value="-93.607" calcext:value-type="float">
            <text:p>-93,607</text:p>
          </table:table-cell>
          <table:table-cell office:value-type="float" office:value="4.72" calcext:value-type="float">
            <text:p>4,72</text:p>
          </table:table-cell>
          <table:table-cell table:formula="of:=[.$G$2]*[.A120]+(1-[.$G$2])*[.D119]" office:value-type="float" office:value="136.696078405634" calcext:value-type="float">
            <text:p>136,696</text:p>
          </table:table-cell>
          <table:table-cell office:value-type="float" office:value="136.696" calcext:value-type="float">
            <text:p>136,696</text:p>
          </table:table-cell>
          <table:table-cell table:formula="of:=[.E120]-[.D120]" office:value-type="float" office:value="-0.0000784056340705774" calcext:value-type="float">
            <text:p>-0,00008</text:p>
          </table:table-cell>
          <table:table-cell/>
        </table:table-row>
        <table:table-row table:style-name="ro1">
          <table:table-cell office:value-type="float" office:value="98.1" calcext:value-type="float">
            <text:p>98,1</text:p>
          </table:table-cell>
          <table:table-cell office:value-type="float" office:value="-81.689" calcext:value-type="float">
            <text:p>-81,689</text:p>
          </table:table-cell>
          <table:table-cell office:value-type="float" office:value="4.76" calcext:value-type="float">
            <text:p>4,76</text:p>
          </table:table-cell>
          <table:table-cell table:formula="of:=[.$G$2]*[.A121]+(1-[.$G$2])*[.D120]" office:value-type="float" office:value="132.836470565071" calcext:value-type="float">
            <text:p>132,836</text:p>
          </table:table-cell>
          <table:table-cell office:value-type="float" office:value="132.837" calcext:value-type="float">
            <text:p>132,837</text:p>
          </table:table-cell>
          <table:table-cell table:formula="of:=[.E121]-[.D121]" office:value-type="float" office:value="0.00052943492931945" calcext:value-type="float">
            <text:p>0,00053</text:p>
          </table:table-cell>
          <table:table-cell/>
        </table:table-row>
        <table:table-row table:style-name="ro1">
          <table:table-cell office:value-type="float" office:value="94.356" calcext:value-type="float">
            <text:p>94,356</text:p>
          </table:table-cell>
          <table:table-cell office:value-type="float" office:value="-140.656" calcext:value-type="float">
            <text:p>-140,656</text:p>
          </table:table-cell>
          <table:table-cell office:value-type="float" office:value="4.8" calcext:value-type="float">
            <text:p>4,8</text:p>
          </table:table-cell>
          <table:table-cell table:formula="of:=[.$G$2]*[.A122]+(1-[.$G$2])*[.D121]" office:value-type="float" office:value="128.988423508564" calcext:value-type="float">
            <text:p>128,988</text:p>
          </table:table-cell>
          <table:table-cell office:value-type="float" office:value="128.988" calcext:value-type="float">
            <text:p>128,988</text:p>
          </table:table-cell>
          <table:table-cell table:formula="of:=[.E122]-[.D122]" office:value-type="float" office:value="-0.00042350856361395" calcext:value-type="float">
            <text:p>-0,00042</text:p>
          </table:table-cell>
          <table:table-cell/>
        </table:table-row>
        <table:table-row table:style-name="ro1">
          <table:table-cell office:value-type="float" office:value="91.088" calcext:value-type="float">
            <text:p>91,088</text:p>
          </table:table-cell>
          <table:table-cell office:value-type="float" office:value="-85.534" calcext:value-type="float">
            <text:p>-85,534</text:p>
          </table:table-cell>
          <table:table-cell office:value-type="float" office:value="4.84" calcext:value-type="float">
            <text:p>4,84</text:p>
          </table:table-cell>
          <table:table-cell table:formula="of:=[.$G$2]*[.A123]+(1-[.$G$2])*[.D122]" office:value-type="float" office:value="125.198381157707" calcext:value-type="float">
            <text:p>125,198</text:p>
          </table:table-cell>
          <table:table-cell office:value-type="float" office:value="125.198" calcext:value-type="float">
            <text:p>125,198</text:p>
          </table:table-cell>
          <table:table-cell table:formula="of:=[.E123]-[.D123]" office:value-type="float" office:value="-0.000381157707266766" calcext:value-type="float">
            <text:p>-0,00038</text:p>
          </table:table-cell>
          <table:table-cell/>
        </table:table-row>
        <table:table-row table:style-name="ro1">
          <table:table-cell office:value-type="float" office:value="85.462" calcext:value-type="float">
            <text:p>85,462</text:p>
          </table:table-cell>
          <table:table-cell office:value-type="float" office:value="-84.328" calcext:value-type="float">
            <text:p>-84,328</text:p>
          </table:table-cell>
          <table:table-cell office:value-type="float" office:value="4.88" calcext:value-type="float">
            <text:p>4,88</text:p>
          </table:table-cell>
          <table:table-cell table:formula="of:=[.$G$2]*[.A124]+(1-[.$G$2])*[.D123]" office:value-type="float" office:value="121.224743041937" calcext:value-type="float">
            <text:p>121,225</text:p>
          </table:table-cell>
          <table:table-cell office:value-type="float" office:value="121.225" calcext:value-type="float">
            <text:p>121,225</text:p>
          </table:table-cell>
          <table:table-cell table:formula="of:=[.E124]-[.D124]" office:value-type="float" office:value="0.000256958063459933" calcext:value-type="float">
            <text:p>0,00026</text:p>
          </table:table-cell>
          <table:table-cell/>
        </table:table-row>
        <table:table-row table:style-name="ro1">
          <table:table-cell office:value-type="float" office:value="82.041" calcext:value-type="float">
            <text:p>82,041</text:p>
          </table:table-cell>
          <table:table-cell office:value-type="float" office:value="-67.6" calcext:value-type="float">
            <text:p>-67,6</text:p>
          </table:table-cell>
          <table:table-cell office:value-type="float" office:value="4.92" calcext:value-type="float">
            <text:p>4,92</text:p>
          </table:table-cell>
          <table:table-cell table:formula="of:=[.$G$2]*[.A125]+(1-[.$G$2])*[.D124]" office:value-type="float" office:value="117.306368737743" calcext:value-type="float">
            <text:p>117,306</text:p>
          </table:table-cell>
          <table:table-cell office:value-type="float" office:value="117.306" calcext:value-type="float">
            <text:p>117,306</text:p>
          </table:table-cell>
          <table:table-cell table:formula="of:=[.E125]-[.D125]" office:value-type="float" office:value="-0.000368737742888925" calcext:value-type="float">
            <text:p>-0,00037</text:p>
          </table:table-cell>
          <table:table-cell/>
        </table:table-row>
        <table:table-row table:style-name="ro1">
          <table:table-cell office:value-type="float" office:value="78.668" calcext:value-type="float">
            <text:p>78,668</text:p>
          </table:table-cell>
          <table:table-cell office:value-type="float" office:value="-106.901" calcext:value-type="float">
            <text:p>-106,901</text:p>
          </table:table-cell>
          <table:table-cell office:value-type="float" office:value="4.96" calcext:value-type="float">
            <text:p>4,96</text:p>
          </table:table-cell>
          <table:table-cell table:formula="of:=[.$G$2]*[.A126]+(1-[.$G$2])*[.D125]" office:value-type="float" office:value="113.442531863969" calcext:value-type="float">
            <text:p>113,443</text:p>
          </table:table-cell>
          <table:table-cell office:value-type="float" office:value="113.443" calcext:value-type="float">
            <text:p>113,443</text:p>
          </table:table-cell>
          <table:table-cell table:formula="of:=[.E126]-[.D126]" office:value-type="float" office:value="0.000468136031400945" calcext:value-type="float">
            <text:p>0,00047</text:p>
          </table:table-cell>
          <table:table-cell/>
        </table:table-row>
        <table:table-row table:style-name="ro1">
          <table:table-cell office:value-type="float" office:value="75.964" calcext:value-type="float">
            <text:p>75,964</text:p>
          </table:table-cell>
          <table:table-cell office:value-type="float" office:value="-121.328" calcext:value-type="float">
            <text:p>-121,328</text:p>
          </table:table-cell>
          <table:table-cell office:value-type="float" office:value="5" calcext:value-type="float">
            <text:p>5</text:p>
          </table:table-cell>
          <table:table-cell table:formula="of:=[.$G$2]*[.A127]+(1-[.$G$2])*[.D126]" office:value-type="float" office:value="109.694678677572" calcext:value-type="float">
            <text:p>109,695</text:p>
          </table:table-cell>
          <table:table-cell office:value-type="float" office:value="109.695" calcext:value-type="float">
            <text:p>109,695</text:p>
          </table:table-cell>
          <table:table-cell table:formula="of:=[.E127]-[.D127]" office:value-type="float" office:value="0.000321322428249005" calcext:value-type="float">
            <text:p>0,00032</text:p>
          </table:table-cell>
          <table:table-cell/>
        </table:table-row>
        <table:table-row table:style-name="ro1">
          <table:table-cell office:value-type="float" office:value="71.688" calcext:value-type="float">
            <text:p>71,688</text:p>
          </table:table-cell>
          <table:table-cell office:value-type="float" office:value="-104.931" calcext:value-type="float">
            <text:p>-104,931</text:p>
          </table:table-cell>
          <table:table-cell office:value-type="float" office:value="5.04" calcext:value-type="float">
            <text:p>5,04</text:p>
          </table:table-cell>
          <table:table-cell table:formula="of:=[.$G$2]*[.A128]+(1-[.$G$2])*[.D127]" office:value-type="float" office:value="105.894010809815" calcext:value-type="float">
            <text:p>105,894</text:p>
          </table:table-cell>
          <table:table-cell office:value-type="float" office:value="105.894" calcext:value-type="float">
            <text:p>105,894</text:p>
          </table:table-cell>
          <table:table-cell table:formula="of:=[.E128]-[.D128]" office:value-type="float" office:value="-0.0000108098145688018" calcext:value-type="float">
            <text:p>-0,00001</text:p>
          </table:table-cell>
          <table:table-cell/>
        </table:table-row>
        <table:table-row table:style-name="ro1">
          <table:table-cell office:value-type="float" office:value="66.835" calcext:value-type="float">
            <text:p>66,835</text:p>
          </table:table-cell>
          <table:table-cell office:value-type="float" office:value="-87.175" calcext:value-type="float">
            <text:p>-87,175</text:p>
          </table:table-cell>
          <table:table-cell office:value-type="float" office:value="5.08" calcext:value-type="float">
            <text:p>5,08</text:p>
          </table:table-cell>
          <table:table-cell table:formula="of:=[.$G$2]*[.A129]+(1-[.$G$2])*[.D128]" office:value-type="float" office:value="101.988109728833" calcext:value-type="float">
            <text:p>101,988</text:p>
          </table:table-cell>
          <table:table-cell office:value-type="float" office:value="101.988" calcext:value-type="float">
            <text:p>101,988</text:p>
          </table:table-cell>
          <table:table-cell table:formula="of:=[.E129]-[.D129]" office:value-type="float" office:value="-0.000109728833109557" calcext:value-type="float">
            <text:p>-0,00011</text:p>
          </table:table-cell>
          <table:table-cell/>
        </table:table-row>
        <table:table-row table:style-name="ro1">
          <table:table-cell office:value-type="float" office:value="62.637" calcext:value-type="float">
            <text:p>62,637</text:p>
          </table:table-cell>
          <table:table-cell office:value-type="float" office:value="-88.445" calcext:value-type="float">
            <text:p>-88,445</text:p>
          </table:table-cell>
          <table:table-cell office:value-type="float" office:value="5.12" calcext:value-type="float">
            <text:p>5,12</text:p>
          </table:table-cell>
          <table:table-cell table:formula="of:=[.$G$2]*[.A130]+(1-[.$G$2])*[.D129]" office:value-type="float" office:value="98.0529987559498" calcext:value-type="float">
            <text:p>98,053</text:p>
          </table:table-cell>
          <table:table-cell office:value-type="float" office:value="98.053" calcext:value-type="float">
            <text:p>98,053</text:p>
          </table:table-cell>
          <table:table-cell table:formula="of:=[.E130]-[.D130]" office:value-type="float" office:value="0.00000124405019619189" calcext:value-type="float">
            <text:p>0,00000</text:p>
          </table:table-cell>
          <table:table-cell/>
        </table:table-row>
        <table:table-row table:style-name="ro1">
          <table:table-cell office:value-type="float" office:value="59.15" calcext:value-type="float">
            <text:p>59,15</text:p>
          </table:table-cell>
          <table:table-cell office:value-type="float" office:value="-17.277" calcext:value-type="float">
            <text:p>-17,277</text:p>
          </table:table-cell>
          <table:table-cell office:value-type="float" office:value="5.16" calcext:value-type="float">
            <text:p>5,16</text:p>
          </table:table-cell>
          <table:table-cell table:formula="of:=[.$G$2]*[.A131]+(1-[.$G$2])*[.D130]" office:value-type="float" office:value="94.1626988803548" calcext:value-type="float">
            <text:p>94,163</text:p>
          </table:table-cell>
          <table:table-cell office:value-type="float" office:value="94.163" calcext:value-type="float">
            <text:p>94,163</text:p>
          </table:table-cell>
          <table:table-cell table:formula="of:=[.E131]-[.D131]" office:value-type="float" office:value="0.000301119645172321" calcext:value-type="float">
            <text:p>0,00030</text:p>
          </table:table-cell>
          <table:table-cell/>
        </table:table-row>
        <table:table-row table:style-name="ro1">
          <table:table-cell office:value-type="float" office:value="55.613" calcext:value-type="float">
            <text:p>55,613</text:p>
          </table:table-cell>
          <table:table-cell office:value-type="float" office:value="15.245" calcext:value-type="float">
            <text:p>15,245</text:p>
          </table:table-cell>
          <table:table-cell office:value-type="float" office:value="5.2" calcext:value-type="float">
            <text:p>5,2</text:p>
          </table:table-cell>
          <table:table-cell table:formula="of:=[.$G$2]*[.A132]+(1-[.$G$2])*[.D131]" office:value-type="float" office:value="90.3077289923193" calcext:value-type="float">
            <text:p>90,308</text:p>
          </table:table-cell>
          <table:table-cell office:value-type="float" office:value="90.308" calcext:value-type="float">
            <text:p>90,308</text:p>
          </table:table-cell>
          <table:table-cell table:formula="of:=[.E132]-[.D132]" office:value-type="float" office:value="0.000271007680666457" calcext:value-type="float">
            <text:p>0,00027</text:p>
          </table:table-cell>
          <table:table-cell/>
        </table:table-row>
        <table:table-row table:style-name="ro1">
          <table:table-cell office:value-type="float" office:value="54.921" calcext:value-type="float">
            <text:p>54,921</text:p>
          </table:table-cell>
          <table:table-cell office:value-type="float" office:value="26.019" calcext:value-type="float">
            <text:p>26,019</text:p>
          </table:table-cell>
          <table:table-cell office:value-type="float" office:value="5.24" calcext:value-type="float">
            <text:p>5,24</text:p>
          </table:table-cell>
          <table:table-cell table:formula="of:=[.$G$2]*[.A133]+(1-[.$G$2])*[.D132]" office:value-type="float" office:value="86.7690560930874" calcext:value-type="float">
            <text:p>86,769</text:p>
          </table:table-cell>
          <table:table-cell office:value-type="float" office:value="86.769" calcext:value-type="float">
            <text:p>86,769</text:p>
          </table:table-cell>
          <table:table-cell table:formula="of:=[.E133]-[.D133]" office:value-type="float" office:value="-0.0000560930874087262" calcext:value-type="float">
            <text:p>-0,00006</text:p>
          </table:table-cell>
          <table:table-cell/>
        </table:table-row>
        <table:table-row table:style-name="ro1">
          <table:table-cell office:value-type="float" office:value="55.531" calcext:value-type="float">
            <text:p>55,531</text:p>
          </table:table-cell>
          <table:table-cell office:value-type="float" office:value="62.743" calcext:value-type="float">
            <text:p>62,743</text:p>
          </table:table-cell>
          <table:table-cell office:value-type="float" office:value="5.28" calcext:value-type="float">
            <text:p>5,28</text:p>
          </table:table-cell>
          <table:table-cell table:formula="of:=[.$G$2]*[.A134]+(1-[.$G$2])*[.D133]" office:value-type="float" office:value="83.6452504837787" calcext:value-type="float">
            <text:p>83,645</text:p>
          </table:table-cell>
          <table:table-cell office:value-type="float" office:value="83.645" calcext:value-type="float">
            <text:p>83,645</text:p>
          </table:table-cell>
          <table:table-cell table:formula="of:=[.E134]-[.D134]" office:value-type="float" office:value="-0.000250483778685862" calcext:value-type="float">
            <text:p>-0,00025</text:p>
          </table:table-cell>
          <table:table-cell/>
        </table:table-row>
        <table:table-row table:style-name="ro1">
          <table:table-cell office:value-type="float" office:value="56.572" calcext:value-type="float">
            <text:p>56,572</text:p>
          </table:table-cell>
          <table:table-cell office:value-type="float" office:value="37.267" calcext:value-type="float">
            <text:p>37,267</text:p>
          </table:table-cell>
          <table:table-cell office:value-type="float" office:value="5.32" calcext:value-type="float">
            <text:p>5,32</text:p>
          </table:table-cell>
          <table:table-cell table:formula="of:=[.$G$2]*[.A135]+(1-[.$G$2])*[.D134]" office:value-type="float" office:value="80.9379254354008" calcext:value-type="float">
            <text:p>80,938</text:p>
          </table:table-cell>
          <table:table-cell office:value-type="float" office:value="80.938" calcext:value-type="float">
            <text:p>80,938</text:p>
          </table:table-cell>
          <table:table-cell table:formula="of:=[.E135]-[.D135]" office:value-type="float" office:value="0.0000745645991884203" calcext:value-type="float">
            <text:p>0,00007</text:p>
          </table:table-cell>
          <table:table-cell/>
        </table:table-row>
        <table:table-row table:style-name="ro1">
          <table:table-cell office:value-type="float" office:value="59.082" calcext:value-type="float">
            <text:p>59,082</text:p>
          </table:table-cell>
          <table:table-cell office:value-type="float" office:value="127.893" calcext:value-type="float">
            <text:p>127,893</text:p>
          </table:table-cell>
          <table:table-cell office:value-type="float" office:value="5.36" calcext:value-type="float">
            <text:p>5,36</text:p>
          </table:table-cell>
          <table:table-cell table:formula="of:=[.$G$2]*[.A136]+(1-[.$G$2])*[.D135]" office:value-type="float" office:value="78.7523328918607" calcext:value-type="float">
            <text:p>78,752</text:p>
          </table:table-cell>
          <table:table-cell office:value-type="float" office:value="78.752" calcext:value-type="float">
            <text:p>78,752</text:p>
          </table:table-cell>
          <table:table-cell table:formula="of:=[.E136]-[.D136]" office:value-type="float" office:value="-0.000332891860736595" calcext:value-type="float">
            <text:p>-0,00033</text:p>
          </table:table-cell>
          <table:table-cell/>
        </table:table-row>
        <table:table-row table:style-name="ro1">
          <table:table-cell office:value-type="float" office:value="60.572" calcext:value-type="float">
            <text:p>60,572</text:p>
          </table:table-cell>
          <table:table-cell office:value-type="float" office:value="227.304" calcext:value-type="float">
            <text:p>227,304</text:p>
          </table:table-cell>
          <table:table-cell office:value-type="float" office:value="5.4" calcext:value-type="float">
            <text:p>5,4</text:p>
          </table:table-cell>
          <table:table-cell table:formula="of:=[.$G$2]*[.A137]+(1-[.$G$2])*[.D136]" office:value-type="float" office:value="76.9342996026747" calcext:value-type="float">
            <text:p>76,934</text:p>
          </table:table-cell>
          <table:table-cell office:value-type="float" office:value="76.934" calcext:value-type="float">
            <text:p>76,934</text:p>
          </table:table-cell>
          <table:table-cell table:formula="of:=[.E137]-[.D137]" office:value-type="float" office:value="-0.000299602674658672" calcext:value-type="float">
            <text:p>-0,00030</text:p>
          </table:table-cell>
          <table:table-cell/>
        </table:table-row>
        <table:table-row table:style-name="ro1">
          <table:table-cell office:value-type="float" office:value="65.688" calcext:value-type="float">
            <text:p>65,688</text:p>
          </table:table-cell>
          <table:table-cell office:value-type="float" office:value="132.254" calcext:value-type="float">
            <text:p>132,254</text:p>
          </table:table-cell>
          <table:table-cell office:value-type="float" office:value="5.44" calcext:value-type="float">
            <text:p>5,44</text:p>
          </table:table-cell>
          <table:table-cell table:formula="of:=[.$G$2]*[.A138]+(1-[.$G$2])*[.D137]" office:value-type="float" office:value="75.8096696424072" calcext:value-type="float">
            <text:p>75,810</text:p>
          </table:table-cell>
          <table:table-cell office:value-type="float" office:value="75.81" calcext:value-type="float">
            <text:p>75,81</text:p>
          </table:table-cell>
          <table:table-cell table:formula="of:=[.E138]-[.D138]" office:value-type="float" office:value="0.000330357592815744" calcext:value-type="float">
            <text:p>0,00033</text:p>
          </table:table-cell>
          <table:table-cell/>
        </table:table-row>
        <table:table-row table:style-name="ro1">
          <table:table-cell office:value-type="float" office:value="74.78" calcext:value-type="float">
            <text:p>74,78</text:p>
          </table:table-cell>
          <table:table-cell office:value-type="float" office:value="120.334" calcext:value-type="float">
            <text:p>120,334</text:p>
          </table:table-cell>
          <table:table-cell office:value-type="float" office:value="5.48" calcext:value-type="float">
            <text:p>5,48</text:p>
          </table:table-cell>
          <table:table-cell table:formula="of:=[.$G$2]*[.A139]+(1-[.$G$2])*[.D138]" office:value-type="float" office:value="75.7067026781665" calcext:value-type="float">
            <text:p>75,707</text:p>
          </table:table-cell>
          <table:table-cell office:value-type="float" office:value="75.707" calcext:value-type="float">
            <text:p>75,707</text:p>
          </table:table-cell>
          <table:table-cell table:formula="of:=[.E139]-[.D139]" office:value-type="float" office:value="0.000297321833528486" calcext:value-type="float">
            <text:p>0,00030</text:p>
          </table:table-cell>
          <table:table-cell/>
        </table:table-row>
        <table:table-row table:style-name="ro1">
          <table:table-cell office:value-type="float" office:value="80.07" calcext:value-type="float">
            <text:p>80,07</text:p>
          </table:table-cell>
          <table:table-cell office:value-type="float" office:value="145.47" calcext:value-type="float">
            <text:p>145,47</text:p>
          </table:table-cell>
          <table:table-cell office:value-type="float" office:value="5.52" calcext:value-type="float">
            <text:p>5,52</text:p>
          </table:table-cell>
          <table:table-cell table:formula="of:=[.$G$2]*[.A140]+(1-[.$G$2])*[.D139]" office:value-type="float" office:value="76.1430324103498" calcext:value-type="float">
            <text:p>76,143</text:p>
          </table:table-cell>
          <table:table-cell office:value-type="float" office:value="76.143" calcext:value-type="float">
            <text:p>76,143</text:p>
          </table:table-cell>
          <table:table-cell table:formula="of:=[.E140]-[.D140]" office:value-type="float" office:value="-0.0000324103498314798" calcext:value-type="float">
            <text:p>-0,00003</text:p>
          </table:table-cell>
          <table:table-cell/>
        </table:table-row>
        <table:table-row table:style-name="ro1">
          <table:table-cell office:value-type="float" office:value="84.884" calcext:value-type="float">
            <text:p>84,884</text:p>
          </table:table-cell>
          <table:table-cell office:value-type="float" office:value="130.433" calcext:value-type="float">
            <text:p>130,433</text:p>
          </table:table-cell>
          <table:table-cell office:value-type="float" office:value="5.56" calcext:value-type="float">
            <text:p>5,56</text:p>
          </table:table-cell>
          <table:table-cell table:formula="of:=[.$G$2]*[.A141]+(1-[.$G$2])*[.D140]" office:value-type="float" office:value="77.0171291693149" calcext:value-type="float">
            <text:p>77,017</text:p>
          </table:table-cell>
          <table:table-cell office:value-type="float" office:value="77.017" calcext:value-type="float">
            <text:p>77,017</text:p>
          </table:table-cell>
          <table:table-cell table:formula="of:=[.E141]-[.D141]" office:value-type="float" office:value="-0.000129169314860178" calcext:value-type="float">
            <text:p>-0,00013</text:p>
          </table:table-cell>
          <table:table-cell/>
        </table:table-row>
        <table:table-row table:style-name="ro1">
          <table:table-cell office:value-type="float" office:value="90.703" calcext:value-type="float">
            <text:p>90,703</text:p>
          </table:table-cell>
          <table:table-cell office:value-type="float" office:value="158.584" calcext:value-type="float">
            <text:p>158,584</text:p>
          </table:table-cell>
          <table:table-cell office:value-type="float" office:value="5.6" calcext:value-type="float">
            <text:p>5,6</text:p>
          </table:table-cell>
          <table:table-cell table:formula="of:=[.$G$2]*[.A142]+(1-[.$G$2])*[.D141]" office:value-type="float" office:value="78.3857162523834" calcext:value-type="float">
            <text:p>78,386</text:p>
          </table:table-cell>
          <table:table-cell office:value-type="float" office:value="78.386" calcext:value-type="float">
            <text:p>78,386</text:p>
          </table:table-cell>
          <table:table-cell table:formula="of:=[.E142]-[.D142]" office:value-type="float" office:value="0.000283747616620644" calcext:value-type="float">
            <text:p>0,00028</text:p>
          </table:table-cell>
          <table:table-cell/>
        </table:table-row>
        <table:table-row table:style-name="ro1">
          <table:table-cell office:value-type="float" office:value="95.92" calcext:value-type="float">
            <text:p>95,92</text:p>
          </table:table-cell>
          <table:table-cell office:value-type="float" office:value="65.328" calcext:value-type="float">
            <text:p>65,328</text:p>
          </table:table-cell>
          <table:table-cell office:value-type="float" office:value="5.64" calcext:value-type="float">
            <text:p>5,64</text:p>
          </table:table-cell>
          <table:table-cell table:formula="of:=[.$G$2]*[.A143]+(1-[.$G$2])*[.D142]" office:value-type="float" office:value="80.1391446271451" calcext:value-type="float">
            <text:p>80,139</text:p>
          </table:table-cell>
          <table:table-cell office:value-type="float" office:value="80.139" calcext:value-type="float">
            <text:p>80,139</text:p>
          </table:table-cell>
          <table:table-cell table:formula="of:=[.E143]-[.D143]" office:value-type="float" office:value="-0.000144627145047593" calcext:value-type="float">
            <text:p>-0,00014</text:p>
          </table:table-cell>
          <table:table-cell/>
        </table:table-row>
        <table:table-row table:style-name="ro1">
          <table:table-cell office:value-type="float" office:value="102.263" calcext:value-type="float">
            <text:p>102,263</text:p>
          </table:table-cell>
          <table:table-cell office:value-type="float" office:value="80.04" calcext:value-type="float">
            <text:p>80,04</text:p>
          </table:table-cell>
          <table:table-cell office:value-type="float" office:value="5.68" calcext:value-type="float">
            <text:p>5,68</text:p>
          </table:table-cell>
          <table:table-cell table:formula="of:=[.$G$2]*[.A144]+(1-[.$G$2])*[.D143]" office:value-type="float" office:value="82.3515301644306" calcext:value-type="float">
            <text:p>82,352</text:p>
          </table:table-cell>
          <table:table-cell office:value-type="float" office:value="82.352" calcext:value-type="float">
            <text:p>82,352</text:p>
          </table:table-cell>
          <table:table-cell table:formula="of:=[.E144]-[.D144]" office:value-type="float" office:value="0.000469835569447241" calcext:value-type="float">
            <text:p>0,00047</text:p>
          </table:table-cell>
          <table:table-cell/>
        </table:table-row>
        <table:table-row table:style-name="ro1">
          <table:table-cell office:value-type="float" office:value="104.876" calcext:value-type="float">
            <text:p>104,876</text:p>
          </table:table-cell>
          <table:table-cell office:value-type="float" office:value="182.845" calcext:value-type="float">
            <text:p>182,845</text:p>
          </table:table-cell>
          <table:table-cell office:value-type="float" office:value="5.72" calcext:value-type="float">
            <text:p>5,72</text:p>
          </table:table-cell>
          <table:table-cell table:formula="of:=[.$G$2]*[.A145]+(1-[.$G$2])*[.D144]" office:value-type="float" office:value="84.6039771479875" calcext:value-type="float">
            <text:p>84,604</text:p>
          </table:table-cell>
          <table:table-cell office:value-type="float" office:value="84.604" calcext:value-type="float">
            <text:p>84,604</text:p>
          </table:table-cell>
          <table:table-cell table:formula="of:=[.E145]-[.D145]" office:value-type="float" office:value="0.0000228520124920806" calcext:value-type="float">
            <text:p>0,00002</text:p>
          </table:table-cell>
          <table:table-cell/>
        </table:table-row>
        <table:table-row table:style-name="ro1">
          <table:table-cell office:value-type="float" office:value="108.078" calcext:value-type="float">
            <text:p>108,078</text:p>
          </table:table-cell>
          <table:table-cell office:value-type="float" office:value="68.566" calcext:value-type="float">
            <text:p>68,566</text:p>
          </table:table-cell>
          <table:table-cell office:value-type="float" office:value="5.76" calcext:value-type="float">
            <text:p>5,76</text:p>
          </table:table-cell>
          <table:table-cell table:formula="of:=[.$G$2]*[.A146]+(1-[.$G$2])*[.D145]" office:value-type="float" office:value="86.9513794331888" calcext:value-type="float">
            <text:p>86,951</text:p>
          </table:table-cell>
          <table:table-cell office:value-type="float" office:value="86.951" calcext:value-type="float">
            <text:p>86,951</text:p>
          </table:table-cell>
          <table:table-cell table:formula="of:=[.E146]-[.D146]" office:value-type="float" office:value="-0.000379433188768985" calcext:value-type="float">
            <text:p>-0,00038</text:p>
          </table:table-cell>
          <table:table-cell/>
        </table:table-row>
        <table:table-row table:style-name="ro1">
          <table:table-cell office:value-type="float" office:value="115.392" calcext:value-type="float">
            <text:p>115,392</text:p>
          </table:table-cell>
          <table:table-cell office:value-type="float" office:value="102.631" calcext:value-type="float">
            <text:p>102,631</text:p>
          </table:table-cell>
          <table:table-cell office:value-type="float" office:value="5.8" calcext:value-type="float">
            <text:p>5,8</text:p>
          </table:table-cell>
          <table:table-cell table:formula="of:=[.$G$2]*[.A147]+(1-[.$G$2])*[.D146]" office:value-type="float" office:value="89.7954414898699" calcext:value-type="float">
            <text:p>89,795</text:p>
          </table:table-cell>
          <table:table-cell office:value-type="float" office:value="89.795" calcext:value-type="float">
            <text:p>89,795</text:p>
          </table:table-cell>
          <table:table-cell table:formula="of:=[.E147]-[.D147]" office:value-type="float" office:value="-0.000441489869885459" calcext:value-type="float">
            <text:p>-0,00044</text:p>
          </table:table-cell>
          <table:table-cell/>
        </table:table-row>
        <table:table-row table:style-name="ro1">
          <table:table-cell office:value-type="float" office:value="118.134" calcext:value-type="float">
            <text:p>118,134</text:p>
          </table:table-cell>
          <table:table-cell office:value-type="float" office:value="208.606" calcext:value-type="float">
            <text:p>208,606</text:p>
          </table:table-cell>
          <table:table-cell office:value-type="float" office:value="5.84" calcext:value-type="float">
            <text:p>5,84</text:p>
          </table:table-cell>
          <table:table-cell table:formula="of:=[.$G$2]*[.A148]+(1-[.$G$2])*[.D147]" office:value-type="float" office:value="92.6292973408829" calcext:value-type="float">
            <text:p>92,629</text:p>
          </table:table-cell>
          <table:table-cell office:value-type="float" office:value="92.629" calcext:value-type="float">
            <text:p>92,629</text:p>
          </table:table-cell>
          <table:table-cell table:formula="of:=[.E148]-[.D148]" office:value-type="float" office:value="-0.000297340882895014" calcext:value-type="float">
            <text:p>-0,00030</text:p>
          </table:table-cell>
          <table:table-cell/>
        </table:table-row>
        <table:table-row table:style-name="ro1">
          <table:table-cell office:value-type="float" office:value="122.24" calcext:value-type="float">
            <text:p>122,24</text:p>
          </table:table-cell>
          <table:table-cell office:value-type="float" office:value="208.271" calcext:value-type="float">
            <text:p>208,271</text:p>
          </table:table-cell>
          <table:table-cell office:value-type="float" office:value="5.88" calcext:value-type="float">
            <text:p>5,88</text:p>
          </table:table-cell>
          <table:table-cell table:formula="of:=[.$G$2]*[.A149]+(1-[.$G$2])*[.D148]" office:value-type="float" office:value="95.5903676067946" calcext:value-type="float">
            <text:p>95,590</text:p>
          </table:table-cell>
          <table:table-cell office:value-type="float" office:value="95.59" calcext:value-type="float">
            <text:p>95,59</text:p>
          </table:table-cell>
          <table:table-cell table:formula="of:=[.E149]-[.D149]" office:value-type="float" office:value="-0.000367606794611675" calcext:value-type="float">
            <text:p>-0,00037</text:p>
          </table:table-cell>
          <table:table-cell/>
        </table:table-row>
        <table:table-row table:style-name="ro1">
          <table:table-cell office:value-type="float" office:value="130.584" calcext:value-type="float">
            <text:p>130,584</text:p>
          </table:table-cell>
          <table:table-cell office:value-type="float" office:value="126.705" calcext:value-type="float">
            <text:p>126,705</text:p>
          </table:table-cell>
          <table:table-cell office:value-type="float" office:value="5.92" calcext:value-type="float">
            <text:p>5,92</text:p>
          </table:table-cell>
          <table:table-cell table:formula="of:=[.$G$2]*[.A150]+(1-[.$G$2])*[.D149]" office:value-type="float" office:value="99.0897308461152" calcext:value-type="float">
            <text:p>99,090</text:p>
          </table:table-cell>
          <table:table-cell office:value-type="float" office:value="99.09" calcext:value-type="float">
            <text:p>99,09</text:p>
          </table:table-cell>
          <table:table-cell table:formula="of:=[.E150]-[.D150]" office:value-type="float" office:value="0.000269153884843831" calcext:value-type="float">
            <text:p>0,00027</text:p>
          </table:table-cell>
          <table:table-cell/>
        </table:table-row>
        <table:table-row table:style-name="ro1">
          <table:table-cell office:value-type="float" office:value="138.915" calcext:value-type="float">
            <text:p>138,915</text:p>
          </table:table-cell>
          <table:table-cell office:value-type="float" office:value="207.408" calcext:value-type="float">
            <text:p>207,408</text:p>
          </table:table-cell>
          <table:table-cell office:value-type="float" office:value="5.96" calcext:value-type="float">
            <text:p>5,96</text:p>
          </table:table-cell>
          <table:table-cell table:formula="of:=[.$G$2]*[.A151]+(1-[.$G$2])*[.D150]" office:value-type="float" office:value="103.072257761504" calcext:value-type="float">
            <text:p>103,072</text:p>
          </table:table-cell>
          <table:table-cell office:value-type="float" office:value="103.072" calcext:value-type="float">
            <text:p>103,072</text:p>
          </table:table-cell>
          <table:table-cell table:formula="of:=[.E151]-[.D151]" office:value-type="float" office:value="-0.000257761503632992" calcext:value-type="float">
            <text:p>-0,00026</text:p>
          </table:table-cell>
          <table:table-cell/>
        </table:table-row>
        <table:table-row table:style-name="ro1">
          <table:table-cell office:value-type="float" office:value="143.983" calcext:value-type="float">
            <text:p>143,983</text:p>
          </table:table-cell>
          <table:table-cell office:value-type="float" office:value="180.544" calcext:value-type="float">
            <text:p>180,544</text:p>
          </table:table-cell>
          <table:table-cell office:value-type="float" office:value="6" calcext:value-type="float">
            <text:p>6</text:p>
          </table:table-cell>
          <table:table-cell table:formula="of:=[.$G$2]*[.A152]+(1-[.$G$2])*[.D151]" office:value-type="float" office:value="107.163331985353" calcext:value-type="float">
            <text:p>107,163</text:p>
          </table:table-cell>
          <table:table-cell office:value-type="float" office:value="107.163" calcext:value-type="float">
            <text:p>107,163</text:p>
          </table:table-cell>
          <table:table-cell table:formula="of:=[.E152]-[.D152]" office:value-type="float" office:value="-0.000331985353284381" calcext:value-type="float">
            <text:p>-0,00033</text:p>
          </table:table-cell>
          <table:table-cell/>
        </table:table-row>
        <table:table-row table:style-name="ro1">
          <table:table-cell office:value-type="float" office:value="152.279" calcext:value-type="float">
            <text:p>152,279</text:p>
          </table:table-cell>
          <table:table-cell office:value-type="float" office:value="61.145" calcext:value-type="float">
            <text:p>61,145</text:p>
          </table:table-cell>
          <table:table-cell office:value-type="float" office:value="6.04" calcext:value-type="float">
            <text:p>6,04</text:p>
          </table:table-cell>
          <table:table-cell table:formula="of:=[.$G$2]*[.A153]+(1-[.$G$2])*[.D152]" office:value-type="float" office:value="111.674898786818" calcext:value-type="float">
            <text:p>111,675</text:p>
          </table:table-cell>
          <table:table-cell office:value-type="float" office:value="111.675" calcext:value-type="float">
            <text:p>111,675</text:p>
          </table:table-cell>
          <table:table-cell table:formula="of:=[.E153]-[.D153]" office:value-type="float" office:value="0.000101213182034599" calcext:value-type="float">
            <text:p>0,00010</text:p>
          </table:table-cell>
          <table:table-cell/>
        </table:table-row>
        <table:table-row table:style-name="ro1">
          <table:table-cell office:value-type="float" office:value="159.501" calcext:value-type="float">
            <text:p>159,501</text:p>
          </table:table-cell>
          <table:table-cell office:value-type="float" office:value="85.003" calcext:value-type="float">
            <text:p>85,003</text:p>
          </table:table-cell>
          <table:table-cell office:value-type="float" office:value="6.08" calcext:value-type="float">
            <text:p>6,08</text:p>
          </table:table-cell>
          <table:table-cell table:formula="of:=[.$G$2]*[.A154]+(1-[.$G$2])*[.D153]" office:value-type="float" office:value="116.457508908136" calcext:value-type="float">
            <text:p>116,458</text:p>
          </table:table-cell>
          <table:table-cell office:value-type="float" office:value="116.458" calcext:value-type="float">
            <text:p>116,458</text:p>
          </table:table-cell>
          <table:table-cell table:formula="of:=[.E154]-[.D154]" office:value-type="float" office:value="0.00049109186382168" calcext:value-type="float">
            <text:p>0,00049</text:p>
          </table:table-cell>
          <table:table-cell/>
        </table:table-row>
        <table:table-row table:style-name="ro1">
          <table:table-cell office:value-type="float" office:value="161.947" calcext:value-type="float">
            <text:p>161,947</text:p>
          </table:table-cell>
          <table:table-cell office:value-type="float" office:value="134.345" calcext:value-type="float">
            <text:p>134,345</text:p>
          </table:table-cell>
          <table:table-cell office:value-type="float" office:value="6.12" calcext:value-type="float">
            <text:p>6,12</text:p>
          </table:table-cell>
          <table:table-cell table:formula="of:=[.$G$2]*[.A155]+(1-[.$G$2])*[.D154]" office:value-type="float" office:value="121.006458017323" calcext:value-type="float">
            <text:p>121,006</text:p>
          </table:table-cell>
          <table:table-cell office:value-type="float" office:value="121.006" calcext:value-type="float">
            <text:p>121,006</text:p>
          </table:table-cell>
          <table:table-cell table:formula="of:=[.E155]-[.D155]" office:value-type="float" office:value="-0.00045801732255768" calcext:value-type="float">
            <text:p>-0,00046</text:p>
          </table:table-cell>
          <table:table-cell/>
        </table:table-row>
        <table:table-row table:style-name="ro1">
          <table:table-cell office:value-type="float" office:value="165.347" calcext:value-type="float">
            <text:p>165,347</text:p>
          </table:table-cell>
          <table:table-cell office:value-type="float" office:value="35.04" calcext:value-type="float">
            <text:p>35,04</text:p>
          </table:table-cell>
          <table:table-cell office:value-type="float" office:value="6.16" calcext:value-type="float">
            <text:p>6,16</text:p>
          </table:table-cell>
          <table:table-cell table:formula="of:=[.$G$2]*[.A156]+(1-[.$G$2])*[.D155]" office:value-type="float" office:value="125.44051221559" calcext:value-type="float">
            <text:p>125,441</text:p>
          </table:table-cell>
          <table:table-cell office:value-type="float" office:value="125.44" calcext:value-type="float">
            <text:p>125,44</text:p>
          </table:table-cell>
          <table:table-cell table:formula="of:=[.E156]-[.D156]" office:value-type="float" office:value="-0.000512215590305232" calcext:value-type="float">
            <text:p>-0,00051</text:p>
          </table:table-cell>
          <table:table-cell/>
        </table:table-row>
        <table:table-row table:style-name="ro1">
          <table:table-cell office:value-type="float" office:value="170.721" calcext:value-type="float">
            <text:p>170,721</text:p>
          </table:table-cell>
          <table:table-cell office:value-type="float" office:value="52.841" calcext:value-type="float">
            <text:p>52,841</text:p>
          </table:table-cell>
          <table:table-cell office:value-type="float" office:value="6.2" calcext:value-type="float">
            <text:p>6,2</text:p>
          </table:table-cell>
          <table:table-cell table:formula="of:=[.$G$2]*[.A157]+(1-[.$G$2])*[.D156]" office:value-type="float" office:value="129.968560994031" calcext:value-type="float">
            <text:p>129,969</text:p>
          </table:table-cell>
          <table:table-cell office:value-type="float" office:value="129.969" calcext:value-type="float">
            <text:p>129,969</text:p>
          </table:table-cell>
          <table:table-cell table:formula="of:=[.E157]-[.D157]" office:value-type="float" office:value="0.000439005968729589" calcext:value-type="float">
            <text:p>0,00044</text:p>
          </table:table-cell>
          <table:table-cell/>
        </table:table-row>
        <table:table-row table:style-name="ro1">
          <table:table-cell office:value-type="float" office:value="172.122" calcext:value-type="float">
            <text:p>172,122</text:p>
          </table:table-cell>
          <table:table-cell office:value-type="float" office:value="0.231" calcext:value-type="float">
            <text:p>0,231</text:p>
          </table:table-cell>
          <table:table-cell office:value-type="float" office:value="6.24" calcext:value-type="float">
            <text:p>6,24</text:p>
          </table:table-cell>
          <table:table-cell table:formula="of:=[.$G$2]*[.A158]+(1-[.$G$2])*[.D157]" office:value-type="float" office:value="134.183904894628" calcext:value-type="float">
            <text:p>134,184</text:p>
          </table:table-cell>
          <table:table-cell office:value-type="float" office:value="134.184" calcext:value-type="float">
            <text:p>134,184</text:p>
          </table:table-cell>
          <table:table-cell table:formula="of:=[.E158]-[.D158]" office:value-type="float" office:value="0.0000951053718551975" calcext:value-type="float">
            <text:p>0,00010</text:p>
          </table:table-cell>
          <table:table-cell/>
        </table:table-row>
        <table:table-row table:style-name="ro1">
          <table:table-cell office:value-type="float" office:value="174.236" calcext:value-type="float">
            <text:p>174,236</text:p>
          </table:table-cell>
          <table:table-cell office:value-type="float" office:value="-1.137" calcext:value-type="float">
            <text:p>-1,137</text:p>
          </table:table-cell>
          <table:table-cell office:value-type="float" office:value="6.28" calcext:value-type="float">
            <text:p>6,28</text:p>
          </table:table-cell>
          <table:table-cell table:formula="of:=[.$G$2]*[.A159]+(1-[.$G$2])*[.D158]" office:value-type="float" office:value="138.189114405165" calcext:value-type="float">
            <text:p>138,189</text:p>
          </table:table-cell>
          <table:table-cell office:value-type="float" office:value="138.189" calcext:value-type="float">
            <text:p>138,189</text:p>
          </table:table-cell>
          <table:table-cell table:formula="of:=[.E159]-[.D159]" office:value-type="float" office:value="-0.000114405165334119" calcext:value-type="float">
            <text:p>-0,00011</text:p>
          </table:table-cell>
          <table:table-cell/>
        </table:table-row>
        <table:table-row table:style-name="ro1">
          <table:table-cell office:value-type="float" office:value="174.245" calcext:value-type="float">
            <text:p>174,245</text:p>
          </table:table-cell>
          <table:table-cell office:value-type="float" office:value="-37.428" calcext:value-type="float">
            <text:p>-37,428</text:p>
          </table:table-cell>
          <table:table-cell office:value-type="float" office:value="6.32" calcext:value-type="float">
            <text:p>6,32</text:p>
          </table:table-cell>
          <table:table-cell table:formula="of:=[.$G$2]*[.A160]+(1-[.$G$2])*[.D159]" office:value-type="float" office:value="141.794702964649" calcext:value-type="float">
            <text:p>141,795</text:p>
          </table:table-cell>
          <table:table-cell office:value-type="float" office:value="141.795" calcext:value-type="float">
            <text:p>141,795</text:p>
          </table:table-cell>
          <table:table-cell table:formula="of:=[.E160]-[.D160]" office:value-type="float" office:value="0.000297035351195518" calcext:value-type="float">
            <text:p>0,00030</text:p>
          </table:table-cell>
          <table:table-cell/>
        </table:table-row>
        <table:table-row table:style-name="ro1">
          <table:table-cell office:value-type="float" office:value="174.2" calcext:value-type="float">
            <text:p>174,2</text:p>
          </table:table-cell>
          <table:table-cell office:value-type="float" office:value="1.27" calcext:value-type="float">
            <text:p>1,27</text:p>
          </table:table-cell>
          <table:table-cell office:value-type="float" office:value="6.36" calcext:value-type="float">
            <text:p>6,36</text:p>
          </table:table-cell>
          <table:table-cell table:formula="of:=[.$G$2]*[.A161]+(1-[.$G$2])*[.D160]" office:value-type="float" office:value="145.035232668184" calcext:value-type="float">
            <text:p>145,035</text:p>
          </table:table-cell>
          <table:table-cell office:value-type="float" office:value="145.035" calcext:value-type="float">
            <text:p>145,035</text:p>
          </table:table-cell>
          <table:table-cell table:formula="of:=[.E161]-[.D161]" office:value-type="float" office:value="-0.00023266818391221" calcext:value-type="float">
            <text:p>-0,00023</text:p>
          </table:table-cell>
          <table:table-cell/>
        </table:table-row>
        <table:table-row table:style-name="ro1">
          <table:table-cell office:value-type="float" office:value="172.703" calcext:value-type="float">
            <text:p>172,703</text:p>
          </table:table-cell>
          <table:table-cell office:value-type="float" office:value="-9.063" calcext:value-type="float">
            <text:p>-9,063</text:p>
          </table:table-cell>
          <table:table-cell office:value-type="float" office:value="6.4" calcext:value-type="float">
            <text:p>6,4</text:p>
          </table:table-cell>
          <table:table-cell table:formula="of:=[.$G$2]*[.A162]+(1-[.$G$2])*[.D161]" office:value-type="float" office:value="147.802009401366" calcext:value-type="float">
            <text:p>147,802</text:p>
          </table:table-cell>
          <table:table-cell office:value-type="float" office:value="147.802" calcext:value-type="float">
            <text:p>147,802</text:p>
          </table:table-cell>
          <table:table-cell table:formula="of:=[.E162]-[.D162]" office:value-type="float" office:value="-0.00000940136553140292" calcext:value-type="float">
            <text:p>-0,00001</text:p>
          </table:table-cell>
          <table:table-cell/>
        </table:table-row>
        <table:table-row table:style-name="ro1">
          <table:table-cell office:value-type="float" office:value="172.753" calcext:value-type="float">
            <text:p>172,753</text:p>
          </table:table-cell>
          <table:table-cell office:value-type="float" office:value="-9.122" calcext:value-type="float">
            <text:p>-9,122</text:p>
          </table:table-cell>
          <table:table-cell office:value-type="float" office:value="6.44" calcext:value-type="float">
            <text:p>6,44</text:p>
          </table:table-cell>
          <table:table-cell table:formula="of:=[.$G$2]*[.A163]+(1-[.$G$2])*[.D162]" office:value-type="float" office:value="150.297108461229" calcext:value-type="float">
            <text:p>150,297</text:p>
          </table:table-cell>
          <table:table-cell office:value-type="float" office:value="150.297" calcext:value-type="float">
            <text:p>150,297</text:p>
          </table:table-cell>
          <table:table-cell table:formula="of:=[.E163]-[.D163]" office:value-type="float" office:value="-0.000108461228961687" calcext:value-type="float">
            <text:p>-0,00011</text:p>
          </table:table-cell>
          <table:table-cell/>
        </table:table-row>
        <table:table-row table:style-name="ro1">
          <table:table-cell office:value-type="float" office:value="172.391" calcext:value-type="float">
            <text:p>172,391</text:p>
          </table:table-cell>
          <table:table-cell office:value-type="float" office:value="-107.619" calcext:value-type="float">
            <text:p>-107,619</text:p>
          </table:table-cell>
          <table:table-cell office:value-type="float" office:value="6.48" calcext:value-type="float">
            <text:p>6,48</text:p>
          </table:table-cell>
          <table:table-cell table:formula="of:=[.$G$2]*[.A164]+(1-[.$G$2])*[.D163]" office:value-type="float" office:value="152.506497615106" calcext:value-type="float">
            <text:p>152,506</text:p>
          </table:table-cell>
          <table:table-cell office:value-type="float" office:value="152.506" calcext:value-type="float">
            <text:p>152,506</text:p>
          </table:table-cell>
          <table:table-cell table:formula="of:=[.E164]-[.D164]" office:value-type="float" office:value="-0.000497615106070271" calcext:value-type="float">
            <text:p>-0,00050</text:p>
          </table:table-cell>
          <table:table-cell/>
        </table:table-row>
        <table:table-row table:style-name="ro1">
          <table:table-cell office:value-type="float" office:value="172.026" calcext:value-type="float">
            <text:p>172,026</text:p>
          </table:table-cell>
          <table:table-cell office:value-type="float" office:value="-92.561" calcext:value-type="float">
            <text:p>-92,561</text:p>
          </table:table-cell>
          <table:table-cell office:value-type="float" office:value="6.52" calcext:value-type="float">
            <text:p>6,52</text:p>
          </table:table-cell>
          <table:table-cell table:formula="of:=[.$G$2]*[.A165]+(1-[.$G$2])*[.D164]" office:value-type="float" office:value="154.458447853595" calcext:value-type="float">
            <text:p>154,458</text:p>
          </table:table-cell>
          <table:table-cell office:value-type="float" office:value="154.458" calcext:value-type="float">
            <text:p>154,458</text:p>
          </table:table-cell>
          <table:table-cell table:formula="of:=[.E165]-[.D165]" office:value-type="float" office:value="-0.000447853595460401" calcext:value-type="float">
            <text:p>-0,00045</text:p>
          </table:table-cell>
          <table:table-cell/>
        </table:table-row>
        <table:table-row table:style-name="ro1">
          <table:table-cell office:value-type="float" office:value="167.721" calcext:value-type="float">
            <text:p>167,721</text:p>
          </table:table-cell>
          <table:table-cell office:value-type="float" office:value="-125.701" calcext:value-type="float">
            <text:p>-125,701</text:p>
          </table:table-cell>
          <table:table-cell office:value-type="float" office:value="6.56" calcext:value-type="float">
            <text:p>6,56</text:p>
          </table:table-cell>
          <table:table-cell table:formula="of:=[.$G$2]*[.A166]+(1-[.$G$2])*[.D165]" office:value-type="float" office:value="155.784703068236" calcext:value-type="float">
            <text:p>155,785</text:p>
          </table:table-cell>
          <table:table-cell office:value-type="float" office:value="155.785" calcext:value-type="float">
            <text:p>155,785</text:p>
          </table:table-cell>
          <table:table-cell table:formula="of:=[.E166]-[.D166]" office:value-type="float" office:value="0.000296931764097508" calcext:value-type="float">
            <text:p>0,00030</text:p>
          </table:table-cell>
          <table:table-cell/>
        </table:table-row>
        <table:table-row table:style-name="ro1">
          <table:table-cell office:value-type="float" office:value="164.019" calcext:value-type="float">
            <text:p>164,019</text:p>
          </table:table-cell>
          <table:table-cell office:value-type="float" office:value="-158.881" calcext:value-type="float">
            <text:p>-158,881</text:p>
          </table:table-cell>
          <table:table-cell office:value-type="float" office:value="6.6" calcext:value-type="float">
            <text:p>6,6</text:p>
          </table:table-cell>
          <table:table-cell table:formula="of:=[.$G$2]*[.A167]+(1-[.$G$2])*[.D166]" office:value-type="float" office:value="156.608132761412" calcext:value-type="float">
            <text:p>156,608</text:p>
          </table:table-cell>
          <table:table-cell office:value-type="float" office:value="156.608" calcext:value-type="float">
            <text:p>156,608</text:p>
          </table:table-cell>
          <table:table-cell table:formula="of:=[.E167]-[.D167]" office:value-type="float" office:value="-0.000132761412316995" calcext:value-type="float">
            <text:p>-0,00013</text:p>
          </table:table-cell>
          <table:table-cell/>
        </table:table-row>
        <table:table-row table:style-name="ro1">
          <table:table-cell office:value-type="float" office:value="158.991" calcext:value-type="float">
            <text:p>158,991</text:p>
          </table:table-cell>
          <table:table-cell office:value-type="float" office:value="-150.036" calcext:value-type="float">
            <text:p>-150,036</text:p>
          </table:table-cell>
          <table:table-cell office:value-type="float" office:value="6.64" calcext:value-type="float">
            <text:p>6,64</text:p>
          </table:table-cell>
          <table:table-cell table:formula="of:=[.$G$2]*[.A168]+(1-[.$G$2])*[.D167]" office:value-type="float" office:value="156.846419485271" calcext:value-type="float">
            <text:p>156,846</text:p>
          </table:table-cell>
          <table:table-cell office:value-type="float" office:value="156.846" calcext:value-type="float">
            <text:p>156,846</text:p>
          </table:table-cell>
          <table:table-cell table:formula="of:=[.E168]-[.D168]" office:value-type="float" office:value="-0.000419485271095255" calcext:value-type="float">
            <text:p>-0,00042</text:p>
          </table:table-cell>
          <table:table-cell/>
        </table:table-row>
        <table:table-row table:style-name="ro1">
          <table:table-cell office:value-type="float" office:value="152.635" calcext:value-type="float">
            <text:p>152,635</text:p>
          </table:table-cell>
          <table:table-cell office:value-type="float" office:value="-149.91" calcext:value-type="float">
            <text:p>-149,91</text:p>
          </table:table-cell>
          <table:table-cell office:value-type="float" office:value="6.68" calcext:value-type="float">
            <text:p>6,68</text:p>
          </table:table-cell>
          <table:table-cell table:formula="of:=[.$G$2]*[.A169]+(1-[.$G$2])*[.D168]" office:value-type="float" office:value="156.425277536744" calcext:value-type="float">
            <text:p>156,425</text:p>
          </table:table-cell>
          <table:table-cell office:value-type="float" office:value="156.425" calcext:value-type="float">
            <text:p>156,425</text:p>
          </table:table-cell>
          <table:table-cell table:formula="of:=[.E169]-[.D169]" office:value-type="float" office:value="-0.000277536743965356" calcext:value-type="float">
            <text:p>-0,00028</text:p>
          </table:table-cell>
          <table:table-cell/>
        </table:table-row>
        <table:table-row table:style-name="ro1">
          <table:table-cell office:value-type="float" office:value="146.634" calcext:value-type="float">
            <text:p>146,634</text:p>
          </table:table-cell>
          <table:table-cell office:value-type="float" office:value="-300.394" calcext:value-type="float">
            <text:p>-300,394</text:p>
          </table:table-cell>
          <table:table-cell office:value-type="float" office:value="6.72" calcext:value-type="float">
            <text:p>6,72</text:p>
          </table:table-cell>
          <table:table-cell table:formula="of:=[.$G$2]*[.A170]+(1-[.$G$2])*[.D169]" office:value-type="float" office:value="155.44614978307" calcext:value-type="float">
            <text:p>155,446</text:p>
          </table:table-cell>
          <table:table-cell office:value-type="float" office:value="155.446" calcext:value-type="float">
            <text:p>155,446</text:p>
          </table:table-cell>
          <table:table-cell table:formula="of:=[.E170]-[.D170]" office:value-type="float" office:value="-0.000149783069588239" calcext:value-type="float">
            <text:p>-0,00015</text:p>
          </table:table-cell>
          <table:table-cell/>
        </table:table-row>
        <table:table-row table:style-name="ro1">
          <table:table-cell office:value-type="float" office:value="140.638" calcext:value-type="float">
            <text:p>140,638</text:p>
          </table:table-cell>
          <table:table-cell office:value-type="float" office:value="-172.773" calcext:value-type="float">
            <text:p>-172,773</text:p>
          </table:table-cell>
          <table:table-cell office:value-type="float" office:value="6.76" calcext:value-type="float">
            <text:p>6,76</text:p>
          </table:table-cell>
          <table:table-cell table:formula="of:=[.$G$2]*[.A171]+(1-[.$G$2])*[.D170]" office:value-type="float" office:value="153.965334804763" calcext:value-type="float">
            <text:p>153,965</text:p>
          </table:table-cell>
          <table:table-cell office:value-type="float" office:value="153.965" calcext:value-type="float">
            <text:p>153,965</text:p>
          </table:table-cell>
          <table:table-cell table:formula="of:=[.E171]-[.D171]" office:value-type="float" office:value="-0.000334804762616159" calcext:value-type="float">
            <text:p>-0,00033</text:p>
          </table:table-cell>
          <table:table-cell/>
        </table:table-row>
        <table:table-row table:style-name="ro1">
          <table:table-cell office:value-type="float" office:value="128.622" calcext:value-type="float">
            <text:p>128,622</text:p>
          </table:table-cell>
          <table:table-cell office:value-type="float" office:value="-175.283" calcext:value-type="float">
            <text:p>-175,283</text:p>
          </table:table-cell>
          <table:table-cell office:value-type="float" office:value="6.8" calcext:value-type="float">
            <text:p>6,8</text:p>
          </table:table-cell>
          <table:table-cell table:formula="of:=[.$G$2]*[.A172]+(1-[.$G$2])*[.D171]" office:value-type="float" office:value="151.431001324286" calcext:value-type="float">
            <text:p>151,431</text:p>
          </table:table-cell>
          <table:table-cell office:value-type="float" office:value="151.431" calcext:value-type="float">
            <text:p>151,431</text:p>
          </table:table-cell>
          <table:table-cell table:formula="of:=[.E172]-[.D172]" office:value-type="float" office:value="-0.00000132428635879478" calcext:value-type="float">
            <text:p>0,00000</text:p>
          </table:table-cell>
          <table:table-cell/>
        </table:table-row>
        <table:table-row table:style-name="ro1">
          <table:table-cell office:value-type="float" office:value="121.711" calcext:value-type="float">
            <text:p>121,711</text:p>
          </table:table-cell>
          <table:table-cell office:value-type="float" office:value="-189.445" calcext:value-type="float">
            <text:p>-189,445</text:p>
          </table:table-cell>
          <table:table-cell office:value-type="float" office:value="6.84" calcext:value-type="float">
            <text:p>6,84</text:p>
          </table:table-cell>
          <table:table-cell table:formula="of:=[.$G$2]*[.A173]+(1-[.$G$2])*[.D172]" office:value-type="float" office:value="148.459001191858" calcext:value-type="float">
            <text:p>148,459</text:p>
          </table:table-cell>
          <table:table-cell office:value-type="float" office:value="148.459" calcext:value-type="float">
            <text:p>148,459</text:p>
          </table:table-cell>
          <table:table-cell table:formula="of:=[.E173]-[.D173]" office:value-type="float" office:value="-0.00000119185773428399" calcext:value-type="float">
            <text:p>0,00000</text:p>
          </table:table-cell>
          <table:table-cell/>
        </table:table-row>
        <table:table-row table:style-name="ro1">
          <table:table-cell office:value-type="float" office:value="114.7" calcext:value-type="float">
            <text:p>114,7</text:p>
          </table:table-cell>
          <table:table-cell office:value-type="float" office:value="-141.285" calcext:value-type="float">
            <text:p>-141,285</text:p>
          </table:table-cell>
          <table:table-cell office:value-type="float" office:value="6.88" calcext:value-type="float">
            <text:p>6,88</text:p>
          </table:table-cell>
          <table:table-cell table:formula="of:=[.$G$2]*[.A174]+(1-[.$G$2])*[.D173]" office:value-type="float" office:value="145.083101072672" calcext:value-type="float">
            <text:p>145,083</text:p>
          </table:table-cell>
          <table:table-cell office:value-type="float" office:value="145.083" calcext:value-type="float">
            <text:p>145,083</text:p>
          </table:table-cell>
          <table:table-cell table:formula="of:=[.E174]-[.D174]" office:value-type="float" office:value="-0.000101072671981228" calcext:value-type="float">
            <text:p>-0,00010</text:p>
          </table:table-cell>
          <table:table-cell/>
        </table:table-row>
        <table:table-row table:style-name="ro1">
          <table:table-cell office:value-type="float" office:value="107.122" calcext:value-type="float">
            <text:p>107,122</text:p>
          </table:table-cell>
          <table:table-cell office:value-type="float" office:value="-101.484" calcext:value-type="float">
            <text:p>-101,484</text:p>
          </table:table-cell>
          <table:table-cell office:value-type="float" office:value="6.92" calcext:value-type="float">
            <text:p>6,92</text:p>
          </table:table-cell>
          <table:table-cell table:formula="of:=[.$G$2]*[.A175]+(1-[.$G$2])*[.D174]" office:value-type="float" office:value="141.286990965405" calcext:value-type="float">
            <text:p>141,287</text:p>
          </table:table-cell>
          <table:table-cell office:value-type="float" office:value="141.287" calcext:value-type="float">
            <text:p>141,287</text:p>
          </table:table-cell>
          <table:table-cell table:formula="of:=[.E175]-[.D175]" office:value-type="float" office:value="0.00000903459522305639" calcext:value-type="float">
            <text:p>0,00001</text:p>
          </table:table-cell>
          <table:table-cell/>
        </table:table-row>
        <table:table-row table:style-name="ro1">
          <table:table-cell office:value-type="float" office:value="101.47" calcext:value-type="float">
            <text:p>101,47</text:p>
          </table:table-cell>
          <table:table-cell office:value-type="float" office:value="-85.551" calcext:value-type="float">
            <text:p>-85,551</text:p>
          </table:table-cell>
          <table:table-cell office:value-type="float" office:value="6.96" calcext:value-type="float">
            <text:p>6,96</text:p>
          </table:table-cell>
          <table:table-cell table:formula="of:=[.$G$2]*[.A176]+(1-[.$G$2])*[.D175]" office:value-type="float" office:value="137.305291868864" calcext:value-type="float">
            <text:p>137,305</text:p>
          </table:table-cell>
          <table:table-cell office:value-type="float" office:value="137.305" calcext:value-type="float">
            <text:p>137,305</text:p>
          </table:table-cell>
          <table:table-cell table:formula="of:=[.E176]-[.D176]" office:value-type="float" office:value="-0.000291868864309208" calcext:value-type="float">
            <text:p>-0,00029</text:p>
          </table:table-cell>
          <table:table-cell/>
        </table:table-row>
        <table:table-row table:style-name="ro1">
          <table:table-cell office:value-type="float" office:value="97.411" calcext:value-type="float">
            <text:p>97,411</text:p>
          </table:table-cell>
          <table:table-cell office:value-type="float" office:value="-89.14" calcext:value-type="float">
            <text:p>-89,14</text:p>
          </table:table-cell>
          <table:table-cell office:value-type="float" office:value="7" calcext:value-type="float">
            <text:p>7</text:p>
          </table:table-cell>
          <table:table-cell table:formula="of:=[.$G$2]*[.A177]+(1-[.$G$2])*[.D176]" office:value-type="float" office:value="133.315862681978" calcext:value-type="float">
            <text:p>133,316</text:p>
          </table:table-cell>
          <table:table-cell office:value-type="float" office:value="133.316" calcext:value-type="float">
            <text:p>133,316</text:p>
          </table:table-cell>
          <table:table-cell table:formula="of:=[.E177]-[.D177]" office:value-type="float" office:value="0.000137318022126465" calcext:value-type="float">
            <text:p>0,00014</text:p>
          </table:table-cell>
          <table:table-cell/>
        </table:table-row>
        <table:table-row table:style-name="ro1">
          <table:table-cell office:value-type="float" office:value="93.989" calcext:value-type="float">
            <text:p>93,989</text:p>
          </table:table-cell>
          <table:table-cell office:value-type="float" office:value="-125.415" calcext:value-type="float">
            <text:p>-125,415</text:p>
          </table:table-cell>
          <table:table-cell office:value-type="float" office:value="7.04" calcext:value-type="float">
            <text:p>7,04</text:p>
          </table:table-cell>
          <table:table-cell table:formula="of:=[.$G$2]*[.A178]+(1-[.$G$2])*[.D177]" office:value-type="float" office:value="129.38317641378" calcext:value-type="float">
            <text:p>129,383</text:p>
          </table:table-cell>
          <table:table-cell office:value-type="float" office:value="129.383" calcext:value-type="float">
            <text:p>129,383</text:p>
          </table:table-cell>
          <table:table-cell table:formula="of:=[.E178]-[.D178]" office:value-type="float" office:value="-0.00017641378008193" calcext:value-type="float">
            <text:p>-0,00018</text:p>
          </table:table-cell>
          <table:table-cell/>
        </table:table-row>
        <table:table-row table:style-name="ro1">
          <table:table-cell office:value-type="float" office:value="90.423" calcext:value-type="float">
            <text:p>90,423</text:p>
          </table:table-cell>
          <table:table-cell office:value-type="float" office:value="-79.689" calcext:value-type="float">
            <text:p>-79,689</text:p>
          </table:table-cell>
          <table:table-cell office:value-type="float" office:value="7.08" calcext:value-type="float">
            <text:p>7,08</text:p>
          </table:table-cell>
          <table:table-cell table:formula="of:=[.$G$2]*[.A179]+(1-[.$G$2])*[.D178]" office:value-type="float" office:value="125.487158772402" calcext:value-type="float">
            <text:p>125,487</text:p>
          </table:table-cell>
          <table:table-cell office:value-type="float" office:value="125.487" calcext:value-type="float">
            <text:p>125,487</text:p>
          </table:table-cell>
          <table:table-cell table:formula="of:=[.E179]-[.D179]" office:value-type="float" office:value="-0.000158772402087948" calcext:value-type="float">
            <text:p>-0,00016</text:p>
          </table:table-cell>
          <table:table-cell/>
        </table:table-row>
        <table:table-row table:style-name="ro1">
          <table:table-cell office:value-type="float" office:value="85.407" calcext:value-type="float">
            <text:p>85,407</text:p>
          </table:table-cell>
          <table:table-cell office:value-type="float" office:value="-110.539" calcext:value-type="float">
            <text:p>-110,539</text:p>
          </table:table-cell>
          <table:table-cell office:value-type="float" office:value="7.12" calcext:value-type="float">
            <text:p>7,12</text:p>
          </table:table-cell>
          <table:table-cell table:formula="of:=[.$G$2]*[.A180]+(1-[.$G$2])*[.D179]" office:value-type="float" office:value="121.479142895162" calcext:value-type="float">
            <text:p>121,479</text:p>
          </table:table-cell>
          <table:table-cell office:value-type="float" office:value="121.479" calcext:value-type="float">
            <text:p>121,479</text:p>
          </table:table-cell>
          <table:table-cell table:formula="of:=[.E180]-[.D180]" office:value-type="float" office:value="-0.000142895161872048" calcext:value-type="float">
            <text:p>-0,00014</text:p>
          </table:table-cell>
          <table:table-cell/>
        </table:table-row>
        <table:table-row table:style-name="ro1">
          <table:table-cell office:value-type="float" office:value="82.219" calcext:value-type="float">
            <text:p>82,219</text:p>
          </table:table-cell>
          <table:table-cell office:value-type="float" office:value="-95.23" calcext:value-type="float">
            <text:p>-95,23</text:p>
          </table:table-cell>
          <table:table-cell office:value-type="float" office:value="7.16" calcext:value-type="float">
            <text:p>7,16</text:p>
          </table:table-cell>
          <table:table-cell table:formula="of:=[.$G$2]*[.A181]+(1-[.$G$2])*[.D180]" office:value-type="float" office:value="117.553128605646" calcext:value-type="float">
            <text:p>117,553</text:p>
          </table:table-cell>
          <table:table-cell office:value-type="float" office:value="117.553" calcext:value-type="float">
            <text:p>117,553</text:p>
          </table:table-cell>
          <table:table-cell table:formula="of:=[.E181]-[.D181]" office:value-type="float" office:value="-0.000128605645699054" calcext:value-type="float">
            <text:p>-0,00013</text:p>
          </table:table-cell>
          <table:table-cell/>
        </table:table-row>
        <table:table-row table:style-name="ro1">
          <table:table-cell office:value-type="float" office:value="77.798" calcext:value-type="float">
            <text:p>77,798</text:p>
          </table:table-cell>
          <table:table-cell office:value-type="float" office:value="-87.144" calcext:value-type="float">
            <text:p>-87,144</text:p>
          </table:table-cell>
          <table:table-cell office:value-type="float" office:value="7.2" calcext:value-type="float">
            <text:p>7,2</text:p>
          </table:table-cell>
          <table:table-cell table:formula="of:=[.$G$2]*[.A182]+(1-[.$G$2])*[.D181]" office:value-type="float" office:value="113.577615745081" calcext:value-type="float">
            <text:p>113,578</text:p>
          </table:table-cell>
          <table:table-cell office:value-type="float" office:value="113.578" calcext:value-type="float">
            <text:p>113,578</text:p>
          </table:table-cell>
          <table:table-cell table:formula="of:=[.E182]-[.D182]" office:value-type="float" office:value="0.000384254918884608" calcext:value-type="float">
            <text:p>0,00038</text:p>
          </table:table-cell>
          <table:table-cell/>
        </table:table-row>
        <table:table-row table:style-name="ro1">
          <table:table-cell office:value-type="float" office:value="73.989" calcext:value-type="float">
            <text:p>73,989</text:p>
          </table:table-cell>
          <table:table-cell office:value-type="float" office:value="-85.182" calcext:value-type="float">
            <text:p>-85,182</text:p>
          </table:table-cell>
          <table:table-cell office:value-type="float" office:value="7.24" calcext:value-type="float">
            <text:p>7,24</text:p>
          </table:table-cell>
          <table:table-cell table:formula="of:=[.$G$2]*[.A183]+(1-[.$G$2])*[.D182]" office:value-type="float" office:value="109.618754170573" calcext:value-type="float">
            <text:p>109,619</text:p>
          </table:table-cell>
          <table:table-cell office:value-type="float" office:value="109.619" calcext:value-type="float">
            <text:p>109,619</text:p>
          </table:table-cell>
          <table:table-cell table:formula="of:=[.E183]-[.D183]" office:value-type="float" office:value="0.000245829426987143" calcext:value-type="float">
            <text:p>0,00025</text:p>
          </table:table-cell>
          <table:table-cell/>
        </table:table-row>
        <table:table-row table:style-name="ro1">
          <table:table-cell office:value-type="float" office:value="70.503" calcext:value-type="float">
            <text:p>70,503</text:p>
          </table:table-cell>
          <table:table-cell office:value-type="float" office:value="-51.293" calcext:value-type="float">
            <text:p>-51,293</text:p>
          </table:table-cell>
          <table:table-cell office:value-type="float" office:value="7.28" calcext:value-type="float">
            <text:p>7,28</text:p>
          </table:table-cell>
          <table:table-cell table:formula="of:=[.$G$2]*[.A184]+(1-[.$G$2])*[.D183]" office:value-type="float" office:value="105.707178753516" calcext:value-type="float">
            <text:p>105,707</text:p>
          </table:table-cell>
          <table:table-cell office:value-type="float" office:value="105.707" calcext:value-type="float">
            <text:p>105,707</text:p>
          </table:table-cell>
          <table:table-cell table:formula="of:=[.E184]-[.D184]" office:value-type="float" office:value="-0.00017875351571206" calcext:value-type="float">
            <text:p>-0,00018</text:p>
          </table:table-cell>
          <table:table-cell/>
        </table:table-row>
        <table:table-row table:style-name="ro1">
          <table:table-cell office:value-type="float" office:value="67.095" calcext:value-type="float">
            <text:p>67,095</text:p>
          </table:table-cell>
          <table:table-cell office:value-type="float" office:value="-28.291" calcext:value-type="float">
            <text:p>-28,291</text:p>
          </table:table-cell>
          <table:table-cell office:value-type="float" office:value="7.32" calcext:value-type="float">
            <text:p>7,32</text:p>
          </table:table-cell>
          <table:table-cell table:formula="of:=[.$G$2]*[.A185]+(1-[.$G$2])*[.D184]" office:value-type="float" office:value="101.845960878164" calcext:value-type="float">
            <text:p>101,846</text:p>
          </table:table-cell>
          <table:table-cell office:value-type="float" office:value="101.846" calcext:value-type="float">
            <text:p>101,846</text:p>
          </table:table-cell>
          <table:table-cell table:formula="of:=[.E185]-[.D185]" office:value-type="float" office:value="0.0000391218358544165" calcext:value-type="float">
            <text:p>0,00004</text:p>
          </table:table-cell>
          <table:table-cell/>
        </table:table-row>
        <table:table-row table:style-name="ro1">
          <table:table-cell office:value-type="float" office:value="65.044" calcext:value-type="float">
            <text:p>65,044</text:p>
          </table:table-cell>
          <table:table-cell office:value-type="float" office:value="-60.967" calcext:value-type="float">
            <text:p>-60,967</text:p>
          </table:table-cell>
          <table:table-cell office:value-type="float" office:value="7.36" calcext:value-type="float">
            <text:p>7,36</text:p>
          </table:table-cell>
          <table:table-cell table:formula="of:=[.$G$2]*[.A186]+(1-[.$G$2])*[.D185]" office:value-type="float" office:value="98.1657647903477" calcext:value-type="float">
            <text:p>98,166</text:p>
          </table:table-cell>
          <table:table-cell office:value-type="float" office:value="98.166" calcext:value-type="float">
            <text:p>98,166</text:p>
          </table:table-cell>
          <table:table-cell table:formula="of:=[.E186]-[.D186]" office:value-type="float" office:value="0.000235209652259982" calcext:value-type="float">
            <text:p>0,00024</text:p>
          </table:table-cell>
          <table:table-cell/>
        </table:table-row>
        <table:table-row table:style-name="ro1">
          <table:table-cell office:value-type="float" office:value="63.912" calcext:value-type="float">
            <text:p>63,912</text:p>
          </table:table-cell>
          <table:table-cell office:value-type="float" office:value="-75.65" calcext:value-type="float">
            <text:p>-75,65</text:p>
          </table:table-cell>
          <table:table-cell office:value-type="float" office:value="7.4" calcext:value-type="float">
            <text:p>7,4</text:p>
          </table:table-cell>
          <table:table-cell table:formula="of:=[.$G$2]*[.A187]+(1-[.$G$2])*[.D186]" office:value-type="float" office:value="94.740388311313" calcext:value-type="float">
            <text:p>94,740</text:p>
          </table:table-cell>
          <table:table-cell office:value-type="float" office:value="94.74" calcext:value-type="float">
            <text:p>94,74</text:p>
          </table:table-cell>
          <table:table-cell table:formula="of:=[.E187]-[.D187]" office:value-type="float" office:value="-0.000388311312974565" calcext:value-type="float">
            <text:p>-0,00039</text:p>
          </table:table-cell>
          <table:table-cell/>
        </table:table-row>
        <table:table-row table:style-name="ro1">
          <table:table-cell office:value-type="float" office:value="61.473" calcext:value-type="float">
            <text:p>61,473</text:p>
          </table:table-cell>
          <table:table-cell office:value-type="float" office:value="-25.975" calcext:value-type="float">
            <text:p>-25,975</text:p>
          </table:table-cell>
          <table:table-cell office:value-type="float" office:value="7.44" calcext:value-type="float">
            <text:p>7,44</text:p>
          </table:table-cell>
          <table:table-cell table:formula="of:=[.$G$2]*[.A188]+(1-[.$G$2])*[.D187]" office:value-type="float" office:value="91.4136494801817" calcext:value-type="float">
            <text:p>91,414</text:p>
          </table:table-cell>
          <table:table-cell office:value-type="float" office:value="91.414" calcext:value-type="float">
            <text:p>91,414</text:p>
          </table:table-cell>
          <table:table-cell table:formula="of:=[.E188]-[.D188]" office:value-type="float" office:value="0.000350519818326234" calcext:value-type="float">
            <text:p>0,00035</text:p>
          </table:table-cell>
          <table:table-cell/>
        </table:table-row>
        <table:table-row table:style-name="ro1">
          <table:table-cell office:value-type="float" office:value="58.447" calcext:value-type="float">
            <text:p>58,447</text:p>
          </table:table-cell>
          <table:table-cell office:value-type="float" office:value="38.931" calcext:value-type="float">
            <text:p>38,931</text:p>
          </table:table-cell>
          <table:table-cell office:value-type="float" office:value="7.48" calcext:value-type="float">
            <text:p>7,48</text:p>
          </table:table-cell>
          <table:table-cell table:formula="of:=[.$G$2]*[.A189]+(1-[.$G$2])*[.D188]" office:value-type="float" office:value="88.1169845321635" calcext:value-type="float">
            <text:p>88,117</text:p>
          </table:table-cell>
          <table:table-cell office:value-type="float" office:value="88.117" calcext:value-type="float">
            <text:p>88,117</text:p>
          </table:table-cell>
          <table:table-cell table:formula="of:=[.E189]-[.D189]" office:value-type="float" office:value="0.0000154678364907568" calcext:value-type="float">
            <text:p>0,00002</text:p>
          </table:table-cell>
          <table:table-cell/>
        </table:table-row>
        <table:table-row table:style-name="ro1">
          <table:table-cell office:value-type="float" office:value="57.408" calcext:value-type="float">
            <text:p>57,408</text:p>
          </table:table-cell>
          <table:table-cell office:value-type="float" office:value="49.198" calcext:value-type="float">
            <text:p>49,198</text:p>
          </table:table-cell>
          <table:table-cell office:value-type="float" office:value="7.52" calcext:value-type="float">
            <text:p>7,52</text:p>
          </table:table-cell>
          <table:table-cell table:formula="of:=[.$G$2]*[.A190]+(1-[.$G$2])*[.D189]" office:value-type="float" office:value="85.0460860789472" calcext:value-type="float">
            <text:p>85,046</text:p>
          </table:table-cell>
          <table:table-cell office:value-type="float" office:value="85.046" calcext:value-type="float">
            <text:p>85,046</text:p>
          </table:table-cell>
          <table:table-cell table:formula="of:=[.E190]-[.D190]" office:value-type="float" office:value="-0.0000860789471488488" calcext:value-type="float">
            <text:p>-0,00009</text:p>
          </table:table-cell>
          <table:table-cell/>
        </table:table-row>
        <table:table-row table:style-name="ro1">
          <table:table-cell office:value-type="float" office:value="58.966" calcext:value-type="float">
            <text:p>58,966</text:p>
          </table:table-cell>
          <table:table-cell office:value-type="float" office:value="46.057" calcext:value-type="float">
            <text:p>46,057</text:p>
          </table:table-cell>
          <table:table-cell office:value-type="float" office:value="7.56" calcext:value-type="float">
            <text:p>7,56</text:p>
          </table:table-cell>
          <table:table-cell table:formula="of:=[.$G$2]*[.A191]+(1-[.$G$2])*[.D190]" office:value-type="float" office:value="82.4380774710525" calcext:value-type="float">
            <text:p>82,438</text:p>
          </table:table-cell>
          <table:table-cell office:value-type="float" office:value="82.438" calcext:value-type="float">
            <text:p>82,438</text:p>
          </table:table-cell>
          <table:table-cell table:formula="of:=[.E191]-[.D191]" office:value-type="float" office:value="-0.0000774710524495958" calcext:value-type="float">
            <text:p>-0,00008</text:p>
          </table:table-cell>
          <table:table-cell/>
        </table:table-row>
        <table:table-row table:style-name="ro1">
          <table:table-cell office:value-type="float" office:value="60.934" calcext:value-type="float">
            <text:p>60,934</text:p>
          </table:table-cell>
          <table:table-cell office:value-type="float" office:value="88.969" calcext:value-type="float">
            <text:p>88,969</text:p>
          </table:table-cell>
          <table:table-cell office:value-type="float" office:value="7.6" calcext:value-type="float">
            <text:p>7,6</text:p>
          </table:table-cell>
          <table:table-cell table:formula="of:=[.$G$2]*[.A192]+(1-[.$G$2])*[.D191]" office:value-type="float" office:value="80.2876697239472" calcext:value-type="float">
            <text:p>80,288</text:p>
          </table:table-cell>
          <table:table-cell office:value-type="float" office:value="80.288" calcext:value-type="float">
            <text:p>80,288</text:p>
          </table:table-cell>
          <table:table-cell table:formula="of:=[.E192]-[.D192]" office:value-type="float" office:value="0.0003302760527788" calcext:value-type="float">
            <text:p>0,00033</text:p>
          </table:table-cell>
          <table:table-cell/>
        </table:table-row>
        <table:table-row table:style-name="ro1">
          <table:table-cell office:value-type="float" office:value="62.776" calcext:value-type="float">
            <text:p>62,776</text:p>
          </table:table-cell>
          <table:table-cell office:value-type="float" office:value="187.474" calcext:value-type="float">
            <text:p>187,474</text:p>
          </table:table-cell>
          <table:table-cell office:value-type="float" office:value="7.64" calcext:value-type="float">
            <text:p>7,64</text:p>
          </table:table-cell>
          <table:table-cell table:formula="of:=[.$G$2]*[.A193]+(1-[.$G$2])*[.D192]" office:value-type="float" office:value="78.5365027515525" calcext:value-type="float">
            <text:p>78,537</text:p>
          </table:table-cell>
          <table:table-cell office:value-type="float" office:value="78.536" calcext:value-type="float">
            <text:p>78,536</text:p>
          </table:table-cell>
          <table:table-cell table:formula="of:=[.E193]-[.D193]" office:value-type="float" office:value="-0.0005027515525029" calcext:value-type="float">
            <text:p>-0,00050</text:p>
          </table:table-cell>
          <table:table-cell/>
        </table:table-row>
        <table:table-row table:style-name="ro1">
          <table:table-cell office:value-type="float" office:value="66.335" calcext:value-type="float">
            <text:p>66,335</text:p>
          </table:table-cell>
          <table:table-cell office:value-type="float" office:value="90.818" calcext:value-type="float">
            <text:p>90,818</text:p>
          </table:table-cell>
          <table:table-cell office:value-type="float" office:value="7.68" calcext:value-type="float">
            <text:p>7,68</text:p>
          </table:table-cell>
          <table:table-cell table:formula="of:=[.$G$2]*[.A194]+(1-[.$G$2])*[.D193]" office:value-type="float" office:value="77.3163524763973" calcext:value-type="float">
            <text:p>77,316</text:p>
          </table:table-cell>
          <table:table-cell office:value-type="float" office:value="77.316" calcext:value-type="float">
            <text:p>77,316</text:p>
          </table:table-cell>
          <table:table-cell table:formula="of:=[.E194]-[.D194]" office:value-type="float" office:value="-0.000352476397253554" calcext:value-type="float">
            <text:p>-0,00035</text:p>
          </table:table-cell>
          <table:table-cell/>
        </table:table-row>
        <table:table-row table:style-name="ro1">
          <table:table-cell office:value-type="float" office:value="73.834" calcext:value-type="float">
            <text:p>73,834</text:p>
          </table:table-cell>
          <table:table-cell office:value-type="float" office:value="125.507" calcext:value-type="float">
            <text:p>125,507</text:p>
          </table:table-cell>
          <table:table-cell office:value-type="float" office:value="7.72" calcext:value-type="float">
            <text:p>7,72</text:p>
          </table:table-cell>
          <table:table-cell table:formula="of:=[.$G$2]*[.A195]+(1-[.$G$2])*[.D194]" office:value-type="float" office:value="76.9681172287575" calcext:value-type="float">
            <text:p>76,968</text:p>
          </table:table-cell>
          <table:table-cell office:value-type="float" office:value="76.968" calcext:value-type="float">
            <text:p>76,968</text:p>
          </table:table-cell>
          <table:table-cell table:formula="of:=[.E195]-[.D195]" office:value-type="float" office:value="-0.000117228757517296" calcext:value-type="float">
            <text:p>-0,00012</text:p>
          </table:table-cell>
          <table:table-cell/>
        </table:table-row>
        <table:table-row table:style-name="ro1">
          <table:table-cell office:value-type="float" office:value="77.466" calcext:value-type="float">
            <text:p>77,466</text:p>
          </table:table-cell>
          <table:table-cell office:value-type="float" office:value="108.28" calcext:value-type="float">
            <text:p>108,28</text:p>
          </table:table-cell>
          <table:table-cell office:value-type="float" office:value="7.76" calcext:value-type="float">
            <text:p>7,76</text:p>
          </table:table-cell>
          <table:table-cell table:formula="of:=[.$G$2]*[.A196]+(1-[.$G$2])*[.D195]" office:value-type="float" office:value="77.0179055058818" calcext:value-type="float">
            <text:p>77,018</text:p>
          </table:table-cell>
          <table:table-cell office:value-type="float" office:value="77.018" calcext:value-type="float">
            <text:p>77,018</text:p>
          </table:table-cell>
          <table:table-cell table:formula="of:=[.E196]-[.D196]" office:value-type="float" office:value="0.0000944941182297043" calcext:value-type="float">
            <text:p>0,00009</text:p>
          </table:table-cell>
          <table:table-cell/>
        </table:table-row>
        <table:table-row table:style-name="ro1">
          <table:table-cell office:value-type="float" office:value="82.487" calcext:value-type="float">
            <text:p>82,487</text:p>
          </table:table-cell>
          <table:table-cell office:value-type="float" office:value="90.999" calcext:value-type="float">
            <text:p>90,999</text:p>
          </table:table-cell>
          <table:table-cell office:value-type="float" office:value="7.8" calcext:value-type="float">
            <text:p>7,8</text:p>
          </table:table-cell>
          <table:table-cell table:formula="of:=[.$G$2]*[.A197]+(1-[.$G$2])*[.D196]" office:value-type="float" office:value="77.5648149552936" calcext:value-type="float">
            <text:p>77,565</text:p>
          </table:table-cell>
          <table:table-cell office:value-type="float" office:value="77.565" calcext:value-type="float">
            <text:p>77,565</text:p>
          </table:table-cell>
          <table:table-cell table:formula="of:=[.E197]-[.D197]" office:value-type="float" office:value="0.000185044706398685" calcext:value-type="float">
            <text:p>0,00019</text:p>
          </table:table-cell>
          <table:table-cell/>
        </table:table-row>
        <table:table-row table:style-name="ro1">
          <table:table-cell office:value-type="float" office:value="86.818" calcext:value-type="float">
            <text:p>86,818</text:p>
          </table:table-cell>
          <table:table-cell office:value-type="float" office:value="163.135" calcext:value-type="float">
            <text:p>163,135</text:p>
          </table:table-cell>
          <table:table-cell office:value-type="float" office:value="7.84" calcext:value-type="float">
            <text:p>7,84</text:p>
          </table:table-cell>
          <table:table-cell table:formula="of:=[.$G$2]*[.A198]+(1-[.$G$2])*[.D197]" office:value-type="float" office:value="78.4901334597642" calcext:value-type="float">
            <text:p>78,490</text:p>
          </table:table-cell>
          <table:table-cell office:value-type="float" office:value="78.49" calcext:value-type="float">
            <text:p>78,49</text:p>
          </table:table-cell>
          <table:table-cell table:formula="of:=[.E198]-[.D198]" office:value-type="float" office:value="-0.000133459764242616" calcext:value-type="float">
            <text:p>-0,00013</text:p>
          </table:table-cell>
          <table:table-cell/>
        </table:table-row>
        <table:table-row table:style-name="ro1">
          <table:table-cell office:value-type="float" office:value="90.458" calcext:value-type="float">
            <text:p>90,458</text:p>
          </table:table-cell>
          <table:table-cell office:value-type="float" office:value="61.352" calcext:value-type="float">
            <text:p>61,352</text:p>
          </table:table-cell>
          <table:table-cell office:value-type="float" office:value="7.88" calcext:value-type="float">
            <text:p>7,88</text:p>
          </table:table-cell>
          <table:table-cell table:formula="of:=[.$G$2]*[.A199]+(1-[.$G$2])*[.D198]" office:value-type="float" office:value="79.6869201137878" calcext:value-type="float">
            <text:p>79,687</text:p>
          </table:table-cell>
          <table:table-cell office:value-type="float" office:value="79.687" calcext:value-type="float">
            <text:p>79,687</text:p>
          </table:table-cell>
          <table:table-cell table:formula="of:=[.E199]-[.D199]" office:value-type="float" office:value="0.0000798862121769162" calcext:value-type="float">
            <text:p>0,00008</text:p>
          </table:table-cell>
          <table:table-cell/>
        </table:table-row>
        <table:table-row table:style-name="ro1">
          <table:table-cell office:value-type="float" office:value="96.983" calcext:value-type="float">
            <text:p>96,983</text:p>
          </table:table-cell>
          <table:table-cell office:value-type="float" office:value="87.475" calcext:value-type="float">
            <text:p>87,475</text:p>
          </table:table-cell>
          <table:table-cell office:value-type="float" office:value="7.92" calcext:value-type="float">
            <text:p>7,92</text:p>
          </table:table-cell>
          <table:table-cell table:formula="of:=[.$G$2]*[.A200]+(1-[.$G$2])*[.D199]" office:value-type="float" office:value="81.416528102409" calcext:value-type="float">
            <text:p>81,417</text:p>
          </table:table-cell>
          <table:table-cell office:value-type="float" office:value="81.416" calcext:value-type="float">
            <text:p>81,416</text:p>
          </table:table-cell>
          <table:table-cell table:formula="of:=[.E200]-[.D200]" office:value-type="float" office:value="-0.000528102409049325" calcext:value-type="float">
            <text:p>-0,00053</text:p>
          </table:table-cell>
          <table:table-cell/>
        </table:table-row>
        <table:table-row table:style-name="ro1">
          <table:table-cell office:value-type="float" office:value="99.437" calcext:value-type="float">
            <text:p>99,437</text:p>
          </table:table-cell>
          <table:table-cell office:value-type="float" office:value="126.18" calcext:value-type="float">
            <text:p>126,18</text:p>
          </table:table-cell>
          <table:table-cell office:value-type="float" office:value="7.96" calcext:value-type="float">
            <text:p>7,96</text:p>
          </table:table-cell>
          <table:table-cell table:formula="of:=[.$G$2]*[.A201]+(1-[.$G$2])*[.D200]" office:value-type="float" office:value="83.2185752921681" calcext:value-type="float">
            <text:p>83,219</text:p>
          </table:table-cell>
          <table:table-cell office:value-type="float" office:value="83.219" calcext:value-type="float">
            <text:p>83,219</text:p>
          </table:table-cell>
          <table:table-cell table:formula="of:=[.E201]-[.D201]" office:value-type="float" office:value="0.000424707831854221" calcext:value-type="float">
            <text:p>0,00042</text:p>
          </table:table-cell>
          <table:table-cell/>
        </table:table-row>
        <table:table-row table:style-name="ro1">
          <table:table-cell office:value-type="float" office:value="102.936" calcext:value-type="float">
            <text:p>102,936</text:p>
          </table:table-cell>
          <table:table-cell office:value-type="float" office:value="110.974" calcext:value-type="float">
            <text:p>110,974</text:p>
          </table:table-cell>
          <table:table-cell office:value-type="float" office:value="8" calcext:value-type="float">
            <text:p>8</text:p>
          </table:table-cell>
          <table:table-cell table:formula="of:=[.$G$2]*[.A202]+(1-[.$G$2])*[.D201]" office:value-type="float" office:value="85.1903177629513" calcext:value-type="float">
            <text:p>85,190</text:p>
          </table:table-cell>
          <table:table-cell office:value-type="float" office:value="85.19" calcext:value-type="float">
            <text:p>85,19</text:p>
          </table:table-cell>
          <table:table-cell table:formula="of:=[.E202]-[.D202]" office:value-type="float" office:value="-0.000317762951326017" calcext:value-type="float">
            <text:p>-0,00032</text:p>
          </table:table-cell>
          <table:table-cell/>
        </table:table-row>
        <table:table-row table:style-name="ro1">
          <table:table-cell office:value-type="float" office:value="107.983" calcext:value-type="float">
            <text:p>107,983</text:p>
          </table:table-cell>
          <table:table-cell office:value-type="float" office:value="89.171" calcext:value-type="float">
            <text:p>89,171</text:p>
          </table:table-cell>
          <table:table-cell office:value-type="float" office:value="8.04" calcext:value-type="float">
            <text:p>8,04</text:p>
          </table:table-cell>
          <table:table-cell table:formula="of:=[.$G$2]*[.A203]+(1-[.$G$2])*[.D202]" office:value-type="float" office:value="87.4695859866562" calcext:value-type="float">
            <text:p>87,470</text:p>
          </table:table-cell>
          <table:table-cell office:value-type="float" office:value="87.47" calcext:value-type="float">
            <text:p>87,47</text:p>
          </table:table-cell>
          <table:table-cell table:formula="of:=[.E203]-[.D203]" office:value-type="float" office:value="0.00041401334381419" calcext:value-type="float">
            <text:p>0,00041</text:p>
          </table:table-cell>
          <table:table-cell/>
        </table:table-row>
        <table:table-row table:style-name="ro1">
          <table:table-cell office:value-type="float" office:value="112.422" calcext:value-type="float">
            <text:p>112,422</text:p>
          </table:table-cell>
          <table:table-cell office:value-type="float" office:value="181.119" calcext:value-type="float">
            <text:p>181,119</text:p>
          </table:table-cell>
          <table:table-cell office:value-type="float" office:value="8.08" calcext:value-type="float">
            <text:p>8,08</text:p>
          </table:table-cell>
          <table:table-cell table:formula="of:=[.$G$2]*[.A204]+(1-[.$G$2])*[.D203]" office:value-type="float" office:value="89.9648273879906" calcext:value-type="float">
            <text:p>89,965</text:p>
          </table:table-cell>
          <table:table-cell office:value-type="float" office:value="89.965" calcext:value-type="float">
            <text:p>89,965</text:p>
          </table:table-cell>
          <table:table-cell table:formula="of:=[.E204]-[.D204]" office:value-type="float" office:value="0.000172612009436079" calcext:value-type="float">
            <text:p>0,00017</text:p>
          </table:table-cell>
          <table:table-cell/>
        </table:table-row>
        <table:table-row table:style-name="ro1">
          <table:table-cell office:value-type="float" office:value="115.989" calcext:value-type="float">
            <text:p>115,989</text:p>
          </table:table-cell>
          <table:table-cell office:value-type="float" office:value="191.721" calcext:value-type="float">
            <text:p>191,721</text:p>
          </table:table-cell>
          <table:table-cell office:value-type="float" office:value="8.12" calcext:value-type="float">
            <text:p>8,12</text:p>
          </table:table-cell>
          <table:table-cell table:formula="of:=[.$G$2]*[.A205]+(1-[.$G$2])*[.D204]" office:value-type="float" office:value="92.5672446491915" calcext:value-type="float">
            <text:p>92,567</text:p>
          </table:table-cell>
          <table:table-cell office:value-type="float" office:value="92.567" calcext:value-type="float">
            <text:p>92,567</text:p>
          </table:table-cell>
          <table:table-cell table:formula="of:=[.E205]-[.D205]" office:value-type="float" office:value="-0.000244649191515123" calcext:value-type="float">
            <text:p>-0,00024</text:p>
          </table:table-cell>
          <table:table-cell/>
        </table:table-row>
        <table:table-row table:style-name="ro1">
          <table:table-cell office:value-type="float" office:value="123.234" calcext:value-type="float">
            <text:p>123,234</text:p>
          </table:table-cell>
          <table:table-cell office:value-type="float" office:value="192.754" calcext:value-type="float">
            <text:p>192,754</text:p>
          </table:table-cell>
          <table:table-cell office:value-type="float" office:value="8.16" calcext:value-type="float">
            <text:p>8,16</text:p>
          </table:table-cell>
          <table:table-cell table:formula="of:=[.$G$2]*[.A206]+(1-[.$G$2])*[.D205]" office:value-type="float" office:value="95.6339201842724" calcext:value-type="float">
            <text:p>95,634</text:p>
          </table:table-cell>
          <table:table-cell office:value-type="float" office:value="95.634" calcext:value-type="float">
            <text:p>95,634</text:p>
          </table:table-cell>
          <table:table-cell table:formula="of:=[.E206]-[.D206]" office:value-type="float" office:value="0.0000798157276307165" calcext:value-type="float">
            <text:p>0,00008</text:p>
          </table:table-cell>
          <table:table-cell/>
        </table:table-row>
        <table:table-row table:style-name="ro1">
          <table:table-cell office:value-type="float" office:value="130.903" calcext:value-type="float">
            <text:p>130,903</text:p>
          </table:table-cell>
          <table:table-cell office:value-type="float" office:value="137.917" calcext:value-type="float">
            <text:p>137,917</text:p>
          </table:table-cell>
          <table:table-cell office:value-type="float" office:value="8.2" calcext:value-type="float">
            <text:p>8,2</text:p>
          </table:table-cell>
          <table:table-cell table:formula="of:=[.$G$2]*[.A207]+(1-[.$G$2])*[.D206]" office:value-type="float" office:value="99.1608281658451" calcext:value-type="float">
            <text:p>99,161</text:p>
          </table:table-cell>
          <table:table-cell office:value-type="float" office:value="99.161" calcext:value-type="float">
            <text:p>99,161</text:p>
          </table:table-cell>
          <table:table-cell table:formula="of:=[.E207]-[.D207]" office:value-type="float" office:value="0.000171834154869543" calcext:value-type="float">
            <text:p>0,00017</text:p>
          </table:table-cell>
          <table:table-cell/>
        </table:table-row>
        <table:table-row table:style-name="ro1">
          <table:table-cell office:value-type="float" office:value="138.613" calcext:value-type="float">
            <text:p>138,613</text:p>
          </table:table-cell>
          <table:table-cell office:value-type="float" office:value="220.289" calcext:value-type="float">
            <text:p>220,289</text:p>
          </table:table-cell>
          <table:table-cell office:value-type="float" office:value="8.24" calcext:value-type="float">
            <text:p>8,24</text:p>
          </table:table-cell>
          <table:table-cell table:formula="of:=[.$G$2]*[.A208]+(1-[.$G$2])*[.D207]" office:value-type="float" office:value="103.106045349261" calcext:value-type="float">
            <text:p>103,106</text:p>
          </table:table-cell>
          <table:table-cell office:value-type="float" office:value="103.106" calcext:value-type="float">
            <text:p>103,106</text:p>
          </table:table-cell>
          <table:table-cell table:formula="of:=[.E208]-[.D208]" office:value-type="float" office:value="-0.0000453492606311556" calcext:value-type="float">
            <text:p>-0,00005</text:p>
          </table:table-cell>
          <table:table-cell/>
        </table:table-row>
        <table:table-row table:style-name="ro1">
          <table:table-cell office:value-type="float" office:value="144.13" calcext:value-type="float">
            <text:p>144,13</text:p>
          </table:table-cell>
          <table:table-cell office:value-type="float" office:value="173.469" calcext:value-type="float">
            <text:p>173,469</text:p>
          </table:table-cell>
          <table:table-cell office:value-type="float" office:value="8.28" calcext:value-type="float">
            <text:p>8,28</text:p>
          </table:table-cell>
          <table:table-cell table:formula="of:=[.$G$2]*[.A209]+(1-[.$G$2])*[.D208]" office:value-type="float" office:value="107.208440814335" calcext:value-type="float">
            <text:p>107,208</text:p>
          </table:table-cell>
          <table:table-cell office:value-type="float" office:value="107.208" calcext:value-type="float">
            <text:p>107,208</text:p>
          </table:table-cell>
          <table:table-cell table:formula="of:=[.E209]-[.D209]" office:value-type="float" office:value="-0.000440814334567108" calcext:value-type="float">
            <text:p>-0,00044</text:p>
          </table:table-cell>
          <table:table-cell/>
        </table:table-row>
        <table:table-row table:style-name="ro1">
          <table:table-cell office:value-type="float" office:value="152.941" calcext:value-type="float">
            <text:p>152,941</text:p>
          </table:table-cell>
          <table:table-cell office:value-type="float" office:value="95.074" calcext:value-type="float">
            <text:p>95,074</text:p>
          </table:table-cell>
          <table:table-cell office:value-type="float" office:value="8.32" calcext:value-type="float">
            <text:p>8,32</text:p>
          </table:table-cell>
          <table:table-cell table:formula="of:=[.$G$2]*[.A210]+(1-[.$G$2])*[.D209]" office:value-type="float" office:value="111.781696732901" calcext:value-type="float">
            <text:p>111,782</text:p>
          </table:table-cell>
          <table:table-cell office:value-type="float" office:value="111.782" calcext:value-type="float">
            <text:p>111,782</text:p>
          </table:table-cell>
          <table:table-cell table:formula="of:=[.E210]-[.D210]" office:value-type="float" office:value="0.00030326709888584" calcext:value-type="float">
            <text:p>0,00030</text:p>
          </table:table-cell>
          <table:table-cell/>
        </table:table-row>
        <table:table-row table:style-name="ro1">
          <table:table-cell office:value-type="float" office:value="159.88" calcext:value-type="float">
            <text:p>159,88</text:p>
          </table:table-cell>
          <table:table-cell office:value-type="float" office:value="80.169" calcext:value-type="float">
            <text:p>80,169</text:p>
          </table:table-cell>
          <table:table-cell office:value-type="float" office:value="8.36" calcext:value-type="float">
            <text:p>8,36</text:p>
          </table:table-cell>
          <table:table-cell table:formula="of:=[.$G$2]*[.A211]+(1-[.$G$2])*[.D210]" office:value-type="float" office:value="116.591527059611" calcext:value-type="float">
            <text:p>116,592</text:p>
          </table:table-cell>
          <table:table-cell office:value-type="float" office:value="116.592" calcext:value-type="float">
            <text:p>116,592</text:p>
          </table:table-cell>
          <table:table-cell table:formula="of:=[.E211]-[.D211]" office:value-type="float" office:value="0.000472940389002474" calcext:value-type="float">
            <text:p>0,00047</text:p>
          </table:table-cell>
          <table:table-cell/>
        </table:table-row>
        <table:table-row table:style-name="ro1">
          <table:table-cell office:value-type="float" office:value="163.683" calcext:value-type="float">
            <text:p>163,683</text:p>
          </table:table-cell>
          <table:table-cell office:value-type="float" office:value="73.784" calcext:value-type="float">
            <text:p>73,784</text:p>
          </table:table-cell>
          <table:table-cell office:value-type="float" office:value="8.4" calcext:value-type="float">
            <text:p>8,4</text:p>
          </table:table-cell>
          <table:table-cell table:formula="of:=[.$G$2]*[.A212]+(1-[.$G$2])*[.D211]" office:value-type="float" office:value="121.30067435365" calcext:value-type="float">
            <text:p>121,301</text:p>
          </table:table-cell>
          <table:table-cell office:value-type="float" office:value="121.301" calcext:value-type="float">
            <text:p>121,301</text:p>
          </table:table-cell>
          <table:table-cell table:formula="of:=[.E212]-[.D212]" office:value-type="float" office:value="0.000325646350091802" calcext:value-type="float">
            <text:p>0,00033</text:p>
          </table:table-cell>
          <table:table-cell/>
        </table:table-row>
        <table:table-row table:style-name="ro1">
          <table:table-cell office:value-type="float" office:value="166.89" calcext:value-type="float">
            <text:p>166,89</text:p>
          </table:table-cell>
          <table:table-cell office:value-type="float" office:value="116.665" calcext:value-type="float">
            <text:p>116,665</text:p>
          </table:table-cell>
          <table:table-cell office:value-type="float" office:value="8.44" calcext:value-type="float">
            <text:p>8,44</text:p>
          </table:table-cell>
          <table:table-cell table:formula="of:=[.$G$2]*[.A213]+(1-[.$G$2])*[.D212]" office:value-type="float" office:value="125.859606918285" calcext:value-type="float">
            <text:p>125,860</text:p>
          </table:table-cell>
          <table:table-cell office:value-type="float" office:value="125.86" calcext:value-type="float">
            <text:p>125,86</text:p>
          </table:table-cell>
          <table:table-cell table:formula="of:=[.E213]-[.D213]" office:value-type="float" office:value="0.000393081715074572" calcext:value-type="float">
            <text:p>0,00039</text:p>
          </table:table-cell>
          <table:table-cell/>
        </table:table-row>
        <table:table-row table:style-name="ro1">
          <table:table-cell office:value-type="float" office:value="169.841" calcext:value-type="float">
            <text:p>169,841</text:p>
          </table:table-cell>
          <table:table-cell office:value-type="float" office:value="28.162" calcext:value-type="float">
            <text:p>28,162</text:p>
          </table:table-cell>
          <table:table-cell office:value-type="float" office:value="8.48" calcext:value-type="float">
            <text:p>8,48</text:p>
          </table:table-cell>
          <table:table-cell table:formula="of:=[.$G$2]*[.A214]+(1-[.$G$2])*[.D213]" office:value-type="float" office:value="130.257746226456" calcext:value-type="float">
            <text:p>130,258</text:p>
          </table:table-cell>
          <table:table-cell office:value-type="float" office:value="130.258" calcext:value-type="float">
            <text:p>130,258</text:p>
          </table:table-cell>
          <table:table-cell table:formula="of:=[.E214]-[.D214]" office:value-type="float" office:value="0.000253773543562374" calcext:value-type="float">
            <text:p>0,00025</text:p>
          </table:table-cell>
          <table:table-cell/>
        </table:table-row>
        <table:table-row table:style-name="ro1">
          <table:table-cell office:value-type="float" office:value="174.508" calcext:value-type="float">
            <text:p>174,508</text:p>
          </table:table-cell>
          <table:table-cell office:value-type="float" office:value="-0.928" calcext:value-type="float">
            <text:p>-0,928</text:p>
          </table:table-cell>
          <table:table-cell office:value-type="float" office:value="8.52" calcext:value-type="float">
            <text:p>8,52</text:p>
          </table:table-cell>
          <table:table-cell table:formula="of:=[.$G$2]*[.A215]+(1-[.$G$2])*[.D214]" office:value-type="float" office:value="134.682771603811" calcext:value-type="float">
            <text:p>134,683</text:p>
          </table:table-cell>
          <table:table-cell office:value-type="float" office:value="134.683" calcext:value-type="float">
            <text:p>134,683</text:p>
          </table:table-cell>
          <table:table-cell table:formula="of:=[.E215]-[.D215]" office:value-type="float" office:value="0.000228396189186242" calcext:value-type="float">
            <text:p>0,00023</text:p>
          </table:table-cell>
          <table:table-cell/>
        </table:table-row>
        <table:table-row table:style-name="ro1">
          <table:table-cell office:value-type="float" office:value="175.634" calcext:value-type="float">
            <text:p>175,634</text:p>
          </table:table-cell>
          <table:table-cell office:value-type="float" office:value="-38.214" calcext:value-type="float">
            <text:p>-38,214</text:p>
          </table:table-cell>
          <table:table-cell office:value-type="float" office:value="8.56" calcext:value-type="float">
            <text:p>8,56</text:p>
          </table:table-cell>
          <table:table-cell table:formula="of:=[.$G$2]*[.A216]+(1-[.$G$2])*[.D215]" office:value-type="float" office:value="138.77789444343" calcext:value-type="float">
            <text:p>138,778</text:p>
          </table:table-cell>
          <table:table-cell office:value-type="float" office:value="138.778" calcext:value-type="float">
            <text:p>138,778</text:p>
          </table:table-cell>
          <table:table-cell table:formula="of:=[.E216]-[.D216]" office:value-type="float" office:value="0.000105556570275667" calcext:value-type="float">
            <text:p>0,00011</text:p>
          </table:table-cell>
          <table:table-cell/>
        </table:table-row>
        <table:table-row table:style-name="ro1">
          <table:table-cell office:value-type="float" office:value="175.597" calcext:value-type="float">
            <text:p>175,597</text:p>
          </table:table-cell>
          <table:table-cell office:value-type="float" office:value="-17.253" calcext:value-type="float">
            <text:p>-17,253</text:p>
          </table:table-cell>
          <table:table-cell office:value-type="float" office:value="8.6" calcext:value-type="float">
            <text:p>8,6</text:p>
          </table:table-cell>
          <table:table-cell table:formula="of:=[.$G$2]*[.A217]+(1-[.$G$2])*[.D216]" office:value-type="float" office:value="142.459804999087" calcext:value-type="float">
            <text:p>142,460</text:p>
          </table:table-cell>
          <table:table-cell office:value-type="float" office:value="142.46" calcext:value-type="float">
            <text:p>142,46</text:p>
          </table:table-cell>
          <table:table-cell table:formula="of:=[.E217]-[.D217]" office:value-type="float" office:value="0.000195000913265631" calcext:value-type="float">
            <text:p>0,00020</text:p>
          </table:table-cell>
          <table:table-cell/>
        </table:table-row>
        <table:table-row table:style-name="ro1">
          <table:table-cell office:value-type="float" office:value="174.068" calcext:value-type="float">
            <text:p>174,068</text:p>
          </table:table-cell>
          <table:table-cell office:value-type="float" office:value="-18.19" calcext:value-type="float">
            <text:p>-18,19</text:p>
          </table:table-cell>
          <table:table-cell office:value-type="float" office:value="8.64" calcext:value-type="float">
            <text:p>8,64</text:p>
          </table:table-cell>
          <table:table-cell table:formula="of:=[.$G$2]*[.A218]+(1-[.$G$2])*[.D217]" office:value-type="float" office:value="145.620624499178" calcext:value-type="float">
            <text:p>145,621</text:p>
          </table:table-cell>
          <table:table-cell office:value-type="float" office:value="145.621" calcext:value-type="float">
            <text:p>145,621</text:p>
          </table:table-cell>
          <table:table-cell table:formula="of:=[.E218]-[.D218]" office:value-type="float" office:value="0.000375500821945707" calcext:value-type="float">
            <text:p>0,00038</text:p>
          </table:table-cell>
          <table:table-cell/>
        </table:table-row>
        <table:table-row table:style-name="ro1">
          <table:table-cell office:value-type="float" office:value="173.378" calcext:value-type="float">
            <text:p>173,378</text:p>
          </table:table-cell>
          <table:table-cell office:value-type="float" office:value="9.125" calcext:value-type="float">
            <text:p>9,125</text:p>
          </table:table-cell>
          <table:table-cell office:value-type="float" office:value="8.68" calcext:value-type="float">
            <text:p>8,68</text:p>
          </table:table-cell>
          <table:table-cell table:formula="of:=[.$G$2]*[.A219]+(1-[.$G$2])*[.D218]" office:value-type="float" office:value="148.39636204926" calcext:value-type="float">
            <text:p>148,396</text:p>
          </table:table-cell>
          <table:table-cell office:value-type="float" office:value="148.396" calcext:value-type="float">
            <text:p>148,396</text:p>
          </table:table-cell>
          <table:table-cell table:formula="of:=[.E219]-[.D219]" office:value-type="float" office:value="-0.000362049260274944" calcext:value-type="float">
            <text:p>-0,00036</text:p>
          </table:table-cell>
          <table:table-cell/>
        </table:table-row>
        <table:table-row table:style-name="ro1">
          <table:table-cell office:value-type="float" office:value="172.651" calcext:value-type="float">
            <text:p>172,651</text:p>
          </table:table-cell>
          <table:table-cell office:value-type="float" office:value="-90.295" calcext:value-type="float">
            <text:p>-90,295</text:p>
          </table:table-cell>
          <table:table-cell office:value-type="float" office:value="8.72" calcext:value-type="float">
            <text:p>8,72</text:p>
          </table:table-cell>
          <table:table-cell table:formula="of:=[.$G$2]*[.A220]+(1-[.$G$2])*[.D219]" office:value-type="float" office:value="150.821825844334" calcext:value-type="float">
            <text:p>150,822</text:p>
          </table:table-cell>
          <table:table-cell office:value-type="float" office:value="150.822" calcext:value-type="float">
            <text:p>150,822</text:p>
          </table:table-cell>
          <table:table-cell table:formula="of:=[.E220]-[.D220]" office:value-type="float" office:value="0.000174155665774833" calcext:value-type="float">
            <text:p>0,00017</text:p>
          </table:table-cell>
          <table:table-cell/>
        </table:table-row>
        <table:table-row table:style-name="ro1">
          <table:table-cell office:value-type="float" office:value="173.016" calcext:value-type="float">
            <text:p>173,016</text:p>
          </table:table-cell>
          <table:table-cell office:value-type="float" office:value="-72.732" calcext:value-type="float">
            <text:p>-72,732</text:p>
          </table:table-cell>
          <table:table-cell office:value-type="float" office:value="8.76" calcext:value-type="float">
            <text:p>8,76</text:p>
          </table:table-cell>
          <table:table-cell table:formula="of:=[.$G$2]*[.A221]+(1-[.$G$2])*[.D220]" office:value-type="float" office:value="153.041243259901" calcext:value-type="float">
            <text:p>153,041</text:p>
          </table:table-cell>
          <table:table-cell office:value-type="float" office:value="153.041" calcext:value-type="float">
            <text:p>153,041</text:p>
          </table:table-cell>
          <table:table-cell table:formula="of:=[.E221]-[.D221]" office:value-type="float" office:value="-0.000243259900827297" calcext:value-type="float">
            <text:p>-0,00024</text:p>
          </table:table-cell>
          <table:table-cell/>
        </table:table-row>
        <table:table-row table:style-name="ro1">
          <table:table-cell office:value-type="float" office:value="169.404" calcext:value-type="float">
            <text:p>169,404</text:p>
          </table:table-cell>
          <table:table-cell office:value-type="float" office:value="-135.659" calcext:value-type="float">
            <text:p>-135,659</text:p>
          </table:table-cell>
          <table:table-cell office:value-type="float" office:value="8.8" calcext:value-type="float">
            <text:p>8,8</text:p>
          </table:table-cell>
          <table:table-cell table:formula="of:=[.$G$2]*[.A222]+(1-[.$G$2])*[.D221]" office:value-type="float" office:value="154.677518933911" calcext:value-type="float">
            <text:p>154,678</text:p>
          </table:table-cell>
          <table:table-cell office:value-type="float" office:value="154.678" calcext:value-type="float">
            <text:p>154,678</text:p>
          </table:table-cell>
          <table:table-cell table:formula="of:=[.E222]-[.D222]" office:value-type="float" office:value="0.000481066089236037" calcext:value-type="float">
            <text:p>0,00048</text:p>
          </table:table-cell>
          <table:table-cell/>
        </table:table-row>
        <table:table-row table:style-name="ro1">
          <table:table-cell office:value-type="float" office:value="166.495" calcext:value-type="float">
            <text:p>166,495</text:p>
          </table:table-cell>
          <table:table-cell office:value-type="float" office:value="-161.204" calcext:value-type="float">
            <text:p>-161,204</text:p>
          </table:table-cell>
          <table:table-cell office:value-type="float" office:value="8.84" calcext:value-type="float">
            <text:p>8,84</text:p>
          </table:table-cell>
          <table:table-cell table:formula="of:=[.$G$2]*[.A223]+(1-[.$G$2])*[.D222]" office:value-type="float" office:value="155.85926704052" calcext:value-type="float">
            <text:p>155,859</text:p>
          </table:table-cell>
          <table:table-cell office:value-type="float" office:value="155.859" calcext:value-type="float">
            <text:p>155,859</text:p>
          </table:table-cell>
          <table:table-cell table:formula="of:=[.E223]-[.D223]" office:value-type="float" office:value="-0.000267040519673856" calcext:value-type="float">
            <text:p>-0,00027</text:p>
          </table:table-cell>
          <table:table-cell/>
        </table:table-row>
        <table:table-row table:style-name="ro1">
          <table:table-cell office:value-type="float" office:value="161.068" calcext:value-type="float">
            <text:p>161,068</text:p>
          </table:table-cell>
          <table:table-cell office:value-type="float" office:value="-232.883" calcext:value-type="float">
            <text:p>-232,883</text:p>
          </table:table-cell>
          <table:table-cell office:value-type="float" office:value="8.88" calcext:value-type="float">
            <text:p>8,88</text:p>
          </table:table-cell>
          <table:table-cell table:formula="of:=[.$G$2]*[.A224]+(1-[.$G$2])*[.D223]" office:value-type="float" office:value="156.380140336468" calcext:value-type="float">
            <text:p>156,380</text:p>
          </table:table-cell>
          <table:table-cell office:value-type="float" office:value="156.38" calcext:value-type="float">
            <text:p>156,38</text:p>
          </table:table-cell>
          <table:table-cell table:formula="of:=[.E224]-[.D224]" office:value-type="float" office:value="-0.000140336467723046" calcext:value-type="float">
            <text:p>-0,00014</text:p>
          </table:table-cell>
          <table:table-cell/>
        </table:table-row>
        <table:table-row table:style-name="ro1">
          <table:table-cell office:value-type="float" office:value="154.62" calcext:value-type="float">
            <text:p>154,62</text:p>
          </table:table-cell>
          <table:table-cell office:value-type="float" office:value="-184.411" calcext:value-type="float">
            <text:p>-184,411</text:p>
          </table:table-cell>
          <table:table-cell office:value-type="float" office:value="8.92" calcext:value-type="float">
            <text:p>8,92</text:p>
          </table:table-cell>
          <table:table-cell table:formula="of:=[.$G$2]*[.A225]+(1-[.$G$2])*[.D224]" office:value-type="float" office:value="156.204126302821" calcext:value-type="float">
            <text:p>156,204</text:p>
          </table:table-cell>
          <table:table-cell office:value-type="float" office:value="156.204" calcext:value-type="float">
            <text:p>156,204</text:p>
          </table:table-cell>
          <table:table-cell table:formula="of:=[.E225]-[.D225]" office:value-type="float" office:value="-0.000126302820945057" calcext:value-type="float">
            <text:p>-0,00013</text:p>
          </table:table-cell>
          <table:table-cell/>
        </table:table-row>
        <table:table-row table:style-name="ro1">
          <table:table-cell office:value-type="float" office:value="145.305" calcext:value-type="float">
            <text:p>145,305</text:p>
          </table:table-cell>
          <table:table-cell office:value-type="float" office:value="-255.087" calcext:value-type="float">
            <text:p>-255,087</text:p>
          </table:table-cell>
          <table:table-cell office:value-type="float" office:value="8.96" calcext:value-type="float">
            <text:p>8,96</text:p>
          </table:table-cell>
          <table:table-cell table:formula="of:=[.$G$2]*[.A226]+(1-[.$G$2])*[.D225]" office:value-type="float" office:value="155.114213672539" calcext:value-type="float">
            <text:p>155,114</text:p>
          </table:table-cell>
          <table:table-cell office:value-type="float" office:value="155.114" calcext:value-type="float">
            <text:p>155,114</text:p>
          </table:table-cell>
          <table:table-cell table:formula="of:=[.E226]-[.D226]" office:value-type="float" office:value="-0.000213672538848186" calcext:value-type="float">
            <text:p>-0,00021</text:p>
          </table:table-cell>
          <table:table-cell/>
        </table:table-row>
        <table:table-row table:style-name="ro1">
          <table:table-cell office:value-type="float" office:value="137.928" calcext:value-type="float">
            <text:p>137,928</text:p>
          </table:table-cell>
          <table:table-cell office:value-type="float" office:value="-166.286" calcext:value-type="float">
            <text:p>-166,286</text:p>
          </table:table-cell>
          <table:table-cell office:value-type="float" office:value="9" calcext:value-type="float">
            <text:p>9</text:p>
          </table:table-cell>
          <table:table-cell table:formula="of:=[.$G$2]*[.A227]+(1-[.$G$2])*[.D226]" office:value-type="float" office:value="153.395592305285" calcext:value-type="float">
            <text:p>153,396</text:p>
          </table:table-cell>
          <table:table-cell office:value-type="float" office:value="153.396" calcext:value-type="float">
            <text:p>153,396</text:p>
          </table:table-cell>
          <table:table-cell table:formula="of:=[.E227]-[.D227]" office:value-type="float" office:value="0.000407694715022444" calcext:value-type="float">
            <text:p>0,00041</text:p>
          </table:table-cell>
          <table:table-cell/>
        </table:table-row>
        <table:table-row table:style-name="ro1">
          <table:table-cell office:value-type="float" office:value="127.725" calcext:value-type="float">
            <text:p>127,725</text:p>
          </table:table-cell>
          <table:table-cell office:value-type="float" office:value="-182.21" calcext:value-type="float">
            <text:p>-182,21</text:p>
          </table:table-cell>
          <table:table-cell office:value-type="float" office:value="9.04" calcext:value-type="float">
            <text:p>9,04</text:p>
          </table:table-cell>
          <table:table-cell table:formula="of:=[.$G$2]*[.A228]+(1-[.$G$2])*[.D227]" office:value-type="float" office:value="150.828533074756" calcext:value-type="float">
            <text:p>150,829</text:p>
          </table:table-cell>
          <table:table-cell office:value-type="float" office:value="150.829" calcext:value-type="float">
            <text:p>150,829</text:p>
          </table:table-cell>
          <table:table-cell table:formula="of:=[.E228]-[.D228]" office:value-type="float" office:value="0.000466925243529204" calcext:value-type="float">
            <text:p>0,00047</text:p>
          </table:table-cell>
          <table:table-cell/>
        </table:table-row>
        <table:table-row table:style-name="ro1">
          <table:table-cell office:value-type="float" office:value="121.073" calcext:value-type="float">
            <text:p>121,073</text:p>
          </table:table-cell>
          <table:table-cell office:value-type="float" office:value="-196.886" calcext:value-type="float">
            <text:p>-196,886</text:p>
          </table:table-cell>
          <table:table-cell office:value-type="float" office:value="9.08" calcext:value-type="float">
            <text:p>9,08</text:p>
          </table:table-cell>
          <table:table-cell table:formula="of:=[.$G$2]*[.A229]+(1-[.$G$2])*[.D228]" office:value-type="float" office:value="147.852979767281" calcext:value-type="float">
            <text:p>147,853</text:p>
          </table:table-cell>
          <table:table-cell office:value-type="float" office:value="147.853" calcext:value-type="float">
            <text:p>147,853</text:p>
          </table:table-cell>
          <table:table-cell table:formula="of:=[.E229]-[.D229]" office:value-type="float" office:value="0.000020232719151636" calcext:value-type="float">
            <text:p>0,00002</text:p>
          </table:table-cell>
          <table:table-cell/>
        </table:table-row>
        <table:table-row table:style-name="ro1">
          <table:table-cell office:value-type="float" office:value="113.785" calcext:value-type="float">
            <text:p>113,785</text:p>
          </table:table-cell>
          <table:table-cell office:value-type="float" office:value="-52.215" calcext:value-type="float">
            <text:p>-52,215</text:p>
          </table:table-cell>
          <table:table-cell office:value-type="float" office:value="9.12" calcext:value-type="float">
            <text:p>9,12</text:p>
          </table:table-cell>
          <table:table-cell table:formula="of:=[.$G$2]*[.A230]+(1-[.$G$2])*[.D229]" office:value-type="float" office:value="144.446181790553" calcext:value-type="float">
            <text:p>144,446</text:p>
          </table:table-cell>
          <table:table-cell office:value-type="float" office:value="144.446" calcext:value-type="float">
            <text:p>144,446</text:p>
          </table:table-cell>
          <table:table-cell table:formula="of:=[.E230]-[.D230]" office:value-type="float" office:value="-0.000181790552773009" calcext:value-type="float">
            <text:p>-0,00018</text:p>
          </table:table-cell>
          <table:table-cell/>
        </table:table-row>
        <table:table-row table:style-name="ro1">
          <table:table-cell office:value-type="float" office:value="105.91" calcext:value-type="float">
            <text:p>105,91</text:p>
          </table:table-cell>
          <table:table-cell office:value-type="float" office:value="-118.188" calcext:value-type="float">
            <text:p>-118,188</text:p>
          </table:table-cell>
          <table:table-cell office:value-type="float" office:value="9.16" calcext:value-type="float">
            <text:p>9,16</text:p>
          </table:table-cell>
          <table:table-cell table:formula="of:=[.$G$2]*[.A231]+(1-[.$G$2])*[.D230]" office:value-type="float" office:value="140.592563611498" calcext:value-type="float">
            <text:p>140,593</text:p>
          </table:table-cell>
          <table:table-cell office:value-type="float" office:value="140.593" calcext:value-type="float">
            <text:p>140,593</text:p>
          </table:table-cell>
          <table:table-cell table:formula="of:=[.E231]-[.D231]" office:value-type="float" office:value="0.000436388502492946" calcext:value-type="float">
            <text:p>0,00044</text:p>
          </table:table-cell>
          <table:table-cell/>
        </table:table-row>
        <table:table-row table:style-name="ro1">
          <table:table-cell office:value-type="float" office:value="103.821" calcext:value-type="float">
            <text:p>103,821</text:p>
          </table:table-cell>
          <table:table-cell office:value-type="float" office:value="-82.518" calcext:value-type="float">
            <text:p>-82,518</text:p>
          </table:table-cell>
          <table:table-cell office:value-type="float" office:value="9.2" calcext:value-type="float">
            <text:p>9,2</text:p>
          </table:table-cell>
          <table:table-cell table:formula="of:=[.$G$2]*[.A232]+(1-[.$G$2])*[.D231]" office:value-type="float" office:value="136.915407250348" calcext:value-type="float">
            <text:p>136,915</text:p>
          </table:table-cell>
          <table:table-cell office:value-type="float" office:value="136.915" calcext:value-type="float">
            <text:p>136,915</text:p>
          </table:table-cell>
          <table:table-cell table:formula="of:=[.E232]-[.D232]" office:value-type="float" office:value="-0.000407250347763011" calcext:value-type="float">
            <text:p>-0,00041</text:p>
          </table:table-cell>
          <table:table-cell/>
        </table:table-row>
        <table:table-row table:style-name="ro1">
          <table:table-cell office:value-type="float" office:value="99.094" calcext:value-type="float">
            <text:p>99,094</text:p>
          </table:table-cell>
          <table:table-cell office:value-type="float" office:value="-128.083" calcext:value-type="float">
            <text:p>-128,083</text:p>
          </table:table-cell>
          <table:table-cell office:value-type="float" office:value="9.24" calcext:value-type="float">
            <text:p>9,24</text:p>
          </table:table-cell>
          <table:table-cell table:formula="of:=[.$G$2]*[.A233]+(1-[.$G$2])*[.D232]" office:value-type="float" office:value="133.133266525313" calcext:value-type="float">
            <text:p>133,133</text:p>
          </table:table-cell>
          <table:table-cell office:value-type="float" office:value="133.133" calcext:value-type="float">
            <text:p>133,133</text:p>
          </table:table-cell>
          <table:table-cell table:formula="of:=[.E233]-[.D233]" office:value-type="float" office:value="-0.000266525312980548" calcext:value-type="float">
            <text:p>-0,00027</text:p>
          </table:table-cell>
          <table:table-cell/>
        </table:table-row>
        <table:table-row table:style-name="ro1">
          <table:table-cell office:value-type="float" office:value="95.793" calcext:value-type="float">
            <text:p>95,793</text:p>
          </table:table-cell>
          <table:table-cell office:value-type="float" office:value="-114.249" calcext:value-type="float">
            <text:p>-114,249</text:p>
          </table:table-cell>
          <table:table-cell office:value-type="float" office:value="9.28" calcext:value-type="float">
            <text:p>9,28</text:p>
          </table:table-cell>
          <table:table-cell table:formula="of:=[.$G$2]*[.A234]+(1-[.$G$2])*[.D233]" office:value-type="float" office:value="129.399239872782" calcext:value-type="float">
            <text:p>129,399</text:p>
          </table:table-cell>
          <table:table-cell office:value-type="float" office:value="129.399" calcext:value-type="float">
            <text:p>129,399</text:p>
          </table:table-cell>
          <table:table-cell table:formula="of:=[.E234]-[.D234]" office:value-type="float" office:value="-0.00023987278169102" calcext:value-type="float">
            <text:p>-0,00024</text:p>
          </table:table-cell>
          <table:table-cell/>
        </table:table-row>
        <table:table-row table:style-name="ro1">
          <table:table-cell office:value-type="float" office:value="90.669" calcext:value-type="float">
            <text:p>90,669</text:p>
          </table:table-cell>
          <table:table-cell office:value-type="float" office:value="-138.402" calcext:value-type="float">
            <text:p>-138,402</text:p>
          </table:table-cell>
          <table:table-cell office:value-type="float" office:value="9.32" calcext:value-type="float">
            <text:p>9,32</text:p>
          </table:table-cell>
          <table:table-cell table:formula="of:=[.$G$2]*[.A235]+(1-[.$G$2])*[.D234]" office:value-type="float" office:value="125.526215885504" calcext:value-type="float">
            <text:p>125,526</text:p>
          </table:table-cell>
          <table:table-cell office:value-type="float" office:value="125.526" calcext:value-type="float">
            <text:p>125,526</text:p>
          </table:table-cell>
          <table:table-cell table:formula="of:=[.E235]-[.D235]" office:value-type="float" office:value="-0.000215885503536128" calcext:value-type="float">
            <text:p>-0,00022</text:p>
          </table:table-cell>
          <table:table-cell/>
        </table:table-row>
        <table:table-row table:style-name="ro1">
          <table:table-cell office:value-type="float" office:value="86.1" calcext:value-type="float">
            <text:p>86,1</text:p>
          </table:table-cell>
          <table:table-cell office:value-type="float" office:value="-86.253" calcext:value-type="float">
            <text:p>-86,253</text:p>
          </table:table-cell>
          <table:table-cell office:value-type="float" office:value="9.36" calcext:value-type="float">
            <text:p>9,36</text:p>
          </table:table-cell>
          <table:table-cell table:formula="of:=[.$G$2]*[.A236]+(1-[.$G$2])*[.D235]" office:value-type="float" office:value="121.583594296953" calcext:value-type="float">
            <text:p>121,584</text:p>
          </table:table-cell>
          <table:table-cell office:value-type="float" office:value="121.584" calcext:value-type="float">
            <text:p>121,584</text:p>
          </table:table-cell>
          <table:table-cell table:formula="of:=[.E236]-[.D236]" office:value-type="float" office:value="0.000405703046823192" calcext:value-type="float">
            <text:p>0,00041</text:p>
          </table:table-cell>
          <table:table-cell/>
        </table:table-row>
        <table:table-row table:style-name="ro1">
          <table:table-cell office:value-type="float" office:value="80.563" calcext:value-type="float">
            <text:p>80,563</text:p>
          </table:table-cell>
          <table:table-cell office:value-type="float" office:value="-64.858" calcext:value-type="float">
            <text:p>-64,858</text:p>
          </table:table-cell>
          <table:table-cell office:value-type="float" office:value="9.4" calcext:value-type="float">
            <text:p>9,4</text:p>
          </table:table-cell>
          <table:table-cell table:formula="of:=[.$G$2]*[.A237]+(1-[.$G$2])*[.D236]" office:value-type="float" office:value="117.481534867258" calcext:value-type="float">
            <text:p>117,482</text:p>
          </table:table-cell>
          <table:table-cell office:value-type="float" office:value="117.482" calcext:value-type="float">
            <text:p>117,482</text:p>
          </table:table-cell>
          <table:table-cell table:formula="of:=[.E237]-[.D237]" office:value-type="float" office:value="0.000465132742135665" calcext:value-type="float">
            <text:p>0,00047</text:p>
          </table:table-cell>
          <table:table-cell/>
        </table:table-row>
        <table:table-row table:style-name="ro1">
          <table:table-cell office:value-type="float" office:value="77.113" calcext:value-type="float">
            <text:p>77,113</text:p>
          </table:table-cell>
          <table:table-cell office:value-type="float" office:value="-71.66" calcext:value-type="float">
            <text:p>-71,66</text:p>
          </table:table-cell>
          <table:table-cell office:value-type="float" office:value="9.44" calcext:value-type="float">
            <text:p>9,44</text:p>
          </table:table-cell>
          <table:table-cell table:formula="of:=[.$G$2]*[.A238]+(1-[.$G$2])*[.D237]" office:value-type="float" office:value="113.444681380532" calcext:value-type="float">
            <text:p>113,445</text:p>
          </table:table-cell>
          <table:table-cell office:value-type="float" office:value="113.445" calcext:value-type="float">
            <text:p>113,445</text:p>
          </table:table-cell>
          <table:table-cell table:formula="of:=[.E238]-[.D238]" office:value-type="float" office:value="0.000318619467918779" calcext:value-type="float">
            <text:p>0,00032</text:p>
          </table:table-cell>
          <table:table-cell/>
        </table:table-row>
        <table:table-row table:style-name="ro1">
          <table:table-cell office:value-type="float" office:value="74.519" calcext:value-type="float">
            <text:p>74,519</text:p>
          </table:table-cell>
          <table:table-cell office:value-type="float" office:value="-82.82" calcext:value-type="float">
            <text:p>-82,82</text:p>
          </table:table-cell>
          <table:table-cell office:value-type="float" office:value="9.48" calcext:value-type="float">
            <text:p>9,48</text:p>
          </table:table-cell>
          <table:table-cell table:formula="of:=[.$G$2]*[.A239]+(1-[.$G$2])*[.D238]" office:value-type="float" office:value="109.552113242479" calcext:value-type="float">
            <text:p>109,552</text:p>
          </table:table-cell>
          <table:table-cell office:value-type="float" office:value="109.552" calcext:value-type="float">
            <text:p>109,552</text:p>
          </table:table-cell>
          <table:table-cell table:formula="of:=[.E239]-[.D239]" office:value-type="float" office:value="-0.000113242478860798" calcext:value-type="float">
            <text:p>-0,00011</text:p>
          </table:table-cell>
          <table:table-cell/>
        </table:table-row>
        <table:table-row table:style-name="ro1">
          <table:table-cell office:value-type="float" office:value="71.653" calcext:value-type="float">
            <text:p>71,653</text:p>
          </table:table-cell>
          <table:table-cell office:value-type="float" office:value="-80.578" calcext:value-type="float">
            <text:p>-80,578</text:p>
          </table:table-cell>
          <table:table-cell office:value-type="float" office:value="9.52" calcext:value-type="float">
            <text:p>9,52</text:p>
          </table:table-cell>
          <table:table-cell table:formula="of:=[.$G$2]*[.A240]+(1-[.$G$2])*[.D239]" office:value-type="float" office:value="105.762201918231" calcext:value-type="float">
            <text:p>105,762</text:p>
          </table:table-cell>
          <table:table-cell office:value-type="float" office:value="105.762" calcext:value-type="float">
            <text:p>105,762</text:p>
          </table:table-cell>
          <table:table-cell table:formula="of:=[.E240]-[.D240]" office:value-type="float" office:value="-0.000201918230985143" calcext:value-type="float">
            <text:p>-0,00020</text:p>
          </table:table-cell>
          <table:table-cell/>
        </table:table-row>
        <table:table-row table:style-name="ro1">
          <table:table-cell office:value-type="float" office:value="68.34" calcext:value-type="float">
            <text:p>68,34</text:p>
          </table:table-cell>
          <table:table-cell office:value-type="float" office:value="-91.725" calcext:value-type="float">
            <text:p>-91,725</text:p>
          </table:table-cell>
          <table:table-cell office:value-type="float" office:value="9.56" calcext:value-type="float">
            <text:p>9,56</text:p>
          </table:table-cell>
          <table:table-cell table:formula="of:=[.$G$2]*[.A241]+(1-[.$G$2])*[.D240]" office:value-type="float" office:value="102.019981726408" calcext:value-type="float">
            <text:p>102,020</text:p>
          </table:table-cell>
          <table:table-cell office:value-type="float" office:value="102.02" calcext:value-type="float">
            <text:p>102,02</text:p>
          </table:table-cell>
          <table:table-cell table:formula="of:=[.E241]-[.D241]" office:value-type="float" office:value="0.0000182735921043786" calcext:value-type="float">
            <text:p>0,00002</text:p>
          </table:table-cell>
          <table:table-cell/>
        </table:table-row>
        <table:table-row table:style-name="ro1">
          <table:table-cell office:value-type="float" office:value="65.117" calcext:value-type="float">
            <text:p>65,117</text:p>
          </table:table-cell>
          <table:table-cell office:value-type="float" office:value="-35.41" calcext:value-type="float">
            <text:p>-35,41</text:p>
          </table:table-cell>
          <table:table-cell office:value-type="float" office:value="9.6" calcext:value-type="float">
            <text:p>9,6</text:p>
          </table:table-cell>
          <table:table-cell table:formula="of:=[.$G$2]*[.A242]+(1-[.$G$2])*[.D241]" office:value-type="float" office:value="98.3296835537671" calcext:value-type="float">
            <text:p>98,330</text:p>
          </table:table-cell>
          <table:table-cell office:value-type="float" office:value="98.33" calcext:value-type="float">
            <text:p>98,33</text:p>
          </table:table-cell>
          <table:table-cell table:formula="of:=[.E242]-[.D242]" office:value-type="float" office:value="0.000316446232886847" calcext:value-type="float">
            <text:p>0,00032</text:p>
          </table:table-cell>
          <table:table-cell/>
        </table:table-row>
        <table:table-row table:style-name="ro1">
          <table:table-cell office:value-type="float" office:value="61.448" calcext:value-type="float">
            <text:p>61,448</text:p>
          </table:table-cell>
          <table:table-cell office:value-type="float" office:value="-27.915" calcext:value-type="float">
            <text:p>-27,915</text:p>
          </table:table-cell>
          <table:table-cell office:value-type="float" office:value="9.64" calcext:value-type="float">
            <text:p>9,64</text:p>
          </table:table-cell>
          <table:table-cell table:formula="of:=[.$G$2]*[.A243]+(1-[.$G$2])*[.D242]" office:value-type="float" office:value="94.6415151983904" calcext:value-type="float">
            <text:p>94,642</text:p>
          </table:table-cell>
          <table:table-cell office:value-type="float" office:value="94.641" calcext:value-type="float">
            <text:p>94,641</text:p>
          </table:table-cell>
          <table:table-cell table:formula="of:=[.E243]-[.D243]" office:value-type="float" office:value="-0.000515198390402816" calcext:value-type="float">
            <text:p>-0,00052</text:p>
          </table:table-cell>
          <table:table-cell/>
        </table:table-row>
        <table:table-row table:style-name="ro1">
          <table:table-cell office:value-type="float" office:value="60.031" calcext:value-type="float">
            <text:p>60,031</text:p>
          </table:table-cell>
          <table:table-cell office:value-type="float" office:value="15.13" calcext:value-type="float">
            <text:p>15,13</text:p>
          </table:table-cell>
          <table:table-cell office:value-type="float" office:value="9.68" calcext:value-type="float">
            <text:p>9,68</text:p>
          </table:table-cell>
          <table:table-cell table:formula="of:=[.$G$2]*[.A244]+(1-[.$G$2])*[.D243]" office:value-type="float" office:value="91.1804636785514" calcext:value-type="float">
            <text:p>91,180</text:p>
          </table:table-cell>
          <table:table-cell office:value-type="float" office:value="91.18" calcext:value-type="float">
            <text:p>91,18</text:p>
          </table:table-cell>
          <table:table-cell table:formula="of:=[.E244]-[.D244]" office:value-type="float" office:value="-0.00046367855136964" calcext:value-type="float">
            <text:p>-0,00046</text:p>
          </table:table-cell>
          <table:table-cell/>
        </table:table-row>
        <table:table-row table:style-name="ro1">
          <table:table-cell office:value-type="float" office:value="58.915" calcext:value-type="float">
            <text:p>58,915</text:p>
          </table:table-cell>
          <table:table-cell office:value-type="float" office:value="39.803" calcext:value-type="float">
            <text:p>39,803</text:p>
          </table:table-cell>
          <table:table-cell office:value-type="float" office:value="9.72" calcext:value-type="float">
            <text:p>9,72</text:p>
          </table:table-cell>
          <table:table-cell table:formula="of:=[.$G$2]*[.A245]+(1-[.$G$2])*[.D244]" office:value-type="float" office:value="87.9539173106963" calcext:value-type="float">
            <text:p>87,954</text:p>
          </table:table-cell>
          <table:table-cell office:value-type="float" office:value="87.954" calcext:value-type="float">
            <text:p>87,954</text:p>
          </table:table-cell>
          <table:table-cell table:formula="of:=[.E245]-[.D245]" office:value-type="float" office:value="0.000082689303738448" calcext:value-type="float">
            <text:p>0,00008</text:p>
          </table:table-cell>
          <table:table-cell/>
        </table:table-row>
        <table:table-row table:style-name="ro1">
          <table:table-cell office:value-type="float" office:value="59.52" calcext:value-type="float">
            <text:p>59,52</text:p>
          </table:table-cell>
          <table:table-cell office:value-type="float" office:value="68.181" calcext:value-type="float">
            <text:p>68,181</text:p>
          </table:table-cell>
          <table:table-cell office:value-type="float" office:value="9.76" calcext:value-type="float">
            <text:p>9,76</text:p>
          </table:table-cell>
          <table:table-cell table:formula="of:=[.$G$2]*[.A246]+(1-[.$G$2])*[.D245]" office:value-type="float" office:value="85.1105255796266" calcext:value-type="float">
            <text:p>85,111</text:p>
          </table:table-cell>
          <table:table-cell office:value-type="float" office:value="85.11" calcext:value-type="float">
            <text:p>85,11</text:p>
          </table:table-cell>
          <table:table-cell table:formula="of:=[.E246]-[.D246]" office:value-type="float" office:value="-0.000525579626625472" calcext:value-type="float">
            <text:p>-0,00053</text:p>
          </table:table-cell>
          <table:table-cell/>
        </table:table-row>
        <table:table-row table:style-name="ro1">
          <table:table-cell office:value-type="float" office:value="61.112" calcext:value-type="float">
            <text:p>61,112</text:p>
          </table:table-cell>
          <table:table-cell office:value-type="float" office:value="-4.688" calcext:value-type="float">
            <text:p>-4,688</text:p>
          </table:table-cell>
          <table:table-cell office:value-type="float" office:value="9.8" calcext:value-type="float">
            <text:p>9,8</text:p>
          </table:table-cell>
          <table:table-cell table:formula="of:=[.$G$2]*[.A247]+(1-[.$G$2])*[.D246]" office:value-type="float" office:value="82.710673021664" calcext:value-type="float">
            <text:p>82,711</text:p>
          </table:table-cell>
          <table:table-cell office:value-type="float" office:value="82.711" calcext:value-type="float">
            <text:p>82,711</text:p>
          </table:table-cell>
          <table:table-cell table:formula="of:=[.E247]-[.D247]" office:value-type="float" office:value="0.00032697833603379" calcext:value-type="float">
            <text:p>0,00033</text:p>
          </table:table-cell>
          <table:table-cell/>
        </table:table-row>
        <table:table-row table:style-name="ro1">
          <table:table-cell office:value-type="float" office:value="63.839" calcext:value-type="float">
            <text:p>63,839</text:p>
          </table:table-cell>
          <table:table-cell office:value-type="float" office:value="156.673" calcext:value-type="float">
            <text:p>156,673</text:p>
          </table:table-cell>
          <table:table-cell office:value-type="float" office:value="9.84" calcext:value-type="float">
            <text:p>9,84</text:p>
          </table:table-cell>
          <table:table-cell table:formula="of:=[.$G$2]*[.A248]+(1-[.$G$2])*[.D247]" office:value-type="float" office:value="80.8235057194976" calcext:value-type="float">
            <text:p>80,824</text:p>
          </table:table-cell>
          <table:table-cell office:value-type="float" office:value="80.823" calcext:value-type="float">
            <text:p>80,823</text:p>
          </table:table-cell>
          <table:table-cell table:formula="of:=[.E248]-[.D248]" office:value-type="float" office:value="-0.000505719497567725" calcext:value-type="float">
            <text:p>-0,00051</text:p>
          </table:table-cell>
          <table:table-cell/>
        </table:table-row>
        <table:table-row table:style-name="ro1">
          <table:table-cell office:value-type="float" office:value="63.652" calcext:value-type="float">
            <text:p>63,652</text:p>
          </table:table-cell>
          <table:table-cell office:value-type="float" office:value="126.206" calcext:value-type="float">
            <text:p>126,206</text:p>
          </table:table-cell>
          <table:table-cell office:value-type="float" office:value="9.88" calcext:value-type="float">
            <text:p>9,88</text:p>
          </table:table-cell>
          <table:table-cell table:formula="of:=[.$G$2]*[.A249]+(1-[.$G$2])*[.D248]" office:value-type="float" office:value="79.1063551475478" calcext:value-type="float">
            <text:p>79,106</text:p>
          </table:table-cell>
          <table:table-cell office:value-type="float" office:value="79.106" calcext:value-type="float">
            <text:p>79,106</text:p>
          </table:table-cell>
          <table:table-cell table:formula="of:=[.E249]-[.D249]" office:value-type="float" office:value="-0.000355147547807633" calcext:value-type="float">
            <text:p>-0,00036</text:p>
          </table:table-cell>
          <table:table-cell/>
        </table:table-row>
        <table:table-row table:style-name="ro1">
          <table:table-cell office:value-type="float" office:value="69.919" calcext:value-type="float">
            <text:p>69,919</text:p>
          </table:table-cell>
          <table:table-cell office:value-type="float" office:value="85.759" calcext:value-type="float">
            <text:p>85,759</text:p>
          </table:table-cell>
          <table:table-cell office:value-type="float" office:value="9.92" calcext:value-type="float">
            <text:p>9,92</text:p>
          </table:table-cell>
          <table:table-cell table:formula="of:=[.$G$2]*[.A250]+(1-[.$G$2])*[.D249]" office:value-type="float" office:value="78.187619632793" calcext:value-type="float">
            <text:p>78,188</text:p>
          </table:table-cell>
          <table:table-cell office:value-type="float" office:value="78.188" calcext:value-type="float">
            <text:p>78,188</text:p>
          </table:table-cell>
          <table:table-cell table:formula="of:=[.E250]-[.D250]" office:value-type="float" office:value="0.00038036720697221" calcext:value-type="float">
            <text:p>0,00038</text:p>
          </table:table-cell>
          <table:table-cell/>
        </table:table-row>
        <table:table-row table:style-name="ro1">
          <table:table-cell office:value-type="float" office:value="74.967" calcext:value-type="float">
            <text:p>74,967</text:p>
          </table:table-cell>
          <table:table-cell office:value-type="float" office:value="131.729" calcext:value-type="float">
            <text:p>131,729</text:p>
          </table:table-cell>
          <table:table-cell office:value-type="float" office:value="9.96" calcext:value-type="float">
            <text:p>9,96</text:p>
          </table:table-cell>
          <table:table-cell table:formula="of:=[.$G$2]*[.A251]+(1-[.$G$2])*[.D250]" office:value-type="float" office:value="77.8655576695137" calcext:value-type="float">
            <text:p>77,866</text:p>
          </table:table-cell>
          <table:table-cell office:value-type="float" office:value="77.866" calcext:value-type="float">
            <text:p>77,866</text:p>
          </table:table-cell>
          <table:table-cell table:formula="of:=[.E251]-[.D251]" office:value-type="float" office:value="0.000442330486265519" calcext:value-type="float">
            <text:p>0,00044</text:p>
          </table:table-cell>
          <table:table-cell/>
        </table:table-row>
        <table:table-row table:style-name="ro1">
          <table:table-cell office:value-type="float" office:value="78.397" calcext:value-type="float">
            <text:p>78,397</text:p>
          </table:table-cell>
          <table:table-cell office:value-type="float" office:value="137.17" calcext:value-type="float">
            <text:p>137,17</text:p>
          </table:table-cell>
          <table:table-cell office:value-type="float" office:value="10" calcext:value-type="float">
            <text:p>10</text:p>
          </table:table-cell>
          <table:table-cell table:formula="of:=[.$G$2]*[.A252]+(1-[.$G$2])*[.D251]" office:value-type="float" office:value="77.9187019025624" calcext:value-type="float">
            <text:p>77,919</text:p>
          </table:table-cell>
          <table:table-cell office:value-type="float" office:value="77.919" calcext:value-type="float">
            <text:p>77,919</text:p>
          </table:table-cell>
          <table:table-cell table:formula="of:=[.E252]-[.D252]" office:value-type="float" office:value="0.000298097437635647" calcext:value-type="float">
            <text:p>0,00030</text:p>
          </table:table-cell>
          <table:table-cell/>
        </table:table-row>
        <table:table-row table:style-name="ro1">
          <table:table-cell office:value-type="float" office:value="83.666" calcext:value-type="float">
            <text:p>83,666</text:p>
          </table:table-cell>
          <table:table-cell office:value-type="float" office:value="149.029" calcext:value-type="float">
            <text:p>149,029</text:p>
          </table:table-cell>
          <table:table-cell office:value-type="float" office:value="10.04" calcext:value-type="float">
            <text:p>10,04</text:p>
          </table:table-cell>
          <table:table-cell table:formula="of:=[.$G$2]*[.A253]+(1-[.$G$2])*[.D252]" office:value-type="float" office:value="78.4934317123061" calcext:value-type="float">
            <text:p>78,493</text:p>
          </table:table-cell>
          <table:table-cell office:value-type="float" office:value="78.493" calcext:value-type="float">
            <text:p>78,493</text:p>
          </table:table-cell>
          <table:table-cell table:formula="of:=[.E253]-[.D253]" office:value-type="float" office:value="-0.000431712306138365" calcext:value-type="float">
            <text:p>-0,00043</text:p>
          </table:table-cell>
          <table:table-cell/>
        </table:table-row>
        <table:table-row table:style-name="ro1">
          <table:table-cell office:value-type="float" office:value="89.153" calcext:value-type="float">
            <text:p>89,153</text:p>
          </table:table-cell>
          <table:table-cell office:value-type="float" office:value="113.713" calcext:value-type="float">
            <text:p>113,713</text:p>
          </table:table-cell>
          <table:table-cell office:value-type="float" office:value="10.08" calcext:value-type="float">
            <text:p>10,08</text:p>
          </table:table-cell>
          <table:table-cell table:formula="of:=[.$G$2]*[.A254]+(1-[.$G$2])*[.D253]" office:value-type="float" office:value="79.5593885410755" calcext:value-type="float">
            <text:p>79,559</text:p>
          </table:table-cell>
          <table:table-cell office:value-type="float" office:value="79.559" calcext:value-type="float">
            <text:p>79,559</text:p>
          </table:table-cell>
          <table:table-cell table:formula="of:=[.E254]-[.D254]" office:value-type="float" office:value="-0.000388541075523108" calcext:value-type="float">
            <text:p>-0,00039</text:p>
          </table:table-cell>
          <table:table-cell/>
        </table:table-row>
        <table:table-row table:style-name="ro1">
          <table:table-cell office:value-type="float" office:value="95.114" calcext:value-type="float">
            <text:p>95,114</text:p>
          </table:table-cell>
          <table:table-cell office:value-type="float" office:value="33.051" calcext:value-type="float">
            <text:p>33,051</text:p>
          </table:table-cell>
          <table:table-cell office:value-type="float" office:value="10.12" calcext:value-type="float">
            <text:p>10,12</text:p>
          </table:table-cell>
          <table:table-cell table:formula="of:=[.$G$2]*[.A255]+(1-[.$G$2])*[.D254]" office:value-type="float" office:value="81.114849686968" calcext:value-type="float">
            <text:p>81,115</text:p>
          </table:table-cell>
          <table:table-cell office:value-type="float" office:value="81.115" calcext:value-type="float">
            <text:p>81,115</text:p>
          </table:table-cell>
          <table:table-cell table:formula="of:=[.E255]-[.D255]" office:value-type="float" office:value="0.000150313032023064" calcext:value-type="float">
            <text:p>0,00015</text:p>
          </table:table-cell>
          <table:table-cell/>
        </table:table-row>
        <table:table-row table:style-name="ro1">
          <table:table-cell office:value-type="float" office:value="99.663" calcext:value-type="float">
            <text:p>99,663</text:p>
          </table:table-cell>
          <table:table-cell office:value-type="float" office:value="108.439" calcext:value-type="float">
            <text:p>108,439</text:p>
          </table:table-cell>
          <table:table-cell office:value-type="float" office:value="10.16" calcext:value-type="float">
            <text:p>10,16</text:p>
          </table:table-cell>
          <table:table-cell table:formula="of:=[.$G$2]*[.A256]+(1-[.$G$2])*[.D255]" office:value-type="float" office:value="82.9696647182712" calcext:value-type="float">
            <text:p>82,970</text:p>
          </table:table-cell>
          <table:table-cell office:value-type="float" office:value="82.97" calcext:value-type="float">
            <text:p>82,97</text:p>
          </table:table-cell>
          <table:table-cell table:formula="of:=[.E256]-[.D256]" office:value-type="float" office:value="0.000335281728823134" calcext:value-type="float">
            <text:p>0,00034</text:p>
          </table:table-cell>
          <table:table-cell/>
        </table:table-row>
        <table:table-row table:style-name="ro1">
          <table:table-cell office:value-type="float" office:value="100.985" calcext:value-type="float">
            <text:p>100,985</text:p>
          </table:table-cell>
          <table:table-cell office:value-type="float" office:value="145.99" calcext:value-type="float">
            <text:p>145,99</text:p>
          </table:table-cell>
          <table:table-cell office:value-type="float" office:value="10.2" calcext:value-type="float">
            <text:p>10,2</text:p>
          </table:table-cell>
          <table:table-cell table:formula="of:=[.$G$2]*[.A257]+(1-[.$G$2])*[.D256]" office:value-type="float" office:value="84.7711982464441" calcext:value-type="float">
            <text:p>84,771</text:p>
          </table:table-cell>
          <table:table-cell office:value-type="float" office:value="84.771" calcext:value-type="float">
            <text:p>84,771</text:p>
          </table:table-cell>
          <table:table-cell table:formula="of:=[.E257]-[.D257]" office:value-type="float" office:value="-0.000198246444057304" calcext:value-type="float">
            <text:p>-0,00020</text:p>
          </table:table-cell>
          <table:table-cell/>
        </table:table-row>
        <table:table-row table:style-name="ro1">
          <table:table-cell office:value-type="float" office:value="105.323" calcext:value-type="float">
            <text:p>105,323</text:p>
          </table:table-cell>
          <table:table-cell office:value-type="float" office:value="101.385" calcext:value-type="float">
            <text:p>101,385</text:p>
          </table:table-cell>
          <table:table-cell office:value-type="float" office:value="10.24" calcext:value-type="float">
            <text:p>10,24</text:p>
          </table:table-cell>
          <table:table-cell table:formula="of:=[.$G$2]*[.A258]+(1-[.$G$2])*[.D257]" office:value-type="float" office:value="86.8263784217997" calcext:value-type="float">
            <text:p>86,826</text:p>
          </table:table-cell>
          <table:table-cell office:value-type="float" office:value="86.826" calcext:value-type="float">
            <text:p>86,826</text:p>
          </table:table-cell>
          <table:table-cell table:formula="of:=[.E258]-[.D258]" office:value-type="float" office:value="-0.000378421799666739" calcext:value-type="float">
            <text:p>-0,00038</text:p>
          </table:table-cell>
          <table:table-cell/>
        </table:table-row>
        <table:table-row table:style-name="ro1">
          <table:table-cell office:value-type="float" office:value="111.162" calcext:value-type="float">
            <text:p>111,162</text:p>
          </table:table-cell>
          <table:table-cell office:value-type="float" office:value="122.455" calcext:value-type="float">
            <text:p>122,455</text:p>
          </table:table-cell>
          <table:table-cell office:value-type="float" office:value="10.28" calcext:value-type="float">
            <text:p>10,28</text:p>
          </table:table-cell>
          <table:table-cell table:formula="of:=[.$G$2]*[.A259]+(1-[.$G$2])*[.D258]" office:value-type="float" office:value="89.2599405796197" calcext:value-type="float">
            <text:p>89,260</text:p>
          </table:table-cell>
          <table:table-cell office:value-type="float" office:value="89.26" calcext:value-type="float">
            <text:p>89,26</text:p>
          </table:table-cell>
          <table:table-cell table:formula="of:=[.E259]-[.D259]" office:value-type="float" office:value="0.0000594203802961601" calcext:value-type="float">
            <text:p>0,00006</text:p>
          </table:table-cell>
          <table:table-cell/>
        </table:table-row>
        <table:table-row table:style-name="ro1">
          <table:table-cell office:value-type="float" office:value="115.218" calcext:value-type="float">
            <text:p>115,218</text:p>
          </table:table-cell>
          <table:table-cell office:value-type="float" office:value="249.977" calcext:value-type="float">
            <text:p>249,977</text:p>
          </table:table-cell>
          <table:table-cell office:value-type="float" office:value="10.32" calcext:value-type="float">
            <text:p>10,32</text:p>
          </table:table-cell>
          <table:table-cell table:formula="of:=[.$G$2]*[.A260]+(1-[.$G$2])*[.D259]" office:value-type="float" office:value="91.8557465216577" calcext:value-type="float">
            <text:p>91,856</text:p>
          </table:table-cell>
          <table:table-cell office:value-type="float" office:value="91.856" calcext:value-type="float">
            <text:p>91,856</text:p>
          </table:table-cell>
          <table:table-cell table:formula="of:=[.E260]-[.D260]" office:value-type="float" office:value="0.000253478342258973" calcext:value-type="float">
            <text:p>0,00025</text:p>
          </table:table-cell>
          <table:table-cell/>
        </table:table-row>
        <table:table-row table:style-name="ro1">
          <table:table-cell office:value-type="float" office:value="120.116" calcext:value-type="float">
            <text:p>120,116</text:p>
          </table:table-cell>
          <table:table-cell office:value-type="float" office:value="151.484" calcext:value-type="float">
            <text:p>151,484</text:p>
          </table:table-cell>
          <table:table-cell office:value-type="float" office:value="10.36" calcext:value-type="float">
            <text:p>10,36</text:p>
          </table:table-cell>
          <table:table-cell table:formula="of:=[.$G$2]*[.A261]+(1-[.$G$2])*[.D260]" office:value-type="float" office:value="94.681771869492" calcext:value-type="float">
            <text:p>94,682</text:p>
          </table:table-cell>
          <table:table-cell office:value-type="float" office:value="94.682" calcext:value-type="float">
            <text:p>94,682</text:p>
          </table:table-cell>
          <table:table-cell table:formula="of:=[.E261]-[.D261]" office:value-type="float" office:value="0.000228130508034496" calcext:value-type="float">
            <text:p>0,00023</text:p>
          </table:table-cell>
          <table:table-cell/>
        </table:table-row>
        <table:table-row table:style-name="ro1">
          <table:table-cell office:value-type="float" office:value="130.115" calcext:value-type="float">
            <text:p>130,115</text:p>
          </table:table-cell>
          <table:table-cell office:value-type="float" office:value="155.177" calcext:value-type="float">
            <text:p>155,177</text:p>
          </table:table-cell>
          <table:table-cell office:value-type="float" office:value="10.4" calcext:value-type="float">
            <text:p>10,4</text:p>
          </table:table-cell>
          <table:table-cell table:formula="of:=[.$G$2]*[.A262]+(1-[.$G$2])*[.D261]" office:value-type="float" office:value="98.2250946825428" calcext:value-type="float">
            <text:p>98,225</text:p>
          </table:table-cell>
          <table:table-cell office:value-type="float" office:value="98.225" calcext:value-type="float">
            <text:p>98,225</text:p>
          </table:table-cell>
          <table:table-cell table:formula="of:=[.E262]-[.D262]" office:value-type="float" office:value="-0.0000946825427803333" calcext:value-type="float">
            <text:p>-0,00009</text:p>
          </table:table-cell>
          <table:table-cell/>
        </table:table-row>
        <table:table-row table:style-name="ro1">
          <table:table-cell office:value-type="float" office:value="136.174" calcext:value-type="float">
            <text:p>136,174</text:p>
          </table:table-cell>
          <table:table-cell office:value-type="float" office:value="232.441" calcext:value-type="float">
            <text:p>232,441</text:p>
          </table:table-cell>
          <table:table-cell office:value-type="float" office:value="10.44" calcext:value-type="float">
            <text:p>10,44</text:p>
          </table:table-cell>
          <table:table-cell table:formula="of:=[.$G$2]*[.A263]+(1-[.$G$2])*[.D262]" office:value-type="float" office:value="102.019985214289" calcext:value-type="float">
            <text:p>102,020</text:p>
          </table:table-cell>
          <table:table-cell office:value-type="float" office:value="102.02" calcext:value-type="float">
            <text:p>102,02</text:p>
          </table:table-cell>
          <table:table-cell table:formula="of:=[.E263]-[.D263]" office:value-type="float" office:value="0.0000147857114995986" calcext:value-type="float">
            <text:p>0,00001</text:p>
          </table:table-cell>
          <table:table-cell/>
        </table:table-row>
        <table:table-row table:style-name="ro1">
          <table:table-cell office:value-type="float" office:value="142.381" calcext:value-type="float">
            <text:p>142,381</text:p>
          </table:table-cell>
          <table:table-cell office:value-type="float" office:value="118.31" calcext:value-type="float">
            <text:p>118,31</text:p>
          </table:table-cell>
          <table:table-cell office:value-type="float" office:value="10.48" calcext:value-type="float">
            <text:p>10,48</text:p>
          </table:table-cell>
          <table:table-cell table:formula="of:=[.$G$2]*[.A264]+(1-[.$G$2])*[.D263]" office:value-type="float" office:value="106.05608669286" calcext:value-type="float">
            <text:p>106,056</text:p>
          </table:table-cell>
          <table:table-cell office:value-type="float" office:value="106.056" calcext:value-type="float">
            <text:p>106,056</text:p>
          </table:table-cell>
          <table:table-cell table:formula="of:=[.E264]-[.D264]" office:value-type="float" office:value="-0.0000866928596536809" calcext:value-type="float">
            <text:p>-0,00009</text:p>
          </table:table-cell>
          <table:table-cell/>
        </table:table-row>
        <table:table-row table:style-name="ro1">
          <table:table-cell office:value-type="float" office:value="151.679" calcext:value-type="float">
            <text:p>151,679</text:p>
          </table:table-cell>
          <table:table-cell office:value-type="float" office:value="78.145" calcext:value-type="float">
            <text:p>78,145</text:p>
          </table:table-cell>
          <table:table-cell office:value-type="float" office:value="10.52" calcext:value-type="float">
            <text:p>10,52</text:p>
          </table:table-cell>
          <table:table-cell table:formula="of:=[.$G$2]*[.A265]+(1-[.$G$2])*[.D264]" office:value-type="float" office:value="110.618378023574" calcext:value-type="float">
            <text:p>110,618</text:p>
          </table:table-cell>
          <table:table-cell office:value-type="float" office:value="110.618" calcext:value-type="float">
            <text:p>110,618</text:p>
          </table:table-cell>
          <table:table-cell table:formula="of:=[.E265]-[.D265]" office:value-type="float" office:value="-0.000378023573702535" calcext:value-type="float">
            <text:p>-0,00038</text:p>
          </table:table-cell>
          <table:table-cell/>
        </table:table-row>
        <table:table-row table:style-name="ro1">
          <table:table-cell office:value-type="float" office:value="156.411" calcext:value-type="float">
            <text:p>156,411</text:p>
          </table:table-cell>
          <table:table-cell office:value-type="float" office:value="102.192" calcext:value-type="float">
            <text:p>102,192</text:p>
          </table:table-cell>
          <table:table-cell office:value-type="float" office:value="10.56" calcext:value-type="float">
            <text:p>10,56</text:p>
          </table:table-cell>
          <table:table-cell table:formula="of:=[.$G$2]*[.A266]+(1-[.$G$2])*[.D265]" office:value-type="float" office:value="115.197640221216" calcext:value-type="float">
            <text:p>115,198</text:p>
          </table:table-cell>
          <table:table-cell office:value-type="float" office:value="115.198" calcext:value-type="float">
            <text:p>115,198</text:p>
          </table:table-cell>
          <table:table-cell table:formula="of:=[.E266]-[.D266]" office:value-type="float" office:value="0.000359778783675324" calcext:value-type="float">
            <text:p>0,00036</text:p>
          </table:table-cell>
          <table:table-cell/>
        </table:table-row>
        <table:table-row table:style-name="ro1">
          <table:table-cell office:value-type="float" office:value="159.537" calcext:value-type="float">
            <text:p>159,537</text:p>
          </table:table-cell>
          <table:table-cell office:value-type="float" office:value="69.724" calcext:value-type="float">
            <text:p>69,724</text:p>
          </table:table-cell>
          <table:table-cell office:value-type="float" office:value="10.6" calcext:value-type="float">
            <text:p>10,6</text:p>
          </table:table-cell>
          <table:table-cell table:formula="of:=[.$G$2]*[.A267]+(1-[.$G$2])*[.D266]" office:value-type="float" office:value="119.631576199095" calcext:value-type="float">
            <text:p>119,632</text:p>
          </table:table-cell>
          <table:table-cell office:value-type="float" office:value="119.632" calcext:value-type="float">
            <text:p>119,632</text:p>
          </table:table-cell>
          <table:table-cell table:formula="of:=[.E267]-[.D267]" office:value-type="float" office:value="0.000423800905323901" calcext:value-type="float">
            <text:p>0,00042</text:p>
          </table:table-cell>
          <table:table-cell/>
        </table:table-row>
        <table:table-row table:style-name="ro1">
          <table:table-cell office:value-type="float" office:value="163.625" calcext:value-type="float">
            <text:p>163,625</text:p>
          </table:table-cell>
          <table:table-cell office:value-type="float" office:value="71.226" calcext:value-type="float">
            <text:p>71,226</text:p>
          </table:table-cell>
          <table:table-cell office:value-type="float" office:value="10.64" calcext:value-type="float">
            <text:p>10,64</text:p>
          </table:table-cell>
          <table:table-cell table:formula="of:=[.$G$2]*[.A268]+(1-[.$G$2])*[.D267]" office:value-type="float" office:value="124.030918579185" calcext:value-type="float">
            <text:p>124,031</text:p>
          </table:table-cell>
          <table:table-cell office:value-type="float" office:value="124.031" calcext:value-type="float">
            <text:p>124,031</text:p>
          </table:table-cell>
          <table:table-cell table:formula="of:=[.E268]-[.D268]" office:value-type="float" office:value="0.0000814208147943418" calcext:value-type="float">
            <text:p>0,00008</text:p>
          </table:table-cell>
          <table:table-cell/>
        </table:table-row>
        <table:table-row table:style-name="ro1">
          <table:table-cell office:value-type="float" office:value="166.414" calcext:value-type="float">
            <text:p>166,414</text:p>
          </table:table-cell>
          <table:table-cell office:value-type="float" office:value="7.445" calcext:value-type="float">
            <text:p>7,445</text:p>
          </table:table-cell>
          <table:table-cell office:value-type="float" office:value="10.68" calcext:value-type="float">
            <text:p>10,68</text:p>
          </table:table-cell>
          <table:table-cell table:formula="of:=[.$G$2]*[.A269]+(1-[.$G$2])*[.D268]" office:value-type="float" office:value="128.269226721267" calcext:value-type="float">
            <text:p>128,269</text:p>
          </table:table-cell>
          <table:table-cell office:value-type="float" office:value="128.269" calcext:value-type="float">
            <text:p>128,269</text:p>
          </table:table-cell>
          <table:table-cell table:formula="of:=[.E269]-[.D269]" office:value-type="float" office:value="-0.000226721266670893" calcext:value-type="float">
            <text:p>-0,00023</text:p>
          </table:table-cell>
          <table:table-cell/>
        </table:table-row>
        <table:table-row table:style-name="ro1">
          <table:table-cell office:value-type="float" office:value="169.263" calcext:value-type="float">
            <text:p>169,263</text:p>
          </table:table-cell>
          <table:table-cell office:value-type="float" office:value="18.302" calcext:value-type="float">
            <text:p>18,302</text:p>
          </table:table-cell>
          <table:table-cell office:value-type="float" office:value="10.72" calcext:value-type="float">
            <text:p>10,72</text:p>
          </table:table-cell>
          <table:table-cell table:formula="of:=[.$G$2]*[.A270]+(1-[.$G$2])*[.D269]" office:value-type="float" office:value="132.36860404914" calcext:value-type="float">
            <text:p>132,369</text:p>
          </table:table-cell>
          <table:table-cell office:value-type="float" office:value="132.369" calcext:value-type="float">
            <text:p>132,369</text:p>
          </table:table-cell>
          <table:table-cell table:formula="of:=[.E270]-[.D270]" office:value-type="float" office:value="0.000395950859996219" calcext:value-type="float">
            <text:p>0,00040</text:p>
          </table:table-cell>
          <table:table-cell/>
        </table:table-row>
        <table:table-row table:style-name="ro1">
          <table:table-cell office:value-type="float" office:value="169.561" calcext:value-type="float">
            <text:p>169,561</text:p>
          </table:table-cell>
          <table:table-cell office:value-type="float" office:value="42.045" calcext:value-type="float">
            <text:p>42,045</text:p>
          </table:table-cell>
          <table:table-cell office:value-type="float" office:value="10.76" calcext:value-type="float">
            <text:p>10,76</text:p>
          </table:table-cell>
          <table:table-cell table:formula="of:=[.$G$2]*[.A271]+(1-[.$G$2])*[.D270]" office:value-type="float" office:value="136.087843644226" calcext:value-type="float">
            <text:p>136,088</text:p>
          </table:table-cell>
          <table:table-cell office:value-type="float" office:value="136.088" calcext:value-type="float">
            <text:p>136,088</text:p>
          </table:table-cell>
          <table:table-cell table:formula="of:=[.E271]-[.D271]" office:value-type="float" office:value="0.000156355773981431" calcext:value-type="float">
            <text:p>0,00016</text:p>
          </table:table-cell>
          <table:table-cell/>
        </table:table-row>
        <table:table-row table:style-name="ro1">
          <table:table-cell office:value-type="float" office:value="170.293" calcext:value-type="float">
            <text:p>170,293</text:p>
          </table:table-cell>
          <table:table-cell office:value-type="float" office:value="19.301" calcext:value-type="float">
            <text:p>19,301</text:p>
          </table:table-cell>
          <table:table-cell office:value-type="float" office:value="10.8" calcext:value-type="float">
            <text:p>10,8</text:p>
          </table:table-cell>
          <table:table-cell table:formula="of:=[.$G$2]*[.A272]+(1-[.$G$2])*[.D271]" office:value-type="float" office:value="139.508359279803" calcext:value-type="float">
            <text:p>139,508</text:p>
          </table:table-cell>
          <table:table-cell office:value-type="float" office:value="139.508" calcext:value-type="float">
            <text:p>139,508</text:p>
          </table:table-cell>
          <table:table-cell table:formula="of:=[.E272]-[.D272]" office:value-type="float" office:value="-0.000359279803404888" calcext:value-type="float">
            <text:p>-0,00036</text:p>
          </table:table-cell>
          <table:table-cell/>
        </table:table-row>
        <table:table-row table:style-name="ro1">
          <table:table-cell office:value-type="float" office:value="171.975" calcext:value-type="float">
            <text:p>171,975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,84</text:p>
          </table:table-cell>
          <table:table-cell table:formula="of:=[.$G$2]*[.A273]+(1-[.$G$2])*[.D272]" office:value-type="float" office:value="142.755023351823" calcext:value-type="float">
            <text:p>142,755</text:p>
          </table:table-cell>
          <table:table-cell office:value-type="float" office:value="142.755" calcext:value-type="float">
            <text:p>142,755</text:p>
          </table:table-cell>
          <table:table-cell table:formula="of:=[.E273]-[.D273]" office:value-type="float" office:value="-0.0000233518230743357" calcext:value-type="float">
            <text:p>-0,00002</text:p>
          </table:table-cell>
          <table:table-cell/>
        </table:table-row>
        <table:table-row table:style-name="ro1">
          <table:table-cell office:value-type="float" office:value="172.747" calcext:value-type="float">
            <text:p>172,747</text:p>
          </table:table-cell>
          <table:table-cell office:value-type="float" office:value="-10.323" calcext:value-type="float">
            <text:p>-10,323</text:p>
          </table:table-cell>
          <table:table-cell office:value-type="float" office:value="10.88" calcext:value-type="float">
            <text:p>10,88</text:p>
          </table:table-cell>
          <table:table-cell table:formula="of:=[.$G$2]*[.A274]+(1-[.$G$2])*[.D273]" office:value-type="float" office:value="145.754221016641" calcext:value-type="float">
            <text:p>145,754</text:p>
          </table:table-cell>
          <table:table-cell office:value-type="float" office:value="145.754" calcext:value-type="float">
            <text:p>145,754</text:p>
          </table:table-cell>
          <table:table-cell table:formula="of:=[.E274]-[.D274]" office:value-type="float" office:value="-0.000221016640779226" calcext:value-type="float">
            <text:p>-0,00022</text:p>
          </table:table-cell>
          <table:table-cell/>
        </table:table-row>
        <table:table-row table:style-name="ro1">
          <table:table-cell office:value-type="float" office:value="172.747" calcext:value-type="float">
            <text:p>172,747</text:p>
          </table:table-cell>
          <table:table-cell office:value-type="float" office:value="-10.299" calcext:value-type="float">
            <text:p>-10,299</text:p>
          </table:table-cell>
          <table:table-cell office:value-type="float" office:value="10.92" calcext:value-type="float">
            <text:p>10,92</text:p>
          </table:table-cell>
          <table:table-cell table:formula="of:=[.$G$2]*[.A275]+(1-[.$G$2])*[.D274]" office:value-type="float" office:value="148.453498914977" calcext:value-type="float">
            <text:p>148,453</text:p>
          </table:table-cell>
          <table:table-cell office:value-type="float" office:value="148.453" calcext:value-type="float">
            <text:p>148,453</text:p>
          </table:table-cell>
          <table:table-cell table:formula="of:=[.E275]-[.D275]" office:value-type="float" office:value="-0.000498914976702736" calcext:value-type="float">
            <text:p>-0,00050</text:p>
          </table:table-cell>
          <table:table-cell/>
        </table:table-row>
        <table:table-row table:style-name="ro1">
          <table:table-cell office:value-type="float" office:value="172.334" calcext:value-type="float">
            <text:p>172,334</text:p>
          </table:table-cell>
          <table:table-cell office:value-type="float" office:value="-11.554" calcext:value-type="float">
            <text:p>-11,554</text:p>
          </table:table-cell>
          <table:table-cell office:value-type="float" office:value="10.96" calcext:value-type="float">
            <text:p>10,96</text:p>
          </table:table-cell>
          <table:table-cell table:formula="of:=[.$G$2]*[.A276]+(1-[.$G$2])*[.D275]" office:value-type="float" office:value="150.841549023479" calcext:value-type="float">
            <text:p>150,842</text:p>
          </table:table-cell>
          <table:table-cell office:value-type="float" office:value="150.841" calcext:value-type="float">
            <text:p>150,841</text:p>
          </table:table-cell>
          <table:table-cell table:formula="of:=[.E276]-[.D276]" office:value-type="float" office:value="-0.000549023479010202" calcext:value-type="float">
            <text:p>-0,00055</text:p>
          </table:table-cell>
          <table:table-cell/>
        </table:table-row>
        <table:table-row table:style-name="ro1">
          <table:table-cell office:value-type="float" office:value="171.922" calcext:value-type="float">
            <text:p>171,922</text:p>
          </table:table-cell>
          <table:table-cell office:value-type="float" office:value="-65.303" calcext:value-type="float">
            <text:p>-65,303</text:p>
          </table:table-cell>
          <table:table-cell office:value-type="float" office:value="11" calcext:value-type="float">
            <text:p>11</text:p>
          </table:table-cell>
          <table:table-cell table:formula="of:=[.$G$2]*[.A277]+(1-[.$G$2])*[.D276]" office:value-type="float" office:value="152.949594121131" calcext:value-type="float">
            <text:p>152,950</text:p>
          </table:table-cell>
          <table:table-cell office:value-type="float" office:value="152.949" calcext:value-type="float">
            <text:p>152,949</text:p>
          </table:table-cell>
          <table:table-cell table:formula="of:=[.E277]-[.D277]" office:value-type="float" office:value="-0.000594121131086922" calcext:value-type="float">
            <text:p>-0,00059</text:p>
          </table:table-cell>
          <table:table-cell/>
        </table:table-row>
        <table:table-row table:style-name="ro1">
          <table:table-cell office:value-type="float" office:value="171.459" calcext:value-type="float">
            <text:p>171,459</text:p>
          </table:table-cell>
          <table:table-cell office:value-type="float" office:value="-109.01" calcext:value-type="float">
            <text:p>-109,01</text:p>
          </table:table-cell>
          <table:table-cell office:value-type="float" office:value="11.04" calcext:value-type="float">
            <text:p>11,04</text:p>
          </table:table-cell>
          <table:table-cell table:formula="of:=[.$G$2]*[.A278]+(1-[.$G$2])*[.D277]" office:value-type="float" office:value="154.800534709018" calcext:value-type="float">
            <text:p>154,801</text:p>
          </table:table-cell>
          <table:table-cell office:value-type="float" office:value="154.8" calcext:value-type="float">
            <text:p>154,8</text:p>
          </table:table-cell>
          <table:table-cell table:formula="of:=[.E278]-[.D278]" office:value-type="float" office:value="-0.000534709017983914" calcext:value-type="float">
            <text:p>-0,00053</text:p>
          </table:table-cell>
          <table:table-cell/>
        </table:table-row>
        <table:table-row table:style-name="ro1">
          <table:table-cell office:value-type="float" office:value="168.847" calcext:value-type="float">
            <text:p>168,847</text:p>
          </table:table-cell>
          <table:table-cell office:value-type="float" office:value="-150.364" calcext:value-type="float">
            <text:p>-150,364</text:p>
          </table:table-cell>
          <table:table-cell office:value-type="float" office:value="11.08" calcext:value-type="float">
            <text:p>11,08</text:p>
          </table:table-cell>
          <table:table-cell table:formula="of:=[.$G$2]*[.A279]+(1-[.$G$2])*[.D278]" office:value-type="float" office:value="156.205181238116" calcext:value-type="float">
            <text:p>156,205</text:p>
          </table:table-cell>
          <table:table-cell office:value-type="float" office:value="156.205" calcext:value-type="float">
            <text:p>156,205</text:p>
          </table:table-cell>
          <table:table-cell table:formula="of:=[.E279]-[.D279]" office:value-type="float" office:value="-0.000181238116198301" calcext:value-type="float">
            <text:p>-0,0001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0]-[.D280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1]-[.D281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2]-[.D282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3]-[.D283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4]-[.D284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5]-[.D285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6]-[.D286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7]-[.D287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8]-[.D288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89]-[.D289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0]-[.D290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1]-[.D291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2]-[.D292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3]-[.D293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4]-[.D294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5]-[.D295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6]-[.D296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7]-[.D297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8]-[.D298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299]-[.D299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0]-[.D300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1]-[.D301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2]-[.D302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3]-[.D303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4]-[.D304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5]-[.D305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6]-[.D306]" office:value-type="float" office:value="0" calcext:value-type="float">
            <text:p>0,00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7]-[.D307]" office:value-type="float" office:value="0" calcext:value-type="float">
            <text:p>0,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8T00:53:15.555000000</dc:date>
    <meta:editing-duration>PT10H41M50S</meta:editing-duration>
    <meta:editing-cycles>1</meta:editing-cycles>
    <meta:document-statistic meta:table-count="1" meta:cell-count="1701" meta:object-count="2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53cm" svg:height="9cm" xlink:href=".." xlink:type="simple" chart:class="chart:scatter" chart:style-name="ch1">
        <chart:legend chart:legend-position="end" svg:x="19.06cm" svg:y="4.201cm" style:legend-expansion="high" chart:style-name="ch2"/>
        <chart:plot-area chart:style-name="ch3" table:cell-range-address="'datos_ang_prueba_squad_01 - copia'.A1:'datos_ang_prueba_squad_01 - copia'.A279 'datos_ang_prueba_squad_01 - copia'.C2:'datos_ang_prueba_squad_01 - copia'.C279" chart:data-source-has-labels="row" svg:x="0.435cm" svg:y="0.18cm" svg:width="18.19cm" svg:height="8.64cm">
          <chart:coordinate-region svg:x="1.242cm" svg:y="0.379cm" svg:width="17.19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os_ang_prueba_squad_01 - copia'.A2:'datos_ang_prueba_squad_01 - copia'.A279" chart:label-cell-address="'datos_ang_prueba_squad_01 - copia'.A1:'datos_ang_prueba_squad_01 - copia'.A1" chart:class="chart:scatter">
            <chart:domain table:cell-range-address="'datos_ang_prueba_squad_01 - copia'.C2:'datos_ang_prueba_squad_01 - copia'.C279"/>
            <chart:data-point chart:repeated="2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# Ang (º)</text:p>
                <draw:g>
                  <svg:desc>'datos_ang_prueba_squad_01 - copia'.A1:'datos_ang_prueba_squad_01 - copia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os_ang_prueba_squad_01 - copia'.C2:'datos_ang_prueba_squad_01 - copia'.C279</svg:desc>
                </draw:g>
              </table:table-cell>
              <table:table-cell office:value-type="float" office:value="167.49">
                <text:p>167.49</text:p>
                <draw:g>
                  <svg:desc>'datos_ang_prueba_squad_01 - copia'.A2:'datos_ang_prueba_squad_01 - copia'.A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66.745">
                <text:p>166.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66.046">
                <text:p>166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159.858">
                <text:p>159.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154.213">
                <text:p>154.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45.166">
                <text:p>145.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134.212">
                <text:p>134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126.329">
                <text:p>126.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120.143">
                <text:p>120.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111.268">
                <text:p>111.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103.327">
                <text:p>103.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97.486">
                <text:p>97.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95.302">
                <text:p>95.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92.256">
                <text:p>92.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81.916">
                <text:p>81.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79.237">
                <text:p>79.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78.849">
                <text:p>78.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76.026">
                <text:p>76.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71.87">
                <text:p>71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69.216">
                <text:p>69.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67.083">
                <text:p>67.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63.232">
                <text:p>63.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60.368">
                <text:p>60.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60.866">
                <text:p>60.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62.131">
                <text:p>62.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63.883">
                <text:p>63.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65.867">
                <text:p>65.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72.079">
                <text:p>72.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77.196">
                <text:p>77.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82.985">
                <text:p>82.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88.271">
                <text:p>88.2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94.95">
                <text:p>94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98.176">
                <text:p>98.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102.488">
                <text:p>102.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108.072">
                <text:p>108.0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113.163">
                <text:p>113.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116.302">
                <text:p>116.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123.786">
                <text:p>123.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131.081">
                <text:p>131.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142.153">
                <text:p>142.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149.274">
                <text:p>149.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155.248">
                <text:p>155.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161.959">
                <text:p>161.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165.365">
                <text:p>165.3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169.422">
                <text:p>169.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171.6">
                <text:p>171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171.293">
                <text:p>171.2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172.652">
                <text:p>172.6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171.552">
                <text:p>171.5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171.187">
                <text:p>171.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170.144">
                <text:p>170.1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168.318">
                <text:p>168.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166.525">
                <text:p>166.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161.442">
                <text:p>161.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157.097">
                <text:p>157.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148.864">
                <text:p>148.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142.303">
                <text:p>142.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129.598">
                <text:p>129.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121.725">
                <text:p>121.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112.68">
                <text:p>112.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106.275">
                <text:p>106.2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103.873">
                <text:p>103.8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98.704">
                <text:p>98.7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94.589">
                <text:p>94.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91.924">
                <text:p>91.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87.092">
                <text:p>87.0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81.921">
                <text:p>81.9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79.546">
                <text:p>79.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76.019">
                <text:p>76.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72.266">
                <text:p>72.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70.209">
                <text:p>70.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67.159">
                <text:p>67.1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61.544">
                <text:p>61.5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59.942">
                <text:p>59.9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60.142">
                <text:p>60.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60.778">
                <text:p>60.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62.891">
                <text:p>62.8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63.754">
                <text:p>63.7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72.318">
                <text:p>72.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76.391">
                <text:p>76.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80.634">
                <text:p>80.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86.24">
                <text:p>86.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93.877">
                <text:p>93.8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97.838">
                <text:p>97.8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106.841">
                <text:p>106.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115.087">
                <text:p>115.0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116.338">
                <text:p>116.3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120.864">
                <text:p>120.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128.526">
                <text:p>128.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133.557">
                <text:p>133.5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142.604">
                <text:p>142.6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150.954">
                <text:p>150.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159.102">
                <text:p>159.1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161.853">
                <text:p>161.8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164.445">
                <text:p>164.4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69.003">
                <text:p>169.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171.552">
                <text:p>171.5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172.272">
                <text:p>172.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172.691">
                <text:p>172.6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172.277">
                <text:p>172.2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171.553">
                <text:p>171.5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171.207">
                <text:p>171.2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170.15">
                <text:p>170.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169.828">
                <text:p>169.8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168.424">
                <text:p>168.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162.32">
                <text:p>162.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155.192">
                <text:p>155.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145.879">
                <text:p>145.8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136.107">
                <text:p>136.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127.599">
                <text:p>127.5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122.26">
                <text:p>122.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114.723">
                <text:p>114.7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107.389">
                <text:p>107.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103.665">
                <text:p>103.6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94.356">
                <text:p>94.3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91.088">
                <text:p>91.0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85.462">
                <text:p>85.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82.041">
                <text:p>82.0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78.668">
                <text:p>78.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75.964">
                <text:p>75.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71.688">
                <text:p>71.6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66.835">
                <text:p>66.8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62.637">
                <text:p>62.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55.613">
                <text:p>55.6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54.921">
                <text:p>54.9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55.531">
                <text:p>55.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56.572">
                <text:p>56.5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59.082">
                <text:p>59.0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60.572">
                <text:p>60.5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65.688">
                <text:p>65.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74.78">
                <text:p>74.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84.884">
                <text:p>84.8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90.703">
                <text:p>90.7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95.92">
                <text:p>95.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102.263">
                <text:p>102.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104.876">
                <text:p>104.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108.078">
                <text:p>108.0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115.392">
                <text:p>115.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118.134">
                <text:p>118.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122.24">
                <text:p>122.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130.584">
                <text:p>130.5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143.983">
                <text:p>143.9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152.279">
                <text:p>152.2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159.501">
                <text:p>159.5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161.947">
                <text:p>161.9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165.347">
                <text:p>165.3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170.721">
                <text:p>170.7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172.122">
                <text:p>172.1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">
                <text:p>6.28</text:p>
              </table:table-cell>
              <table:table-cell office:value-type="float" office:value="174.236">
                <text:p>174.2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">
                <text:p>6.32</text:p>
              </table:table-cell>
              <table:table-cell office:value-type="float" office:value="174.245">
                <text:p>174.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">
                <text:p>6.36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">
                <text:p>6.4</text:p>
              </table:table-cell>
              <table:table-cell office:value-type="float" office:value="172.703">
                <text:p>172.7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">
                <text:p>6.44</text:p>
              </table:table-cell>
              <table:table-cell office:value-type="float" office:value="172.753">
                <text:p>172.7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">
                <text:p>6.48</text:p>
              </table:table-cell>
              <table:table-cell office:value-type="float" office:value="172.391">
                <text:p>172.3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">
                <text:p>6.52</text:p>
              </table:table-cell>
              <table:table-cell office:value-type="float" office:value="172.026">
                <text:p>172.0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">
                <text:p>6.56</text:p>
              </table:table-cell>
              <table:table-cell office:value-type="float" office:value="167.721">
                <text:p>167.7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164.019">
                <text:p>164.0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">
                <text:p>6.64</text:p>
              </table:table-cell>
              <table:table-cell office:value-type="float" office:value="158.991">
                <text:p>158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">
                <text:p>6.68</text:p>
              </table:table-cell>
              <table:table-cell office:value-type="float" office:value="152.635">
                <text:p>152.6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">
                <text:p>6.72</text:p>
              </table:table-cell>
              <table:table-cell office:value-type="float" office:value="146.634">
                <text:p>146.6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">
                <text:p>6.76</text:p>
              </table:table-cell>
              <table:table-cell office:value-type="float" office:value="140.638">
                <text:p>140.6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">
                <text:p>6.8</text:p>
              </table:table-cell>
              <table:table-cell office:value-type="float" office:value="128.622">
                <text:p>128.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">
                <text:p>6.84</text:p>
              </table:table-cell>
              <table:table-cell office:value-type="float" office:value="121.711">
                <text:p>121.7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">
                <text:p>6.88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">
                <text:p>6.92</text:p>
              </table:table-cell>
              <table:table-cell office:value-type="float" office:value="107.122">
                <text:p>107.1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">
                <text:p>6.96</text:p>
              </table:table-cell>
              <table:table-cell office:value-type="float" office:value="101.47">
                <text:p>101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97.411">
                <text:p>97.4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">
                <text:p>7.04</text:p>
              </table:table-cell>
              <table:table-cell office:value-type="float" office:value="93.989">
                <text:p>93.9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">
                <text:p>7.08</text:p>
              </table:table-cell>
              <table:table-cell office:value-type="float" office:value="90.423">
                <text:p>90.4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">
                <text:p>7.12</text:p>
              </table:table-cell>
              <table:table-cell office:value-type="float" office:value="85.407">
                <text:p>85.4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">
                <text:p>7.16</text:p>
              </table:table-cell>
              <table:table-cell office:value-type="float" office:value="82.219">
                <text:p>82.2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">
                <text:p>7.2</text:p>
              </table:table-cell>
              <table:table-cell office:value-type="float" office:value="77.798">
                <text:p>77.7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">
                <text:p>7.24</text:p>
              </table:table-cell>
              <table:table-cell office:value-type="float" office:value="73.989">
                <text:p>73.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">
                <text:p>7.28</text:p>
              </table:table-cell>
              <table:table-cell office:value-type="float" office:value="70.503">
                <text:p>70.5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">
                <text:p>7.32</text:p>
              </table:table-cell>
              <table:table-cell office:value-type="float" office:value="67.095">
                <text:p>67.0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">
                <text:p>7.36</text:p>
              </table:table-cell>
              <table:table-cell office:value-type="float" office:value="65.044">
                <text:p>65.0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">
                <text:p>7.4</text:p>
              </table:table-cell>
              <table:table-cell office:value-type="float" office:value="63.912">
                <text:p>63.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">
                <text:p>7.44</text:p>
              </table:table-cell>
              <table:table-cell office:value-type="float" office:value="61.473">
                <text:p>61.4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">
                <text:p>7.48</text:p>
              </table:table-cell>
              <table:table-cell office:value-type="float" office:value="58.447">
                <text:p>58.4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">
                <text:p>7.52</text:p>
              </table:table-cell>
              <table:table-cell office:value-type="float" office:value="57.408">
                <text:p>57.4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">
                <text:p>7.56</text:p>
              </table:table-cell>
              <table:table-cell office:value-type="float" office:value="58.966">
                <text:p>58.9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">
                <text:p>7.6</text:p>
              </table:table-cell>
              <table:table-cell office:value-type="float" office:value="60.934">
                <text:p>60.9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">
                <text:p>7.64</text:p>
              </table:table-cell>
              <table:table-cell office:value-type="float" office:value="62.776">
                <text:p>62.7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">
                <text:p>7.68</text:p>
              </table:table-cell>
              <table:table-cell office:value-type="float" office:value="66.335">
                <text:p>66.3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">
                <text:p>7.72</text:p>
              </table:table-cell>
              <table:table-cell office:value-type="float" office:value="73.834">
                <text:p>73.8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">
                <text:p>7.76</text:p>
              </table:table-cell>
              <table:table-cell office:value-type="float" office:value="77.466">
                <text:p>77.4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">
                <text:p>7.8</text:p>
              </table:table-cell>
              <table:table-cell office:value-type="float" office:value="82.487">
                <text:p>82.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">
                <text:p>7.84</text:p>
              </table:table-cell>
              <table:table-cell office:value-type="float" office:value="86.818">
                <text:p>86.8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">
                <text:p>7.88</text:p>
              </table:table-cell>
              <table:table-cell office:value-type="float" office:value="90.458">
                <text:p>90.4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">
                <text:p>7.92</text:p>
              </table:table-cell>
              <table:table-cell office:value-type="float" office:value="96.983">
                <text:p>96.9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">
                <text:p>7.96</text:p>
              </table:table-cell>
              <table:table-cell office:value-type="float" office:value="99.437">
                <text:p>99.4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102.936">
                <text:p>102.9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107.983">
                <text:p>107.9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112.422">
                <text:p>112.4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115.989">
                <text:p>115.9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123.234">
                <text:p>123.2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130.903">
                <text:p>130.9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138.613">
                <text:p>138.6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44.13">
                <text:p>144.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152.941">
                <text:p>152.9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159.88">
                <text:p>159.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163.683">
                <text:p>163.6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166.89">
                <text:p>166.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169.841">
                <text:p>169.8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2">
                <text:p>8.52</text:p>
              </table:table-cell>
              <table:table-cell office:value-type="float" office:value="174.508">
                <text:p>174.5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6">
                <text:p>8.56</text:p>
              </table:table-cell>
              <table:table-cell office:value-type="float" office:value="175.634">
                <text:p>175.6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">
                <text:p>8.6</text:p>
              </table:table-cell>
              <table:table-cell office:value-type="float" office:value="175.597">
                <text:p>175.5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4">
                <text:p>8.64</text:p>
              </table:table-cell>
              <table:table-cell office:value-type="float" office:value="174.068">
                <text:p>174.0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8">
                <text:p>8.68</text:p>
              </table:table-cell>
              <table:table-cell office:value-type="float" office:value="173.378">
                <text:p>173.3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2">
                <text:p>8.72</text:p>
              </table:table-cell>
              <table:table-cell office:value-type="float" office:value="172.651">
                <text:p>172.6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6">
                <text:p>8.76</text:p>
              </table:table-cell>
              <table:table-cell office:value-type="float" office:value="173.016">
                <text:p>173.0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">
                <text:p>8.8</text:p>
              </table:table-cell>
              <table:table-cell office:value-type="float" office:value="169.404">
                <text:p>169.4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4">
                <text:p>8.84</text:p>
              </table:table-cell>
              <table:table-cell office:value-type="float" office:value="166.495">
                <text:p>166.4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8">
                <text:p>8.88</text:p>
              </table:table-cell>
              <table:table-cell office:value-type="float" office:value="161.068">
                <text:p>161.0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2">
                <text:p>8.92</text:p>
              </table:table-cell>
              <table:table-cell office:value-type="float" office:value="154.62">
                <text:p>154.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6">
                <text:p>8.96</text:p>
              </table:table-cell>
              <table:table-cell office:value-type="float" office:value="145.305">
                <text:p>145.3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137.928">
                <text:p>137.9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4">
                <text:p>9.04</text:p>
              </table:table-cell>
              <table:table-cell office:value-type="float" office:value="127.725">
                <text:p>127.7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8">
                <text:p>9.08</text:p>
              </table:table-cell>
              <table:table-cell office:value-type="float" office:value="121.073">
                <text:p>121.0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2">
                <text:p>9.12</text:p>
              </table:table-cell>
              <table:table-cell office:value-type="float" office:value="113.785">
                <text:p>113.7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6">
                <text:p>9.16</text:p>
              </table:table-cell>
              <table:table-cell office:value-type="float" office:value="105.91">
                <text:p>105.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">
                <text:p>9.2</text:p>
              </table:table-cell>
              <table:table-cell office:value-type="float" office:value="103.821">
                <text:p>103.8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4">
                <text:p>9.24</text:p>
              </table:table-cell>
              <table:table-cell office:value-type="float" office:value="99.094">
                <text:p>99.0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8">
                <text:p>9.28</text:p>
              </table:table-cell>
              <table:table-cell office:value-type="float" office:value="95.793">
                <text:p>95.7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2">
                <text:p>9.32</text:p>
              </table:table-cell>
              <table:table-cell office:value-type="float" office:value="90.669">
                <text:p>90.6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6">
                <text:p>9.36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">
                <text:p>9.4</text:p>
              </table:table-cell>
              <table:table-cell office:value-type="float" office:value="80.563">
                <text:p>80.5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4">
                <text:p>9.44</text:p>
              </table:table-cell>
              <table:table-cell office:value-type="float" office:value="77.113">
                <text:p>77.1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8">
                <text:p>9.48</text:p>
              </table:table-cell>
              <table:table-cell office:value-type="float" office:value="74.519">
                <text:p>74.5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2">
                <text:p>9.52</text:p>
              </table:table-cell>
              <table:table-cell office:value-type="float" office:value="71.653">
                <text:p>71.6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6">
                <text:p>9.56</text:p>
              </table:table-cell>
              <table:table-cell office:value-type="float" office:value="68.34">
                <text:p>68.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65.117">
                <text:p>65.1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4">
                <text:p>9.64</text:p>
              </table:table-cell>
              <table:table-cell office:value-type="float" office:value="61.448">
                <text:p>61.4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8">
                <text:p>9.68</text:p>
              </table:table-cell>
              <table:table-cell office:value-type="float" office:value="60.031">
                <text:p>60.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2">
                <text:p>9.72</text:p>
              </table:table-cell>
              <table:table-cell office:value-type="float" office:value="58.915">
                <text:p>58.9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6">
                <text:p>9.76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">
                <text:p>9.8</text:p>
              </table:table-cell>
              <table:table-cell office:value-type="float" office:value="61.112">
                <text:p>61.1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4">
                <text:p>9.84</text:p>
              </table:table-cell>
              <table:table-cell office:value-type="float" office:value="63.839">
                <text:p>63.8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8">
                <text:p>9.88</text:p>
              </table:table-cell>
              <table:table-cell office:value-type="float" office:value="63.652">
                <text:p>63.6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2">
                <text:p>9.92</text:p>
              </table:table-cell>
              <table:table-cell office:value-type="float" office:value="69.919">
                <text:p>69.9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6">
                <text:p>9.96</text:p>
              </table:table-cell>
              <table:table-cell office:value-type="float" office:value="74.967">
                <text:p>74.9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78.397">
                <text:p>78.3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83.666">
                <text:p>83.6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89.153">
                <text:p>89.1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95.114">
                <text:p>95.1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99.663">
                <text:p>99.6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100.985">
                <text:p>100.9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105.323">
                <text:p>105.3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111.162">
                <text:p>111.1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115.218">
                <text:p>115.2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120.116">
                <text:p>120.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130.115">
                <text:p>130.1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136.174">
                <text:p>136.1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142.381">
                <text:p>142.3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151.679">
                <text:p>151.6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156.411">
                <text:p>156.4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159.537">
                <text:p>159.5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163.625">
                <text:p>163.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8">
                <text:p>10.68</text:p>
              </table:table-cell>
              <table:table-cell office:value-type="float" office:value="166.414">
                <text:p>166.4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2">
                <text:p>10.72</text:p>
              </table:table-cell>
              <table:table-cell office:value-type="float" office:value="169.263">
                <text:p>169.2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6">
                <text:p>10.76</text:p>
              </table:table-cell>
              <table:table-cell office:value-type="float" office:value="169.561">
                <text:p>169.5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">
                <text:p>10.8</text:p>
              </table:table-cell>
              <table:table-cell office:value-type="float" office:value="170.293">
                <text:p>170.2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4">
                <text:p>10.84</text:p>
              </table:table-cell>
              <table:table-cell office:value-type="float" office:value="171.975">
                <text:p>171.9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8">
                <text:p>10.88</text:p>
              </table:table-cell>
              <table:table-cell office:value-type="float" office:value="172.747">
                <text:p>172.7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2">
                <text:p>10.92</text:p>
              </table:table-cell>
              <table:table-cell office:value-type="float" office:value="172.747">
                <text:p>172.7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6">
                <text:p>10.96</text:p>
              </table:table-cell>
              <table:table-cell office:value-type="float" office:value="172.334">
                <text:p>172.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71.922">
                <text:p>171.9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4">
                <text:p>11.04</text:p>
              </table:table-cell>
              <table:table-cell office:value-type="float" office:value="171.459">
                <text:p>171.4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8">
                <text:p>11.08</text:p>
              </table:table-cell>
              <table:table-cell office:value-type="float" office:value="168.847">
                <text:p>168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53cm" svg:height="9cm" xlink:href=".." xlink:type="simple" chart:class="chart:scatter" chart:style-name="ch1">
        <chart:legend chart:legend-position="end" svg:x="19.06cm" svg:y="4.201cm" style:legend-expansion="high" chart:style-name="ch2"/>
        <chart:plot-area chart:style-name="ch3" table:cell-range-address="'datos_ang_prueba_squad_01 - copia'.C2:'datos_ang_prueba_squad_01 - copia'.D279 'datos_ang_prueba_squad_01 - copia'.A1:'datos_ang_prueba_squad_01 - copia'.A1" chart:data-source-has-labels="row" svg:x="0.435cm" svg:y="0.18cm" svg:width="18.19cm" svg:height="8.64cm">
          <chart:coordinate-region svg:x="1.903cm" svg:y="0.379cm" svg:width="16.5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os_ang_prueba_squad_01 - copia'.D2:'datos_ang_prueba_squad_01 - copia'.D279" chart:label-cell-address="'datos_ang_prueba_squad_01 - copia'.A1:'datos_ang_prueba_squad_01 - copia'.A1" chart:class="chart:scatter">
            <chart:domain table:cell-range-address="'datos_ang_prueba_squad_01 - copia'.C2:'datos_ang_prueba_squad_01 - copia'.C279"/>
            <chart:data-point chart:repeated="2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# Ang (º)</text:p>
                <draw:g>
                  <svg:desc>'datos_ang_prueba_squad_01 - copia'.A1:'datos_ang_prueba_squad_01 - copia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os_ang_prueba_squad_01 - copia'.C2:'datos_ang_prueba_squad_01 - copia'.C279</svg:desc>
                </draw:g>
              </table:table-cell>
              <table:table-cell office:value-type="float" office:value="167.49">
                <text:p>167.49</text:p>
                <draw:g>
                  <svg:desc>'datos_ang_prueba_squad_01 - copia'.D2:'datos_ang_prueba_squad_01 - copia'.D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66.745">
                <text:p>166.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66.6751">
                <text:p>166.6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165.99339">
                <text:p>165.99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164.815351">
                <text:p>164.815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62.8504159">
                <text:p>162.8504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159.98657431">
                <text:p>159.98657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156.620816879">
                <text:p>156.620816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152.9730351911">
                <text:p>152.9730351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148.80253167199">
                <text:p>148.80253167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144.254978504791">
                <text:p>144.254978504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139.578080654312">
                <text:p>139.578080654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135.150472588881">
                <text:p>135.150472588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130.861025329993">
                <text:p>130.861025329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126.604922796993">
                <text:p>126.604922796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22.136030517294">
                <text:p>122.136030517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17.846127465565">
                <text:p>117.846127465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113.946414719008">
                <text:p>113.946414719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110.154373247107">
                <text:p>110.154373247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106.325935922397">
                <text:p>106.325935922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102.614942330157">
                <text:p>102.614942330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99.0617480971413">
                <text:p>99.0617480971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95.4787732874272">
                <text:p>95.4787732874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92.0088959586844">
                <text:p>92.0088959586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88.844806362816">
                <text:p>88.844806362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6.0469257265344">
                <text:p>86.0469257265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83.655333153881">
                <text:p>83.6553331538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81.6780998384929">
                <text:p>81.67809983849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80.0969898546436">
                <text:p>80.0969898546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79.2951908691792">
                <text:p>79.2951908691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79.0852717822613">
                <text:p>79.0852717822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79.4752446040352">
                <text:p>79.4752446040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80.3548201436317">
                <text:p>80.3548201436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81.8143381292685">
                <text:p>81.8143381292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83.4505043163417">
                <text:p>83.4505043163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85.3542538847075">
                <text:p>85.3542538847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87.6260284962368">
                <text:p>87.6260284962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90.1797256466131">
                <text:p>90.1797256466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92.7919530819518">
                <text:p>92.7919530819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95.8913577737566">
                <text:p>95.89135777375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99.410321996381">
                <text:p>99.410321996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103.684589796743">
                <text:p>103.6845897967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108.243530817069">
                <text:p>108.2435308170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112.943977735362">
                <text:p>112.943977735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117.845479961826">
                <text:p>117.845479961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122.597431965643">
                <text:p>122.597431965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127.279888769079">
                <text:p>127.279888769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131.711899892171">
                <text:p>131.711899892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135.670009902954">
                <text:p>135.670009902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139.373008912658">
                <text:p>139.3730089126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142.700908021393">
                <text:p>142.700908021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145.586017219253">
                <text:p>145.586017219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148.146115497328">
                <text:p>148.146115497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150.345903947595">
                <text:p>150.3459039475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152.143113552836">
                <text:p>152.1431135528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153.581302197552">
                <text:p>153.581302197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154.367371977797">
                <text:p>154.3673719777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154.640334780017">
                <text:p>154.6403347800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154.062701302016">
                <text:p>154.062701302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152.886731171814">
                <text:p>152.8867311718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150.557858054633">
                <text:p>150.557858054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147.674572249169">
                <text:p>147.6745722491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144.175115024252">
                <text:p>144.175115024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140.385103521827">
                <text:p>140.385103521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136.733893169644">
                <text:p>136.733893169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132.93090385268">
                <text:p>132.93090385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129.096713467412">
                <text:p>129.0967134674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125.379442120671">
                <text:p>125.3794421206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121.550697908604">
                <text:p>121.550697908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117.587728117743">
                <text:p>117.5877281177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113.783555305969">
                <text:p>113.7835553059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110.007099775372">
                <text:p>110.0070997753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106.232989797835">
                <text:p>106.2329897978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102.630590818051">
                <text:p>102.6305908180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99.0834317362463">
                <text:p>99.08343173624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95.5350885626217">
                <text:p>95.53508856262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92.1359797063595">
                <text:p>92.13597970635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88.9165817357235">
                <text:p>88.91658173572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86.0391235621512">
                <text:p>86.0391235621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83.5130112059361">
                <text:p>83.51301120593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81.4508100853425">
                <text:p>81.4508100853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79.6811290768082">
                <text:p>79.6811290768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78.9448161691274">
                <text:p>78.9448161691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78.6894345522147">
                <text:p>78.6894345522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78.8838910969932">
                <text:p>78.8838910969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79.6195019872939">
                <text:p>79.61950198729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81.0452517885645">
                <text:p>81.0452517885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82.724526609708">
                <text:p>82.7245266097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84.6300739487372">
                <text:p>84.6300739487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86.8511665538635">
                <text:p>86.8511665538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89.6747498984772">
                <text:p>89.67474989847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92.3410749086295">
                <text:p>92.3410749086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95.1933674177665">
                <text:p>95.1933674177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98.5266306759899">
                <text:p>98.52663067598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102.029667608391">
                <text:p>102.0296676083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106.087100847552">
                <text:p>106.087100847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110.573790762797">
                <text:p>110.573790762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115.426611686517">
                <text:p>115.4266116865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120.069250517865">
                <text:p>120.069250517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124.506825466079">
                <text:p>124.5068254660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28.956442919471">
                <text:p>128.9564429194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133.215998627524">
                <text:p>133.2159986275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137.121598764771">
                <text:p>137.1215987647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140.678538888294">
                <text:p>140.6785388882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143.838384999465">
                <text:p>143.8383849994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146.609846499518">
                <text:p>146.6098464995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149.069561849567">
                <text:p>149.0695618495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151.17760566461">
                <text:p>151.177605664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153.042645098149">
                <text:p>153.0426450981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154.580780588334">
                <text:p>154.5807805883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155.354702529501">
                <text:p>155.3547025295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155.338432276551">
                <text:p>155.3384322765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154.392489048896">
                <text:p>154.3924890488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152.563940144006">
                <text:p>152.563940144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150.067446129605">
                <text:p>150.0674461296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147.286701516645">
                <text:p>147.2867015166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144.03033136498">
                <text:p>144.03033136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140.366198228482">
                <text:p>140.3661982284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136.696078405634">
                <text:p>136.6960784056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132.836470565071">
                <text:p>132.836470565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128.988423508564">
                <text:p>128.9884235085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125.198381157707">
                <text:p>125.198381157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121.224743041937">
                <text:p>121.2247430419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117.306368737743">
                <text:p>117.3063687377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113.442531863969">
                <text:p>113.4425318639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109.694678677572">
                <text:p>109.6946786775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105.894010809815">
                <text:p>105.894010809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101.988109728833">
                <text:p>101.9881097288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98.0529987559498">
                <text:p>98.05299875594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94.1626988803548">
                <text:p>94.1626988803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90.3077289923193">
                <text:p>90.30772899231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86.7690560930874">
                <text:p>86.76905609308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83.6452504837787">
                <text:p>83.64525048377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80.9379254354008">
                <text:p>80.93792543540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78.7523328918607">
                <text:p>78.75233289186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76.9342996026747">
                <text:p>76.93429960267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75.8096696424072">
                <text:p>75.8096696424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75.7067026781665">
                <text:p>75.70670267816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76.1430324103498">
                <text:p>76.14303241034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77.0171291693149">
                <text:p>77.0171291693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78.3857162523834">
                <text:p>78.38571625238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80.1391446271451">
                <text:p>80.13914462714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82.3515301644306">
                <text:p>82.35153016443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84.6039771479875">
                <text:p>84.6039771479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86.9513794331888">
                <text:p>86.95137943318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89.7954414898699">
                <text:p>89.79544148986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92.6292973408829">
                <text:p>92.62929734088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95.5903676067946">
                <text:p>95.59036760679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99.0897308461152">
                <text:p>99.0897308461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103.072257761504">
                <text:p>103.0722577615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107.163331985353">
                <text:p>107.1633319853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111.674898786818">
                <text:p>111.6748987868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116.457508908136">
                <text:p>116.457508908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121.006458017323">
                <text:p>121.0064580173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125.44051221559">
                <text:p>125.440512215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129.968560994031">
                <text:p>129.968560994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134.183904894628">
                <text:p>134.183904894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">
                <text:p>6.28</text:p>
              </table:table-cell>
              <table:table-cell office:value-type="float" office:value="138.189114405165">
                <text:p>138.1891144051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">
                <text:p>6.32</text:p>
              </table:table-cell>
              <table:table-cell office:value-type="float" office:value="141.794702964649">
                <text:p>141.7947029646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">
                <text:p>6.36</text:p>
              </table:table-cell>
              <table:table-cell office:value-type="float" office:value="145.035232668184">
                <text:p>145.0352326681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">
                <text:p>6.4</text:p>
              </table:table-cell>
              <table:table-cell office:value-type="float" office:value="147.802009401366">
                <text:p>147.8020094013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">
                <text:p>6.44</text:p>
              </table:table-cell>
              <table:table-cell office:value-type="float" office:value="150.297108461229">
                <text:p>150.2971084612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">
                <text:p>6.48</text:p>
              </table:table-cell>
              <table:table-cell office:value-type="float" office:value="152.506497615106">
                <text:p>152.5064976151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">
                <text:p>6.52</text:p>
              </table:table-cell>
              <table:table-cell office:value-type="float" office:value="154.458447853595">
                <text:p>154.4584478535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">
                <text:p>6.56</text:p>
              </table:table-cell>
              <table:table-cell office:value-type="float" office:value="155.784703068236">
                <text:p>155.7847030682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156.608132761412">
                <text:p>156.608132761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">
                <text:p>6.64</text:p>
              </table:table-cell>
              <table:table-cell office:value-type="float" office:value="156.846419485271">
                <text:p>156.8464194852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">
                <text:p>6.68</text:p>
              </table:table-cell>
              <table:table-cell office:value-type="float" office:value="156.425277536744">
                <text:p>156.4252775367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">
                <text:p>6.72</text:p>
              </table:table-cell>
              <table:table-cell office:value-type="float" office:value="155.44614978307">
                <text:p>155.446149783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">
                <text:p>6.76</text:p>
              </table:table-cell>
              <table:table-cell office:value-type="float" office:value="153.965334804763">
                <text:p>153.9653348047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">
                <text:p>6.8</text:p>
              </table:table-cell>
              <table:table-cell office:value-type="float" office:value="151.431001324286">
                <text:p>151.4310013242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">
                <text:p>6.84</text:p>
              </table:table-cell>
              <table:table-cell office:value-type="float" office:value="148.459001191858">
                <text:p>148.4590011918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">
                <text:p>6.88</text:p>
              </table:table-cell>
              <table:table-cell office:value-type="float" office:value="145.083101072672">
                <text:p>145.083101072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">
                <text:p>6.92</text:p>
              </table:table-cell>
              <table:table-cell office:value-type="float" office:value="141.286990965405">
                <text:p>141.2869909654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">
                <text:p>6.96</text:p>
              </table:table-cell>
              <table:table-cell office:value-type="float" office:value="137.305291868864">
                <text:p>137.3052918688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133.315862681978">
                <text:p>133.3158626819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">
                <text:p>7.04</text:p>
              </table:table-cell>
              <table:table-cell office:value-type="float" office:value="129.38317641378">
                <text:p>129.383176413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">
                <text:p>7.08</text:p>
              </table:table-cell>
              <table:table-cell office:value-type="float" office:value="125.487158772402">
                <text:p>125.4871587724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">
                <text:p>7.12</text:p>
              </table:table-cell>
              <table:table-cell office:value-type="float" office:value="121.479142895162">
                <text:p>121.4791428951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">
                <text:p>7.16</text:p>
              </table:table-cell>
              <table:table-cell office:value-type="float" office:value="117.553128605646">
                <text:p>117.5531286056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">
                <text:p>7.2</text:p>
              </table:table-cell>
              <table:table-cell office:value-type="float" office:value="113.577615745081">
                <text:p>113.5776157450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">
                <text:p>7.24</text:p>
              </table:table-cell>
              <table:table-cell office:value-type="float" office:value="109.618754170573">
                <text:p>109.6187541705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">
                <text:p>7.28</text:p>
              </table:table-cell>
              <table:table-cell office:value-type="float" office:value="105.707178753516">
                <text:p>105.7071787535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">
                <text:p>7.32</text:p>
              </table:table-cell>
              <table:table-cell office:value-type="float" office:value="101.845960878164">
                <text:p>101.8459608781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">
                <text:p>7.36</text:p>
              </table:table-cell>
              <table:table-cell office:value-type="float" office:value="98.1657647903477">
                <text:p>98.16576479034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">
                <text:p>7.4</text:p>
              </table:table-cell>
              <table:table-cell office:value-type="float" office:value="94.740388311313">
                <text:p>94.7403883113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">
                <text:p>7.44</text:p>
              </table:table-cell>
              <table:table-cell office:value-type="float" office:value="91.4136494801817">
                <text:p>91.41364948018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">
                <text:p>7.48</text:p>
              </table:table-cell>
              <table:table-cell office:value-type="float" office:value="88.1169845321635">
                <text:p>88.11698453216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">
                <text:p>7.52</text:p>
              </table:table-cell>
              <table:table-cell office:value-type="float" office:value="85.0460860789472">
                <text:p>85.0460860789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">
                <text:p>7.56</text:p>
              </table:table-cell>
              <table:table-cell office:value-type="float" office:value="82.4380774710525">
                <text:p>82.43807747105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">
                <text:p>7.6</text:p>
              </table:table-cell>
              <table:table-cell office:value-type="float" office:value="80.2876697239472">
                <text:p>80.2876697239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">
                <text:p>7.64</text:p>
              </table:table-cell>
              <table:table-cell office:value-type="float" office:value="78.5365027515525">
                <text:p>78.53650275155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">
                <text:p>7.68</text:p>
              </table:table-cell>
              <table:table-cell office:value-type="float" office:value="77.3163524763973">
                <text:p>77.3163524763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">
                <text:p>7.72</text:p>
              </table:table-cell>
              <table:table-cell office:value-type="float" office:value="76.9681172287575">
                <text:p>76.96811722875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">
                <text:p>7.76</text:p>
              </table:table-cell>
              <table:table-cell office:value-type="float" office:value="77.0179055058818">
                <text:p>77.01790550588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">
                <text:p>7.8</text:p>
              </table:table-cell>
              <table:table-cell office:value-type="float" office:value="77.5648149552936">
                <text:p>77.5648149552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">
                <text:p>7.84</text:p>
              </table:table-cell>
              <table:table-cell office:value-type="float" office:value="78.4901334597642">
                <text:p>78.4901334597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">
                <text:p>7.88</text:p>
              </table:table-cell>
              <table:table-cell office:value-type="float" office:value="79.6869201137878">
                <text:p>79.68692011378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">
                <text:p>7.92</text:p>
              </table:table-cell>
              <table:table-cell office:value-type="float" office:value="81.416528102409">
                <text:p>81.4165281024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">
                <text:p>7.96</text:p>
              </table:table-cell>
              <table:table-cell office:value-type="float" office:value="83.2185752921681">
                <text:p>83.21857529216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85.1903177629513">
                <text:p>85.19031776295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87.4695859866562">
                <text:p>87.46958598665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89.9648273879906">
                <text:p>89.96482738799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92.5672446491915">
                <text:p>92.56724464919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95.6339201842724">
                <text:p>95.6339201842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99.1608281658451">
                <text:p>99.16082816584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103.106045349261">
                <text:p>103.106045349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07.208440814335">
                <text:p>107.2084408143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111.781696732901">
                <text:p>111.7816967329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116.591527059611">
                <text:p>116.5915270596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121.30067435365">
                <text:p>121.300674353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125.859606918285">
                <text:p>125.8596069182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130.257746226456">
                <text:p>130.2577462264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2">
                <text:p>8.52</text:p>
              </table:table-cell>
              <table:table-cell office:value-type="float" office:value="134.682771603811">
                <text:p>134.6827716038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6">
                <text:p>8.56</text:p>
              </table:table-cell>
              <table:table-cell office:value-type="float" office:value="138.77789444343">
                <text:p>138.777894443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">
                <text:p>8.6</text:p>
              </table:table-cell>
              <table:table-cell office:value-type="float" office:value="142.459804999087">
                <text:p>142.4598049990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4">
                <text:p>8.64</text:p>
              </table:table-cell>
              <table:table-cell office:value-type="float" office:value="145.620624499178">
                <text:p>145.620624499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8">
                <text:p>8.68</text:p>
              </table:table-cell>
              <table:table-cell office:value-type="float" office:value="148.39636204926">
                <text:p>148.396362049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2">
                <text:p>8.72</text:p>
              </table:table-cell>
              <table:table-cell office:value-type="float" office:value="150.821825844334">
                <text:p>150.8218258443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6">
                <text:p>8.76</text:p>
              </table:table-cell>
              <table:table-cell office:value-type="float" office:value="153.041243259901">
                <text:p>153.0412432599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">
                <text:p>8.8</text:p>
              </table:table-cell>
              <table:table-cell office:value-type="float" office:value="154.677518933911">
                <text:p>154.6775189339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4">
                <text:p>8.84</text:p>
              </table:table-cell>
              <table:table-cell office:value-type="float" office:value="155.85926704052">
                <text:p>155.859267040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8">
                <text:p>8.88</text:p>
              </table:table-cell>
              <table:table-cell office:value-type="float" office:value="156.380140336468">
                <text:p>156.3801403364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2">
                <text:p>8.92</text:p>
              </table:table-cell>
              <table:table-cell office:value-type="float" office:value="156.204126302821">
                <text:p>156.2041263028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6">
                <text:p>8.96</text:p>
              </table:table-cell>
              <table:table-cell office:value-type="float" office:value="155.114213672539">
                <text:p>155.1142136725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153.395592305285">
                <text:p>153.3955923052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4">
                <text:p>9.04</text:p>
              </table:table-cell>
              <table:table-cell office:value-type="float" office:value="150.828533074756">
                <text:p>150.8285330747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8">
                <text:p>9.08</text:p>
              </table:table-cell>
              <table:table-cell office:value-type="float" office:value="147.852979767281">
                <text:p>147.8529797672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2">
                <text:p>9.12</text:p>
              </table:table-cell>
              <table:table-cell office:value-type="float" office:value="144.446181790553">
                <text:p>144.4461817905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6">
                <text:p>9.16</text:p>
              </table:table-cell>
              <table:table-cell office:value-type="float" office:value="140.592563611498">
                <text:p>140.5925636114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">
                <text:p>9.2</text:p>
              </table:table-cell>
              <table:table-cell office:value-type="float" office:value="136.915407250348">
                <text:p>136.9154072503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4">
                <text:p>9.24</text:p>
              </table:table-cell>
              <table:table-cell office:value-type="float" office:value="133.133266525313">
                <text:p>133.1332665253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8">
                <text:p>9.28</text:p>
              </table:table-cell>
              <table:table-cell office:value-type="float" office:value="129.399239872782">
                <text:p>129.3992398727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2">
                <text:p>9.32</text:p>
              </table:table-cell>
              <table:table-cell office:value-type="float" office:value="125.526215885504">
                <text:p>125.5262158855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6">
                <text:p>9.36</text:p>
              </table:table-cell>
              <table:table-cell office:value-type="float" office:value="121.583594296953">
                <text:p>121.5835942969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">
                <text:p>9.4</text:p>
              </table:table-cell>
              <table:table-cell office:value-type="float" office:value="117.481534867258">
                <text:p>117.4815348672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4">
                <text:p>9.44</text:p>
              </table:table-cell>
              <table:table-cell office:value-type="float" office:value="113.444681380532">
                <text:p>113.4446813805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8">
                <text:p>9.48</text:p>
              </table:table-cell>
              <table:table-cell office:value-type="float" office:value="109.552113242479">
                <text:p>109.5521132424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2">
                <text:p>9.52</text:p>
              </table:table-cell>
              <table:table-cell office:value-type="float" office:value="105.762201918231">
                <text:p>105.7622019182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6">
                <text:p>9.56</text:p>
              </table:table-cell>
              <table:table-cell office:value-type="float" office:value="102.019981726408">
                <text:p>102.0199817264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98.3296835537671">
                <text:p>98.32968355376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4">
                <text:p>9.64</text:p>
              </table:table-cell>
              <table:table-cell office:value-type="float" office:value="94.6415151983904">
                <text:p>94.64151519839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8">
                <text:p>9.68</text:p>
              </table:table-cell>
              <table:table-cell office:value-type="float" office:value="91.1804636785514">
                <text:p>91.18046367855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2">
                <text:p>9.72</text:p>
              </table:table-cell>
              <table:table-cell office:value-type="float" office:value="87.9539173106963">
                <text:p>87.9539173106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6">
                <text:p>9.76</text:p>
              </table:table-cell>
              <table:table-cell office:value-type="float" office:value="85.1105255796266">
                <text:p>85.11052557962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">
                <text:p>9.8</text:p>
              </table:table-cell>
              <table:table-cell office:value-type="float" office:value="82.710673021664">
                <text:p>82.7106730216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4">
                <text:p>9.84</text:p>
              </table:table-cell>
              <table:table-cell office:value-type="float" office:value="80.8235057194976">
                <text:p>80.82350571949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8">
                <text:p>9.88</text:p>
              </table:table-cell>
              <table:table-cell office:value-type="float" office:value="79.1063551475478">
                <text:p>79.10635514754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2">
                <text:p>9.92</text:p>
              </table:table-cell>
              <table:table-cell office:value-type="float" office:value="78.187619632793">
                <text:p>78.1876196327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6">
                <text:p>9.96</text:p>
              </table:table-cell>
              <table:table-cell office:value-type="float" office:value="77.8655576695137">
                <text:p>77.86555766951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77.9187019025624">
                <text:p>77.91870190256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78.4934317123061">
                <text:p>78.49343171230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79.5593885410755">
                <text:p>79.55938854107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81.114849686968">
                <text:p>81.1148496869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82.9696647182712">
                <text:p>82.96966471827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84.7711982464441">
                <text:p>84.77119824644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86.8263784217997">
                <text:p>86.82637842179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89.2599405796197">
                <text:p>89.25994057961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91.8557465216577">
                <text:p>91.85574652165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94.681771869492">
                <text:p>94.6817718694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98.2250946825428">
                <text:p>98.22509468254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102.019985214289">
                <text:p>102.0199852142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106.05608669286">
                <text:p>106.056086692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110.618378023574">
                <text:p>110.6183780235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115.197640221216">
                <text:p>115.1976402212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119.631576199095">
                <text:p>119.6315761990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124.030918579185">
                <text:p>124.0309185791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8">
                <text:p>10.68</text:p>
              </table:table-cell>
              <table:table-cell office:value-type="float" office:value="128.269226721267">
                <text:p>128.2692267212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2">
                <text:p>10.72</text:p>
              </table:table-cell>
              <table:table-cell office:value-type="float" office:value="132.36860404914">
                <text:p>132.368604049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6">
                <text:p>10.76</text:p>
              </table:table-cell>
              <table:table-cell office:value-type="float" office:value="136.087843644226">
                <text:p>136.0878436442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">
                <text:p>10.8</text:p>
              </table:table-cell>
              <table:table-cell office:value-type="float" office:value="139.508359279803">
                <text:p>139.508359279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4">
                <text:p>10.84</text:p>
              </table:table-cell>
              <table:table-cell office:value-type="float" office:value="142.755023351823">
                <text:p>142.7550233518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8">
                <text:p>10.88</text:p>
              </table:table-cell>
              <table:table-cell office:value-type="float" office:value="145.754221016641">
                <text:p>145.7542210166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2">
                <text:p>10.92</text:p>
              </table:table-cell>
              <table:table-cell office:value-type="float" office:value="148.453498914977">
                <text:p>148.4534989149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6">
                <text:p>10.96</text:p>
              </table:table-cell>
              <table:table-cell office:value-type="float" office:value="150.841549023479">
                <text:p>150.8415490234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52.949594121131">
                <text:p>152.9495941211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4">
                <text:p>11.04</text:p>
              </table:table-cell>
              <table:table-cell office:value-type="float" office:value="154.800534709018">
                <text:p>154.8005347090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8">
                <text:p>11.08</text:p>
              </table:table-cell>
              <table:table-cell office:value-type="float" office:value="156.205181238116">
                <text:p>156.2051812381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